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thJax Main" svg:font-family="'MathJax Main'"/>
    <style:font-face style:name="MathJax Math" svg:font-family="'MathJax Math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0.005cm" table:align="left"/>
    </style:style>
    <style:style style:name="表格1.A" style:family="table-column">
      <style:table-column-properties style:column-width="4.138cm"/>
    </style:style>
    <style:style style:name="表格1.B" style:family="table-column">
      <style:table-column-properties style:column-width="1.441cm"/>
    </style:style>
    <style:style style:name="表格1.C" style:family="table-column">
      <style:table-column-properties style:column-width="1.988cm"/>
    </style:style>
    <style:style style:name="表格1.D" style:family="table-column">
      <style:table-column-properties style:column-width="2.438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3cm"/>
    </style:style>
    <style:style style:name="表格2.B" style:family="table-column">
      <style:table-column-properties style:column-width="1.441cm"/>
    </style:style>
    <style:style style:name="表格2.C" style:family="table-column">
      <style:table-column-properties style:column-width="1.566cm"/>
    </style:style>
    <style:style style:name="表格2.D" style:family="table-column">
      <style:table-column-properties style:column-width="11.963cm"/>
    </style:style>
    <style:style style:name="表格2.A1" style:family="table-cell">
      <style:table-cell-properties style:vertical-align="middle" fo:padding="0.049cm" fo:border="none"/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8.685cm"/>
    </style:style>
    <style:style style:name="表格3.B" style:family="table-column">
      <style:table-column-properties style:column-width="1.441cm"/>
    </style:style>
    <style:style style:name="表格3.C" style:family="table-column">
      <style:table-column-properties style:column-width="1.369cm"/>
    </style:style>
    <style:style style:name="表格3.D" style:family="table-column">
      <style:table-column-properties style:column-width="5.505cm"/>
    </style:style>
    <style:style style:name="表格3.A1" style:family="table-cell">
      <style:table-cell-properties style:vertical-align="middle" fo:padding="0.049cm" fo:border="none"/>
    </style:style>
    <style:style style:name="表格4" style:family="table">
      <style:table-properties style:width="3.824cm" table:align="left"/>
    </style:style>
    <style:style style:name="表格4.A" style:family="table-column">
      <style:table-column-properties style:column-width="0.579cm"/>
    </style:style>
    <style:style style:name="表格4.B" style:family="table-column">
      <style:table-column-properties style:column-width="0.409cm"/>
    </style:style>
    <style:style style:name="表格4.C" style:family="table-column">
      <style:table-column-properties style:column-width="0.473cm"/>
    </style:style>
    <style:style style:name="表格4.E" style:family="table-column">
      <style:table-column-properties style:column-width="0.452cm"/>
    </style:style>
    <style:style style:name="表格4.H" style:family="table-column">
      <style:table-column-properties style:column-width="0.494cm"/>
    </style:style>
    <style:style style:name="表格4.A1" style:family="table-cell">
      <style:table-cell-properties style:vertical-align="middle" fo:padding="0.049cm" fo:border="none"/>
    </style:style>
    <style:style style:name="表格5" style:family="table">
      <style:table-properties style:width="8.4cm" table:align="left"/>
    </style:style>
    <style:style style:name="表格5.A" style:family="table-column">
      <style:table-column-properties style:column-width="2.533cm"/>
    </style:style>
    <style:style style:name="表格5.B" style:family="table-column">
      <style:table-column-properties style:column-width="1.441cm"/>
    </style:style>
    <style:style style:name="表格5.C" style:family="table-column">
      <style:table-column-properties style:column-width="1.988cm"/>
    </style:style>
    <style:style style:name="表格5.D" style:family="table-column">
      <style:table-column-properties style:column-width="2.438cm"/>
    </style:style>
    <style:style style:name="表格5.A1" style:family="table-cell">
      <style:table-cell-properties style:vertical-align="middle" fo:padding="0.049cm" fo:border="none"/>
    </style:style>
    <style:style style:name="表格6" style:family="table">
      <style:table-properties style:width="15.921cm" table:align="left"/>
    </style:style>
    <style:style style:name="表格6.A" style:family="table-column">
      <style:table-column-properties style:column-width="4.147cm"/>
    </style:style>
    <style:style style:name="表格6.B" style:family="table-column">
      <style:table-column-properties style:column-width="1.441cm"/>
    </style:style>
    <style:style style:name="表格6.C" style:family="table-column">
      <style:table-column-properties style:column-width="1.988cm"/>
    </style:style>
    <style:style style:name="表格6.D" style:family="table-column">
      <style:table-column-properties style:column-width="8.345cm"/>
    </style:style>
    <style:style style:name="表格6.A1" style:family="table-cell">
      <style:table-cell-properties style:vertical-align="middle" fo:padding="0.049cm" fo:border="none"/>
    </style:style>
    <style:style style:name="表格7" style:family="table">
      <style:table-properties style:width="13.028cm" table:align="left"/>
    </style:style>
    <style:style style:name="表格7.A" style:family="table-column">
      <style:table-column-properties style:column-width="7.161cm"/>
    </style:style>
    <style:style style:name="表格7.B" style:family="table-column">
      <style:table-column-properties style:column-width="1.441cm"/>
    </style:style>
    <style:style style:name="表格7.C" style:family="table-column">
      <style:table-column-properties style:column-width="1.988cm"/>
    </style:style>
    <style:style style:name="表格7.D" style:family="table-column">
      <style:table-column-properties style:column-width="2.438cm"/>
    </style:style>
    <style:style style:name="表格7.A1" style:family="table-cell">
      <style:table-cell-properties style:vertical-align="middle" fo:padding="0.049cm" fo:border="none"/>
    </style:style>
    <style:style style:name="表格8" style:family="table">
      <style:table-properties style:width="17cm" table:align="left"/>
    </style:style>
    <style:style style:name="表格8.A" style:family="table-column">
      <style:table-column-properties style:column-width="4.08cm"/>
    </style:style>
    <style:style style:name="表格8.B" style:family="table-column">
      <style:table-column-properties style:column-width="1.441cm"/>
    </style:style>
    <style:style style:name="表格8.C" style:family="table-column">
      <style:table-column-properties style:column-width="1.944cm"/>
    </style:style>
    <style:style style:name="表格8.D" style:family="table-column">
      <style:table-column-properties style:column-width="9.536cm"/>
    </style:style>
    <style:style style:name="表格8.A1" style:family="table-cell">
      <style:table-cell-properties style:vertical-align="middle" fo:padding="0.049cm" fo:border="none"/>
    </style:style>
    <style:style style:name="表格9" style:family="table">
      <style:table-properties style:width="17cm" table:align="left"/>
    </style:style>
    <style:style style:name="表格9.A" style:family="table-column">
      <style:table-column-properties style:column-width="10.98cm"/>
    </style:style>
    <style:style style:name="表格9.B" style:family="table-column">
      <style:table-column-properties style:column-width="1.441cm"/>
    </style:style>
    <style:style style:name="表格9.C" style:family="table-column">
      <style:table-column-properties style:column-width="2.14cm"/>
    </style:style>
    <style:style style:name="表格9.D" style:family="table-column">
      <style:table-column-properties style:column-width="2.439cm"/>
    </style:style>
    <style:style style:name="表格9.A1" style:family="table-cell">
      <style:table-cell-properties style:vertical-align="middle" fo:padding="0.049cm" fo:border="none"/>
    </style:style>
    <style:style style:name="表格10" style:family="table">
      <style:table-properties style:width="11.031cm" table:align="left"/>
    </style:style>
    <style:style style:name="表格10.A" style:family="table-column">
      <style:table-column-properties style:column-width="4.741cm"/>
    </style:style>
    <style:style style:name="表格10.B" style:family="table-column">
      <style:table-column-properties style:column-width="1.441cm"/>
    </style:style>
    <style:style style:name="表格10.C" style:family="table-column">
      <style:table-column-properties style:column-width="2.411cm"/>
    </style:style>
    <style:style style:name="表格10.D" style:family="table-column">
      <style:table-column-properties style:column-width="2.438cm"/>
    </style:style>
    <style:style style:name="表格10.A1" style:family="table-cell">
      <style:table-cell-properties style:vertical-align="middle" fo:padding="0.049cm" fo:border="none"/>
    </style:style>
    <style:style style:name="表格11" style:family="table">
      <style:table-properties style:width="8.4cm" table:align="left"/>
    </style:style>
    <style:style style:name="表格11.A" style:family="table-column">
      <style:table-column-properties style:column-width="2.533cm"/>
    </style:style>
    <style:style style:name="表格11.B" style:family="table-column">
      <style:table-column-properties style:column-width="1.441cm"/>
    </style:style>
    <style:style style:name="表格11.C" style:family="table-column">
      <style:table-column-properties style:column-width="1.988cm"/>
    </style:style>
    <style:style style:name="表格11.D" style:family="table-column">
      <style:table-column-properties style:column-width="2.438cm"/>
    </style:style>
    <style:style style:name="表格11.A1" style:family="table-cell">
      <style:table-cell-properties style:vertical-align="middle" fo:padding="0.049cm" fo:border="none"/>
    </style:style>
    <style:style style:name="表格12" style:family="table">
      <style:table-properties style:width="13.665cm" table:align="left"/>
    </style:style>
    <style:style style:name="表格12.A" style:family="table-column">
      <style:table-column-properties style:column-width="2.533cm"/>
    </style:style>
    <style:style style:name="表格12.B" style:family="table-column">
      <style:table-column-properties style:column-width="1.441cm"/>
    </style:style>
    <style:style style:name="表格12.C" style:family="table-column">
      <style:table-column-properties style:column-width="1.988cm"/>
    </style:style>
    <style:style style:name="表格12.D" style:family="table-column">
      <style:table-column-properties style:column-width="7.703cm"/>
    </style:style>
    <style:style style:name="表格12.A1" style:family="table-cell">
      <style:table-cell-properties style:vertical-align="middle" fo:padding="0.049cm" fo:border="none"/>
    </style:style>
    <style:style style:name="表格13" style:family="table">
      <style:table-properties style:width="16.533cm" table:align="left"/>
    </style:style>
    <style:style style:name="表格13.A" style:family="table-column">
      <style:table-column-properties style:column-width="2.533cm"/>
    </style:style>
    <style:style style:name="表格13.B" style:family="table-column">
      <style:table-column-properties style:column-width="1.441cm"/>
    </style:style>
    <style:style style:name="表格13.C" style:family="table-column">
      <style:table-column-properties style:column-width="1.988cm"/>
    </style:style>
    <style:style style:name="表格13.D" style:family="table-column">
      <style:table-column-properties style:column-width="10.571cm"/>
    </style:style>
    <style:style style:name="表格13.A1" style:family="table-cell">
      <style:table-cell-properties style:vertical-align="middle" fo:padding="0.049cm" fo:border="none"/>
    </style:style>
    <style:style style:name="表格14" style:family="table">
      <style:table-properties style:width="8.4cm" table:align="left"/>
    </style:style>
    <style:style style:name="表格14.A" style:family="table-column">
      <style:table-column-properties style:column-width="2.533cm"/>
    </style:style>
    <style:style style:name="表格14.B" style:family="table-column">
      <style:table-column-properties style:column-width="1.441cm"/>
    </style:style>
    <style:style style:name="表格14.C" style:family="table-column">
      <style:table-column-properties style:column-width="1.988cm"/>
    </style:style>
    <style:style style:name="表格14.D" style:family="table-column">
      <style:table-column-properties style:column-width="2.438cm"/>
    </style:style>
    <style:style style:name="表格14.A1" style:family="table-cell">
      <style:table-cell-properties style:vertical-align="middle" fo:padding="0.049cm" fo:border="none"/>
    </style:style>
    <style:style style:name="表格15" style:family="table">
      <style:table-properties style:width="8.4cm" table:align="left"/>
    </style:style>
    <style:style style:name="表格15.A" style:family="table-column">
      <style:table-column-properties style:column-width="2.533cm"/>
    </style:style>
    <style:style style:name="表格15.B" style:family="table-column">
      <style:table-column-properties style:column-width="1.441cm"/>
    </style:style>
    <style:style style:name="表格15.C" style:family="table-column">
      <style:table-column-properties style:column-width="1.988cm"/>
    </style:style>
    <style:style style:name="表格15.D" style:family="table-column">
      <style:table-column-properties style:column-width="2.438cm"/>
    </style:style>
    <style:style style:name="表格15.A1" style:family="table-cell">
      <style:table-cell-properties style:vertical-align="middle" fo:padding="0.049cm" fo:border="none"/>
    </style:style>
    <style:style style:name="表格16" style:family="table">
      <style:table-properties style:width="9.765cm" table:align="left"/>
    </style:style>
    <style:style style:name="表格16.A" style:family="table-column">
      <style:table-column-properties style:column-width="3.898cm"/>
    </style:style>
    <style:style style:name="表格16.B" style:family="table-column">
      <style:table-column-properties style:column-width="1.441cm"/>
    </style:style>
    <style:style style:name="表格16.C" style:family="table-column">
      <style:table-column-properties style:column-width="1.988cm"/>
    </style:style>
    <style:style style:name="表格16.D" style:family="table-column">
      <style:table-column-properties style:column-width="2.438cm"/>
    </style:style>
    <style:style style:name="表格16.A1" style:family="table-cell">
      <style:table-cell-properties style:vertical-align="middle" fo:padding="0.049cm" fo:border="none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2.297cm"/>
    </style:style>
    <style:style style:name="表格17.B" style:family="table-column">
      <style:table-column-properties style:column-width="1.441cm"/>
    </style:style>
    <style:style style:name="表格17.C" style:family="table-column">
      <style:table-column-properties style:column-width="1.76cm"/>
    </style:style>
    <style:style style:name="表格17.D" style:family="table-column">
      <style:table-column-properties style:column-width="11.502cm"/>
    </style:style>
    <style:style style:name="表格17.A1" style:family="table-cell">
      <style:table-cell-properties style:vertical-align="middle" fo:padding="0.049cm" fo:border="none"/>
    </style:style>
    <style:style style:name="表格18" style:family="table">
      <style:table-properties style:width="17cm" table:align="left"/>
    </style:style>
    <style:style style:name="表格18.A" style:family="table-column">
      <style:table-column-properties style:column-width="2.074cm"/>
    </style:style>
    <style:style style:name="表格18.B" style:family="table-column">
      <style:table-column-properties style:column-width="1.441cm"/>
    </style:style>
    <style:style style:name="表格18.C" style:family="table-column">
      <style:table-column-properties style:column-width="1.603cm"/>
    </style:style>
    <style:style style:name="表格18.D" style:family="table-column">
      <style:table-column-properties style:column-width="11.882cm"/>
    </style:style>
    <style:style style:name="表格18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7"/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Text_20_body" style:list-style-name="L17">
      <style:paragraph-properties fo:margin-top="0cm" fo:margin-bottom="0cm"/>
    </style:style>
    <style:style style:name="P11" style:family="paragraph" style:parent-style-name="Text_20_body">
      <style:paragraph-properties fo:margin-top="0cm" fo:margin-bottom="0cm" fo:padding="0cm" fo:border="non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 style:list-style-name="L5"/>
    <style:style style:name="P14" style:family="paragraph" style:parent-style-name="Table_20_Contents" style:list-style-name="L6"/>
    <style:style style:name="P15" style:family="paragraph" style:parent-style-name="Table_20_Contents" style:list-style-name="L7"/>
    <style:style style:name="P16" style:family="paragraph" style:parent-style-name="Table_20_Contents" style:list-style-name="L8"/>
    <style:style style:name="P17" style:family="paragraph" style:parent-style-name="Table_20_Contents" style:list-style-name="L9"/>
    <style:style style:name="P18" style:family="paragraph" style:parent-style-name="Table_20_Contents" style:list-style-name="L10"/>
    <style:style style:name="P19" style:family="paragraph" style:parent-style-name="Table_20_Contents" style:list-style-name="L11"/>
    <style:style style:name="P20" style:family="paragraph" style:parent-style-name="Table_20_Contents" style:list-style-name="L12"/>
    <style:style style:name="P21" style:family="paragraph" style:parent-style-name="Table_20_Contents" style:list-style-name="L13"/>
    <style:style style:name="P22" style:family="paragraph" style:parent-style-name="Table_20_Contents" style:list-style-name="L14"/>
    <style:style style:name="P23" style:family="paragraph" style:parent-style-name="Table_20_Contents" style:list-style-name="L15"/>
    <style:style style:name="P24" style:family="paragraph" style:parent-style-name="Table_20_Contents" style:list-style-name="L16"/>
    <style:style style:name="P25" style:family="paragraph" style:parent-style-name="Table_20_Contents" style:list-style-name="L5">
      <style:paragraph-properties fo:margin-top="0cm" fo:margin-bottom="0.499cm"/>
    </style:style>
    <style:style style:name="P26" style:family="paragraph" style:parent-style-name="Table_20_Contents" style:list-style-name="L6">
      <style:paragraph-properties fo:margin-top="0cm" fo:margin-bottom="0.499cm"/>
    </style:style>
    <style:style style:name="P27" style:family="paragraph" style:parent-style-name="Table_20_Contents" style:list-style-name="L7">
      <style:paragraph-properties fo:margin-top="0cm" fo:margin-bottom="0.499cm"/>
    </style:style>
    <style:style style:name="P28" style:family="paragraph" style:parent-style-name="Table_20_Contents" style:list-style-name="L8">
      <style:paragraph-properties fo:margin-top="0cm" fo:margin-bottom="0.499cm"/>
    </style:style>
    <style:style style:name="P29" style:family="paragraph" style:parent-style-name="Table_20_Contents" style:list-style-name="L9">
      <style:paragraph-properties fo:margin-top="0cm" fo:margin-bottom="0.499cm"/>
    </style:style>
    <style:style style:name="P30" style:family="paragraph" style:parent-style-name="Table_20_Contents" style:list-style-name="L10">
      <style:paragraph-properties fo:margin-top="0cm" fo:margin-bottom="0.499cm"/>
    </style:style>
    <style:style style:name="P31" style:family="paragraph" style:parent-style-name="Table_20_Contents" style:list-style-name="L11">
      <style:paragraph-properties fo:margin-top="0cm" fo:margin-bottom="0.499cm"/>
    </style:style>
    <style:style style:name="P32" style:family="paragraph" style:parent-style-name="Table_20_Contents" style:list-style-name="L12">
      <style:paragraph-properties fo:margin-top="0cm" fo:margin-bottom="0.499cm"/>
    </style:style>
    <style:style style:name="P33" style:family="paragraph" style:parent-style-name="Table_20_Contents" style:list-style-name="L13">
      <style:paragraph-properties fo:margin-top="0cm" fo:margin-bottom="0.499cm"/>
    </style:style>
    <style:style style:name="P34" style:family="paragraph" style:parent-style-name="Table_20_Contents" style:list-style-name="L14">
      <style:paragraph-properties fo:margin-top="0cm" fo:margin-bottom="0.499cm"/>
    </style:style>
    <style:style style:name="P35" style:family="paragraph" style:parent-style-name="Table_20_Contents" style:list-style-name="L15">
      <style:paragraph-properties fo:margin-top="0cm" fo:margin-bottom="0.499cm"/>
    </style:style>
    <style:style style:name="P36" style:family="paragraph" style:parent-style-name="Table_20_Contents" style:list-style-name="L16">
      <style:paragraph-properties fo:margin-top="0cm" fo:margin-bottom="0.499cm"/>
    </style:style>
    <style:style style:name="P37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MathJax Math" fo:font-style="italic"/>
    </style:style>
    <style:style style:name="T3" style:family="text">
      <style:text-properties fo:font-style="italic"/>
    </style:style>
    <style:style style:name="T4" style:family="text">
      <style:text-properties style:font-name="MathJax Main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Question 1</text:h>
      <text:p text:style-name="P6">Questions 1-3 will test your understanding of the feasibility conditions of <text:span text:style-name="T1">global</text:span> pairwise sequence alignment (that is, what makes an alignment). Let <text:bookmark text:name="MathJax-Element-1-Frame"/><text:bookmark text:name="MathJax-Span-1"/><text:bookmark text:name="MathJax-Span-2"/><text:bookmark text:name="MathJax-Span-3"/><text:span text:style-name="T2">X</text:span><text:bookmark text:name="MathJax-Span-4"/><text:span text:style-name="T4">=</text:span><text:bookmark text:name="MathJax-Span-5"/><text:span text:style-name="T2">A</text:span><text:bookmark text:name="MathJax-Span-6"/><text:span text:style-name="T2">C</text:span> and <text:bookmark text:name="MathJax-Element-2-Frame"/><text:bookmark text:name="MathJax-Span-7"/><text:bookmark text:name="MathJax-Span-8"/><text:bookmark text:name="MathJax-Span-9"/><text:span text:style-name="T2">Y</text:span><text:bookmark text:name="MathJax-Span-10"/><text:span text:style-name="T4">=</text:span><text:bookmark text:name="MathJax-Span-11"/><text:span text:style-name="T2">C</text:span><text:bookmark text:name="MathJax-Span-12"/><text:span text:style-name="T2">A</text:span> be two DNA sequences. Which of the following are global alignments of <text:bookmark text:name="MathJax-Element-3-Frame"/><text:bookmark text:name="MathJax-Span-13"/><text:bookmark text:name="MathJax-Span-14"/><text:bookmark text:name="MathJax-Span-15"/><text:span text:style-name="T2">X</text:span> and <text:bookmark text:name="MathJax-Element-4-Frame"/><text:bookmark text:name="MathJax-Span-16"/><text:bookmark text:name="MathJax-Span-17"/><text:bookmark text:name="MathJax-Span-18"/><text:span text:style-name="T2">Y</text:span>?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Table_20_Heading">Your Answer</text:p>
          </table:table-cell>
          <table:table-cell table:style-name="表格1.A1" office:value-type="string">
            <text:p text:style-name="P37"/>
          </table:table-cell>
          <table:table-cell table:style-name="表格1.A1" office:value-type="string">
            <text:p text:style-name="Table_20_Heading">Score</text:p>
          </table:table-cell>
          <table:table-cell table:style-name="表格1.A1" office:value-type="string">
            <text:p text:style-name="Table_20_Heading">Explanation</text:p>
          </table:table-cell>
        </table:table-row>
        <table:table-row>
          <table:table-cell table:style-name="表格1.A1" office:value-type="string">
            <text:p text:style-name="Table_20_Contents"><text:bookmark text:name="MathJax-Element-5-Frame"/><text:bookmark text:name="MathJax-Span-19"/><text:bookmark text:name="MathJax-Span-20"/><text:bookmark text:name="MathJax-Span-21"/><text:bookmark text:name="MathJax-Span-22"/><text:span text:style-name="T2">X</text:span><text:bookmark text:name="MathJax-Span-23"/>′<text:bookmark text:name="MathJax-Span-24"/><text:span text:style-name="T4">=</text:span><text:bookmark text:name="MathJax-Span-25"/><text:span text:style-name="T2">A</text:span><text:bookmark text:name="MathJax-Span-26"/><text:span text:style-name="T2">C</text:span> and <text:bookmark text:name="MathJax-Element-6-Frame"/><text:bookmark text:name="MathJax-Span-27"/><text:bookmark text:name="MathJax-Span-28"/><text:bookmark text:name="MathJax-Span-29"/><text:bookmark text:name="MathJax-Span-30"/><text:span text:style-name="T2">Y</text:span><text:bookmark text:name="MathJax-Span-31"/>′<text:bookmark text:name="MathJax-Span-32"/><text:span text:style-name="T4">=</text:span><text:bookmark text:name="MathJax-Span-33"/><text:span text:style-name="T2">C</text:span><text:bookmark text:name="MathJax-Span-34"/><text:span text:style-name="T2">A</text:span>.</text:p>
          </table:table-cell>
          <table:table-cell table:style-name="表格1.A1" office:value-type="string">
            <text:p text:style-name="Table_20_Contents">Correct</text:p>
          </table:table-cell>
          <table:table-cell table:style-name="表格1.A1" office:value-type="string">
            <text:p text:style-name="Table_20_Contents">1.00</text:p>
          </table:table-cell>
          <table:table-cell table:style-name="表格1.A1" office:value-type="string">
            <text:p text:style-name="P12"/>
          </table:table-cell>
        </table:table-row>
        <table:table-row>
          <table:table-cell table:style-name="表格1.A1" office:value-type="string">
            <text:p text:style-name="Table_20_Contents"><text:bookmark text:name="MathJax-Element-7-Frame"/><text:bookmark text:name="MathJax-Span-35"/><text:bookmark text:name="MathJax-Span-36"/><text:bookmark text:name="MathJax-Span-37"/><text:bookmark text:name="MathJax-Span-38"/><text:span text:style-name="T2">X</text:span><text:bookmark text:name="MathJax-Span-39"/>′<text:bookmark text:name="MathJax-Span-40"/><text:span text:style-name="T4">=</text:span><text:bookmark text:name="MathJax-Span-41"/><text:span text:style-name="T2">A</text:span><text:bookmark text:name="MathJax-Span-42"/><text:span text:style-name="T2">C</text:span><text:bookmark text:name="MathJax-Span-43"/>−<text:bookmark text:name="MathJax-Span-44"/>− and <text:bookmark text:name="MathJax-Element-8-Frame"/><text:bookmark text:name="MathJax-Span-45"/><text:bookmark text:name="MathJax-Span-46"/><text:bookmark text:name="MathJax-Span-47"/><text:bookmark text:name="MathJax-Span-48"/><text:span text:style-name="T2">Y</text:span><text:bookmark text:name="MathJax-Span-49"/>′<text:bookmark text:name="MathJax-Span-50"/><text:span text:style-name="T4">=</text:span><text:bookmark text:name="MathJax-Span-51"/>−<text:bookmark text:name="MathJax-Span-52"/>−<text:bookmark text:name="MathJax-Span-53"/><text:span text:style-name="T2">C</text:span><text:bookmark text:name="MathJax-Span-54"/><text:span text:style-name="T2">A</text:span>.</text:p>
          </table:table-cell>
          <table:table-cell table:style-name="表格1.A1" office:value-type="string">
            <text:p text:style-name="Table_20_Contents">Correct</text:p>
          </table:table-cell>
          <table:table-cell table:style-name="表格1.A1" office:value-type="string">
            <text:p text:style-name="Table_20_Contents">1.00</text:p>
          </table:table-cell>
          <table:table-cell table:style-name="表格1.A1" office:value-type="string">
            <text:p text:style-name="P12"/>
          </table:table-cell>
        </table:table-row>
        <table:table-row>
          <table:table-cell table:style-name="表格1.A1" office:value-type="string">
            <text:p text:style-name="Table_20_Contents"><text:bookmark text:name="MathJax-Element-9-Frame"/><text:bookmark text:name="MathJax-Span-55"/><text:bookmark text:name="MathJax-Span-56"/><text:bookmark text:name="MathJax-Span-57"/><text:bookmark text:name="MathJax-Span-58"/><text:span text:style-name="T2">X</text:span><text:bookmark text:name="MathJax-Span-59"/>′<text:bookmark text:name="MathJax-Span-60"/><text:span text:style-name="T4">=</text:span><text:bookmark text:name="MathJax-Span-61"/><text:span text:style-name="T2">A</text:span><text:bookmark text:name="MathJax-Span-62"/><text:span text:style-name="T2">C</text:span> and <text:bookmark text:name="MathJax-Element-10-Frame"/><text:bookmark text:name="MathJax-Span-63"/><text:bookmark text:name="MathJax-Span-64"/><text:bookmark text:name="MathJax-Span-65"/><text:bookmark text:name="MathJax-Span-66"/><text:span text:style-name="T2">Y</text:span><text:bookmark text:name="MathJax-Span-67"/>′<text:bookmark text:name="MathJax-Span-68"/><text:span text:style-name="T4">=</text:span><text:bookmark text:name="MathJax-Span-69"/>−<text:bookmark text:name="MathJax-Span-70"/>−<text:bookmark text:name="MathJax-Span-71"/><text:span text:style-name="T2">C</text:span><text:bookmark text:name="MathJax-Span-72"/><text:span text:style-name="T2">A</text:span>.</text:p>
          </table:table-cell>
          <table:table-cell table:style-name="表格1.A1" office:value-type="string">
            <text:p text:style-name="Table_20_Contents">Correct</text:p>
          </table:table-cell>
          <table:table-cell table:style-name="表格1.A1" office:value-type="string">
            <text:p text:style-name="Table_20_Contents">1.00</text:p>
          </table:table-cell>
          <table:table-cell table:style-name="表格1.A1" office:value-type="string">
            <text:p text:style-name="P12"/>
          </table:table-cell>
        </table:table-row>
        <table:table-row>
          <table:table-cell table:style-name="表格1.A1" office:value-type="string">
            <text:p text:style-name="Table_20_Contents"><text:bookmark text:name="MathJax-Element-11-Frame"/><text:bookmark text:name="MathJax-Span-73"/><text:bookmark text:name="MathJax-Span-74"/><text:bookmark text:name="MathJax-Span-75"/><text:bookmark text:name="MathJax-Span-76"/><text:span text:style-name="T2">X</text:span><text:bookmark text:name="MathJax-Span-77"/>′<text:bookmark text:name="MathJax-Span-78"/><text:span text:style-name="T4">=</text:span><text:bookmark text:name="MathJax-Span-79"/><text:span text:style-name="T2">C</text:span><text:bookmark text:name="MathJax-Span-80"/><text:span text:style-name="T2">A</text:span> and <text:bookmark text:name="MathJax-Element-12-Frame"/><text:bookmark text:name="MathJax-Span-81"/><text:bookmark text:name="MathJax-Span-82"/><text:bookmark text:name="MathJax-Span-83"/><text:bookmark text:name="MathJax-Span-84"/><text:span text:style-name="T2">Y</text:span><text:bookmark text:name="MathJax-Span-85"/>′<text:bookmark text:name="MathJax-Span-86"/><text:span text:style-name="T4">=</text:span><text:bookmark text:name="MathJax-Span-87"/><text:span text:style-name="T2">C</text:span><text:bookmark text:name="MathJax-Span-88"/><text:span text:style-name="T2">A</text:span>.</text:p>
          </table:table-cell>
          <table:table-cell table:style-name="表格1.A1" office:value-type="string">
            <text:p text:style-name="Table_20_Contents">Correct</text:p>
          </table:table-cell>
          <table:table-cell table:style-name="表格1.A1" office:value-type="string">
            <text:p text:style-name="Table_20_Contents">1.00</text:p>
          </table:table-cell>
          <table:table-cell table:style-name="表格1.A1" office:value-type="string">
            <text:p text:style-name="P12"/>
          </table:table-cell>
        </table:table-row>
        <table:table-row>
          <table:table-cell table:style-name="表格1.A1" office:value-type="string">
            <text:p text:style-name="Table_20_Contents"><text:bookmark text:name="MathJax-Element-13-Frame"/><text:bookmark text:name="MathJax-Span-89"/><text:bookmark text:name="MathJax-Span-90"/><text:bookmark text:name="MathJax-Span-91"/><text:bookmark text:name="MathJax-Span-92"/><text:span text:style-name="T2">X</text:span><text:bookmark text:name="MathJax-Span-93"/>′<text:bookmark text:name="MathJax-Span-94"/><text:span text:style-name="T4">=</text:span><text:bookmark text:name="MathJax-Span-95"/><text:span text:style-name="T2">C</text:span><text:bookmark text:name="MathJax-Span-96"/><text:span text:style-name="T2">A</text:span><text:bookmark text:name="MathJax-Span-97"/>− and <text:bookmark text:name="MathJax-Element-14-Frame"/><text:bookmark text:name="MathJax-Span-98"/><text:bookmark text:name="MathJax-Span-99"/><text:bookmark text:name="MathJax-Span-100"/><text:bookmark text:name="MathJax-Span-101"/><text:span text:style-name="T2">Y</text:span><text:bookmark text:name="MathJax-Span-102"/>′<text:bookmark text:name="MathJax-Span-103"/><text:span text:style-name="T4">=</text:span><text:bookmark text:name="MathJax-Span-104"/>−<text:bookmark text:name="MathJax-Span-105"/><text:span text:style-name="T2">A</text:span><text:bookmark text:name="MathJax-Span-106"/><text:span text:style-name="T2">C</text:span>.</text:p>
          </table:table-cell>
          <table:table-cell table:style-name="表格1.A1" office:value-type="string">
            <text:p text:style-name="Table_20_Contents">Correct</text:p>
          </table:table-cell>
          <table:table-cell table:style-name="表格1.A1" office:value-type="string">
            <text:p text:style-name="Table_20_Contents">1.00</text:p>
          </table:table-cell>
          <table:table-cell table:style-name="表格1.A1" office:value-type="string">
            <text:p text:style-name="P12"/>
          </table:table-cell>
        </table:table-row>
        <table:table-row>
          <table:table-cell table:style-name="表格1.A1" office:value-type="string">
            <text:p text:style-name="Table_20_Contents">Total</text:p>
          </table:table-cell>
          <table:table-cell table:style-name="表格1.A1" office:value-type="string">
            <text:p text:style-name="P12"/>
          </table:table-cell>
          <table:table-cell table:style-name="表格1.A1" office:value-type="string">
            <text:p text:style-name="Table_20_Contents">5.00 / 5.00</text:p>
          </table:table-cell>
          <table:table-cell table:style-name="表格1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Remember that deleting the dashes from the global alignments should yield the original sequences.</text:p>
      <text:h text:style-name="Heading_20_3" text:outline-level="3">Question 2</text:h>
      <text:p text:style-name="Text_20_body">How many possible global alignments are there for two sequences <text:bookmark text:name="MathJax-Element-15-Frame"/><text:bookmark text:name="MathJax-Span-107"/><text:bookmark text:name="MathJax-Span-108"/><text:bookmark text:name="MathJax-Span-109"/><text:span text:style-name="T2">X</text:span> and <text:bookmark text:name="MathJax-Element-16-Frame"/><text:bookmark text:name="MathJax-Span-110"/><text:bookmark text:name="MathJax-Span-111"/><text:bookmark text:name="MathJax-Span-112"/><text:span text:style-name="T2">Y</text:span> if <text:bookmark text:name="MathJax-Element-17-Frame"/><text:bookmark text:name="MathJax-Span-113"/><text:bookmark text:name="MathJax-Span-114"/><text:bookmark text:name="MathJax-Span-115"/><text:bookmark text:name="MathJax-Span-116"/><text:bookmark text:name="MathJax-Span-117"/><text:span text:style-name="T4">|</text:span><text:bookmark text:name="MathJax-Span-118"/><text:span text:style-name="T2">X</text:span><text:bookmark text:name="MathJax-Span-119"/><text:bookmark text:name="MathJax-Span-120"/><text:bookmark text:name="MathJax-Span-121"/><text:span text:style-name="T4">|</text:span><text:bookmark text:name="MathJax-Span-122"/><text:span text:style-name="T4">=</text:span><text:bookmark text:name="MathJax-Span-123"/><text:bookmark text:name="MathJax-Span-124"/><text:bookmark text:name="MathJax-Span-125"/><text:span text:style-name="T4">|</text:span><text:bookmark text:name="MathJax-Span-126"/><text:span text:style-name="T2">Y</text:span><text:bookmark text:name="MathJax-Span-127"/><text:bookmark text:name="MathJax-Span-128"/><text:bookmark text:name="MathJax-Span-129"/><text:span text:style-name="T4">|</text:span><text:bookmark text:name="MathJax-Span-130"/><text:span text:style-name="T4">=</text:span><text:bookmark text:name="MathJax-Span-131"/><text:span text:style-name="T4">1</text:span>? How many possible global alignments are there for two sequences <text:bookmark text:name="MathJax-Element-18-Frame"/><text:bookmark text:name="MathJax-Span-132"/><text:bookmark text:name="MathJax-Span-133"/><text:bookmark text:name="MathJax-Span-134"/><text:span text:style-name="T2">X</text:span> and <text:bookmark text:name="MathJax-Element-19-Frame"/><text:bookmark text:name="MathJax-Span-135"/><text:bookmark text:name="MathJax-Span-136"/><text:bookmark text:name="MathJax-Span-137"/><text:span text:style-name="T2">Y</text:span> if <text:bookmark text:name="MathJax-Element-20-Frame"/><text:bookmark text:name="MathJax-Span-138"/><text:bookmark text:name="MathJax-Span-139"/><text:bookmark text:name="MathJax-Span-140"/><text:bookmark text:name="MathJax-Span-141"/><text:bookmark text:name="MathJax-Span-142"/><text:span text:style-name="T4">|</text:span><text:bookmark text:name="MathJax-Span-143"/><text:span text:style-name="T2">X</text:span><text:bookmark text:name="MathJax-Span-144"/><text:bookmark text:name="MathJax-Span-145"/><text:bookmark text:name="MathJax-Span-146"/><text:span text:style-name="T4">|</text:span><text:bookmark text:name="MathJax-Span-147"/><text:span text:style-name="T4">=</text:span><text:bookmark text:name="MathJax-Span-148"/><text:bookmark text:name="MathJax-Span-149"/><text:bookmark text:name="MathJax-Span-150"/><text:span text:style-name="T4">|</text:span><text:bookmark text:name="MathJax-Span-151"/><text:span text:style-name="T2">Y</text:span><text:bookmark text:name="MathJax-Span-152"/><text:bookmark text:name="MathJax-Span-153"/><text:bookmark text:name="MathJax-Span-154"/><text:span text:style-name="T4">|</text:span><text:bookmark text:name="MathJax-Span-155"/><text:span text:style-name="T4">=</text:span><text:bookmark text:name="MathJax-Span-156"/><text:span text:style-name="T4">2</text:span>? </text:p>
      <text:p text:style-name="Text_20_body">Give your answer below as two numbers separated by a space (e.g., 17 100)</text:p>
      <text:p text:style-name="P6">Answer for Question 2</text:p>
      <text:p text:style-name="P11"><text:span text:style-name="Strong_20_Emphasis">You entered:</text:span> </text:p>
      <text:p text:style-name="P6">3 13 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Your Answer</text:p>
          </table:table-cell>
          <table:table-cell table:style-name="表格2.A1" office:value-type="string">
            <text:p text:style-name="P37"/>
          </table:table-cell>
          <table:table-cell table:style-name="表格2.A1" office:value-type="string">
            <text:p text:style-name="Table_20_Heading">Score</text:p>
          </table:table-cell>
          <table:table-cell table:style-name="表格2.A1" office:value-type="string">
            <text:p text:style-name="Table_20_Heading">Explanation</text:p>
          </table:table-cell>
        </table:table-row>
        <table:table-row>
          <table:table-cell table:style-name="表格2.A1" office:value-type="string">
            <text:p text:style-name="Table_20_Contents">3</text:p>
          </table:table-cell>
          <table:table-cell table:style-name="表格2.A1" office:value-type="string">
            <text:p text:style-name="Table_20_Contents">Correct</text:p>
          </table:table-cell>
          <table:table-cell table:style-name="表格2.A1" office:value-type="string">
            <text:p text:style-name="Table_20_Contents">2.50</text:p>
          </table:table-cell>
          <table:table-cell table:style-name="表格2.A1" office:value-type="string">
            <text:p text:style-name="Table_20_Contents">Correct. There is one global alignment of length one and two global alignments of length two.</text:p>
          </table:table-cell>
        </table:table-row>
        <table:table-row>
          <table:table-cell table:style-name="表格2.A1" office:value-type="string">
            <text:p text:style-name="Table_20_Contents">13</text:p>
          </table:table-cell>
          <table:table-cell table:style-name="表格2.A1" office:value-type="string">
            <text:p text:style-name="Table_20_Contents">Correct</text:p>
          </table:table-cell>
          <table:table-cell table:style-name="表格2.A1" office:value-type="string">
            <text:p text:style-name="Table_20_Contents">2.50</text:p>
          </table:table-cell>
          <table:table-cell table:style-name="表格2.A1" office:value-type="string">
            <text:p text:style-name="Table_20_Contents">Correct. There is one global alignment of length two, six global alignments of length three, and six global alignments of length four.</text:p>
          </table:table-cell>
        </table:table-row>
        <table:table-row>
          <table:table-cell table:style-name="表格2.A1" office:value-type="string">
            <text:p text:style-name="Table_20_Contents">Total</text:p>
          </table:table-cell>
          <table:table-cell table:style-name="表格2.A1" office:value-type="string">
            <text:p text:style-name="P12"/>
          </table:table-cell>
          <table:table-cell table:style-name="表格2.A1" office:value-type="string">
            <text:p text:style-name="Table_20_Contents">5.00 / 5.00</text:p>
          </table:table-cell>
          <table:table-cell table:style-name="表格2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Try working out the number of possible global alignments for each possible length of the alignment.</text:p>
      <text:h text:style-name="Heading_20_3" text:outline-level="3">Question 3</text:h>
      <text:p text:style-name="Text_20_body">Recall from the feasibility conditions of a sequence alignment that for <text:bookmark text:name="MathJax-Element-21-Frame"/><text:bookmark text:name="MathJax-Span-157"/><text:bookmark text:name="MathJax-Span-158"/><text:bookmark text:name="MathJax-Span-159"/><text:bookmark text:name="MathJax-Span-160"/><text:span text:style-name="T2">X</text:span><text:bookmark text:name="MathJax-Span-161"/>′ and <text:bookmark text:name="MathJax-Element-22-Frame"/><text:bookmark text:name="MathJax-Span-162"/><text:bookmark text:name="MathJax-Span-163"/><text:bookmark text:name="MathJax-Span-164"/><text:bookmark text:name="MathJax-Span-165"/><text:span text:style-name="T2">Y</text:span><text:bookmark text:name="MathJax-Span-166"/>′ to be an alignment of two sequences <text:bookmark text:name="MathJax-Element-23-Frame"/><text:bookmark text:name="MathJax-Span-167"/><text:bookmark text:name="MathJax-Span-168"/><text:bookmark text:name="MathJax-Span-169"/><text:span text:style-name="T2">X</text:span> and <text:bookmark text:name="MathJax-Element-24-Frame"/><text:bookmark text:name="MathJax-Span-170"/><text:bookmark text:name="MathJax-Span-171"/><text:bookmark text:name="MathJax-Span-172"/><text:span text:style-name="T2">Y</text:span>, <text:bookmark text:name="MathJax-Element-25-Frame"/><text:bookmark text:name="MathJax-Span-173"/><text:bookmark text:name="MathJax-Span-174"/><text:bookmark text:name="MathJax-Span-175"/><text:bookmark text:name="MathJax-Span-176"/><text:span text:style-name="T2">X</text:span><text:bookmark text:name="MathJax-Span-177"/>′ and <text:bookmark text:name="MathJax-Element-26-Frame"/><text:bookmark text:name="MathJax-Span-178"/><text:bookmark text:name="MathJax-Span-179"/><text:bookmark text:name="MathJax-Span-180"/><text:bookmark text:name="MathJax-Span-181"/><text:span text:style-name="T2">Y</text:span><text:bookmark text:name="MathJax-Span-182"/>′ must satisfy this condition (among other conditions): </text:p>
      <text:list xml:id="list468608230324971739" text:style-name="L1">
        <text:list-item>
          <text:p text:style-name="P1">There does not exist an <text:bookmark text:name="MathJax-Element-27-Frame"/><text:bookmark text:name="MathJax-Span-183"/><text:bookmark text:name="MathJax-Span-184"/><text:bookmark text:name="MathJax-Span-185"/><text:span text:style-name="T2">i</text:span> such that <text:bookmark text:name="MathJax-Element-28-Frame"/><text:bookmark text:name="MathJax-Span-186"/><text:bookmark text:name="MathJax-Span-187"/><text:bookmark text:name="MathJax-Span-188"/><text:bookmark text:name="MathJax-Span-189"/><text:span text:style-name="T2">X</text:span><text:bookmark text:name="MathJax-Span-190"/>′<text:bookmark text:name="MathJax-Span-191"/><text:span text:style-name="T2">i</text:span><text:bookmark text:name="MathJax-Span-192"/><text:span text:style-name="T4">=</text:span><text:bookmark text:name="MathJax-Span-193"/><text:bookmark text:name="MathJax-Span-194"/><text:span text:style-name="T2">Y</text:span><text:bookmark text:name="MathJax-Span-195"/>′<text:bookmark text:name="MathJax-Span-196"/><text:span text:style-name="T2">i</text:span><text:bookmark text:name="MathJax-Span-197"/><text:span text:style-name="T4">=</text:span><text:bookmark text:name="MathJax-Span-198"/>−. </text:p>
        </text:list-item>
      </text:list>
      <text:p text:style-name="P6">What happens if we remove this condition; that is, allow <text:bookmark text:name="MathJax-Element-29-Frame"/><text:bookmark text:name="MathJax-Span-199"/><text:bookmark text:name="MathJax-Span-200"/><text:bookmark text:name="MathJax-Span-201"/><text:bookmark text:name="MathJax-Span-202"/><text:span text:style-name="T2">X</text:span><text:bookmark text:name="MathJax-Span-203"/>′<text:bookmark text:name="MathJax-Span-204"/><text:span text:style-name="T2">i</text:span><text:bookmark text:name="MathJax-Span-205"/><text:span text:style-name="T4">=</text:span><text:bookmark text:name="MathJax-Span-206"/><text:bookmark text:name="MathJax-Span-207"/><text:span text:style-name="T2">Y</text:span><text:bookmark text:name="MathJax-Span-208"/>′<text:bookmark text:name="MathJax-Span-209"/><text:span text:style-name="T2">i</text:span><text:bookmark text:name="MathJax-Span-210"/><text:span text:style-name="T4">=</text:span><text:bookmark text:name="MathJax-Span-211"/>− for some values of <text:bookmark text:name="MathJax-Element-30-Frame"/><text:bookmark text:name="MathJax-Span-212"/><text:bookmark text:name="MathJax-Span-213"/><text:bookmark text:name="MathJax-Span-214"/><text:span text:style-name="T2">i</text:span>?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Table_20_Heading">Your Answer</text:p>
          </table:table-cell>
          <table:table-cell table:style-name="表格3.A1" office:value-type="string">
            <text:p text:style-name="P37"/>
          </table:table-cell>
          <table:table-cell table:style-name="表格3.A1" office:value-type="string">
            <text:p text:style-name="Table_20_Heading">Score</text:p>
          </table:table-cell>
          <table:table-cell table:style-name="表格3.A1" office:value-type="string">
            <text:p text:style-name="Table_20_Heading">Explanation</text:p>
          </table:table-cell>
        </table:table-row>
        <table:table-row>
          <table:table-cell table:style-name="表格3.A1" office:value-type="string">
            <text:p text:style-name="Table_20_Contents">The number of possible alignments of a pair of sequences does not change (as compared to the number of alignments that satisfy the condition). </text:p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2"/>
          </table:table-cell>
        </table:table-row>
        <text:soft-page-break/>
        <table:table-row>
          <table:table-cell table:style-name="表格3.A1" office:value-type="string">
            <text:p text:style-name="Table_20_Contents">The number of possible alignments of a pair of sequences doubles (as compared to the number of alignments that satisfy the condition).</text:p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2"/>
          </table:table-cell>
        </table:table-row>
        <table:table-row>
          <table:table-cell table:style-name="表格3.A1" office:value-type="string">
            <text:p text:style-name="Table_20_Contents">The number of possible alignments of a pair of sequences becomes infinite.</text:p>
          </table:table-cell>
          <table:table-cell table:style-name="表格3.A1" office:value-type="string">
            <text:p text:style-name="Table_20_Contents">Correct</text:p>
          </table:table-cell>
          <table:table-cell table:style-name="表格3.A1" office:value-type="string">
            <text:p text:style-name="Table_20_Contents">5.00</text:p>
          </table:table-cell>
          <table:table-cell table:style-name="表格3.A1" office:value-type="string">
            <text:p text:style-name="Table_20_Contents">Correct. The resulting alignment could contain as many pairs of matching dashes as we wish.</text:p>
          </table:table-cell>
        </table:table-row>
        <table:table-row>
          <table:table-cell table:style-name="表格3.A1" office:value-type="string">
            <text:p text:style-name="Table_20_Contents">The number of possible alignments of a pair of sequences increases exponentially in the lengths of <text:bookmark text:name="MathJax-Element-31-Frame"/><text:bookmark text:name="MathJax-Span-215"/><text:bookmark text:name="MathJax-Span-216"/><text:bookmark text:name="MathJax-Span-217"/><text:span text:style-name="T2">X</text:span> and <text:bookmark text:name="MathJax-Element-32-Frame"/><text:bookmark text:name="MathJax-Span-218"/><text:bookmark text:name="MathJax-Span-219"/><text:bookmark text:name="MathJax-Span-220"/><text:span text:style-name="T2">Y</text:span> (as compared to the number of alignments that satisfy the condition).</text:p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2"/>
          </table:table-cell>
        </table:table-row>
        <table:table-row>
          <table:table-cell table:style-name="表格3.A1" office:value-type="string">
            <text:p text:style-name="Table_20_Contents">The number of possible alignments of a pair of sequences becomes smaller (as compared to the number of alignments that satisfy the condition).</text:p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P12"/>
          </table:table-cell>
        </table:table-row>
        <table:table-row>
          <table:table-cell table:style-name="表格3.A1" office:value-type="string">
            <text:p text:style-name="Table_20_Contents">Total</text:p>
          </table:table-cell>
          <table:table-cell table:style-name="表格3.A1" office:value-type="string">
            <text:p text:style-name="P12"/>
          </table:table-cell>
          <table:table-cell table:style-name="表格3.A1" office:value-type="string">
            <text:p text:style-name="Table_20_Contents">5.00 / 5.00</text:p>
          </table:table-cell>
          <table:table-cell table:style-name="表格3.A1" office:value-type="string">
            <text:p text:style-name="P12"/>
          </table:table-cell>
        </table:table-row>
      </table:table>
      <text:h text:style-name="Heading_20_3" text:outline-level="3">Question 4</text:h>
      <text:p text:style-name="Text_20_body">Questions 4-5 will test your understanding of the optimality of <text:span text:style-name="T1">global</text:span> pairwise sequence alignment (that is, what the score of an alignment is and what makes an alignment optimal). Consider the scoring matrix <text:bookmark text:name="MathJax-Element-33-Frame"/><text:bookmark text:name="MathJax-Span-221"/><text:bookmark text:name="MathJax-Span-222"/><text:bookmark text:name="MathJax-Span-223"/><text:span text:style-name="T2">M</text:span> for alphabet <text:bookmark text:name="MathJax-Element-34-Frame"/><text:bookmark text:name="MathJax-Span-224"/><text:bookmark text:name="MathJax-Span-225"/><text:bookmark text:name="MathJax-Span-226"/><text:span text:style-name="T4">Σ</text:span><text:bookmark text:name="MathJax-Span-227"/><text:span text:style-name="T4">=</text:span><text:bookmark text:name="MathJax-Span-228"/><text:span text:style-name="T4">{</text:span><text:bookmark text:name="MathJax-Span-229"/><text:span text:style-name="T2">A</text:span><text:bookmark text:name="MathJax-Span-230"/><text:span text:style-name="T4">,</text:span><text:bookmark text:name="MathJax-Span-231"/><text:span text:style-name="T2">C</text:span><text:bookmark text:name="MathJax-Span-232"/><text:span text:style-name="T4">,</text:span><text:bookmark text:name="MathJax-Span-233"/><text:span text:style-name="T2">T</text:span><text:bookmark text:name="MathJax-Span-234"/><text:span text:style-name="T4">,</text:span><text:bookmark text:name="MathJax-Span-235"/><text:span text:style-name="T2">G</text:span><text:bookmark text:name="MathJax-Span-236"/><text:span text:style-name="T4">}</text:span> with the following entries: </text:p>
      <text:list xml:id="list8793727539718651388" text:style-name="L2">
        <text:list-item>
          <text:p text:style-name="P7"><text:bookmark text:name="MathJax-Element-35-Frame"/><text:bookmark text:name="MathJax-Span-237"/><text:bookmark text:name="MathJax-Span-238"/><text:bookmark text:name="MathJax-Span-239"/><text:bookmark text:name="MathJax-Span-240"/><text:span text:style-name="T2">M</text:span><text:bookmark text:name="MathJax-Span-241"/><text:bookmark text:name="MathJax-Span-242"/><text:bookmark text:name="MathJax-Span-243"/><text:span text:style-name="T2">σ</text:span><text:bookmark text:name="MathJax-Span-244"/><text:span text:style-name="T4">,</text:span><text:bookmark text:name="MathJax-Span-245"/><text:span text:style-name="T2">σ</text:span><text:bookmark text:name="MathJax-Span-246"/><text:span text:style-name="T4">=</text:span><text:bookmark text:name="MathJax-Span-247"/><text:span text:style-name="T4">5</text:span> for every <text:bookmark text:name="MathJax-Element-36-Frame"/><text:bookmark text:name="MathJax-Span-248"/><text:bookmark text:name="MathJax-Span-249"/><text:bookmark text:name="MathJax-Span-250"/><text:span text:style-name="T2">σ</text:span><text:bookmark text:name="MathJax-Span-251"/>∈<text:bookmark text:name="MathJax-Span-252"/><text:span text:style-name="T4">Σ</text:span>. </text:p>
        </text:list-item>
        <text:list-item>
          <text:p text:style-name="P7"><text:bookmark text:name="MathJax-Element-37-Frame"/><text:bookmark text:name="MathJax-Span-253"/><text:bookmark text:name="MathJax-Span-254"/><text:bookmark text:name="MathJax-Span-255"/><text:bookmark text:name="MathJax-Span-256"/><text:span text:style-name="T2">M</text:span><text:bookmark text:name="MathJax-Span-257"/><text:bookmark text:name="MathJax-Span-258"/><text:bookmark text:name="MathJax-Span-259"/><text:span text:style-name="T2">σ</text:span><text:bookmark text:name="MathJax-Span-260"/><text:span text:style-name="T4">,</text:span><text:bookmark text:name="MathJax-Span-261"/><text:bookmark text:name="MathJax-Span-262"/><text:span text:style-name="T2">σ</text:span><text:bookmark text:name="MathJax-Span-263"/>′<text:bookmark text:name="MathJax-Span-264"/><text:span text:style-name="T4">=</text:span><text:bookmark text:name="MathJax-Span-265"/><text:span text:style-name="T4">2</text:span> for every <text:bookmark text:name="MathJax-Element-38-Frame"/><text:bookmark text:name="MathJax-Span-266"/><text:bookmark text:name="MathJax-Span-267"/><text:bookmark text:name="MathJax-Span-268"/><text:span text:style-name="T2">σ</text:span><text:bookmark text:name="MathJax-Span-269"/><text:span text:style-name="T4">,</text:span><text:bookmark text:name="MathJax-Span-270"/><text:bookmark text:name="MathJax-Span-271"/><text:span text:style-name="T2">σ</text:span><text:bookmark text:name="MathJax-Span-272"/>′<text:bookmark text:name="MathJax-Span-273"/>∈<text:bookmark text:name="MathJax-Span-274"/><text:span text:style-name="T4">Σ</text:span> and <text:bookmark text:name="MathJax-Element-39-Frame"/><text:bookmark text:name="MathJax-Span-275"/><text:bookmark text:name="MathJax-Span-276"/><text:bookmark text:name="MathJax-Span-277"/><text:span text:style-name="T2">σ</text:span><text:bookmark text:name="MathJax-Span-278"/>≠<text:bookmark text:name="MathJax-Span-279"/><text:bookmark text:name="MathJax-Span-280"/><text:span text:style-name="T2">σ</text:span><text:bookmark text:name="MathJax-Span-281"/>′. </text:p>
        </text:list-item>
        <text:list-item>
          <text:p text:style-name="P7"><text:bookmark text:name="MathJax-Element-40-Frame"/><text:bookmark text:name="MathJax-Span-282"/><text:bookmark text:name="MathJax-Span-283"/><text:bookmark text:name="MathJax-Span-284"/><text:bookmark text:name="MathJax-Span-285"/><text:span text:style-name="T2">M</text:span><text:bookmark text:name="MathJax-Span-286"/><text:bookmark text:name="MathJax-Span-287"/><text:bookmark text:name="MathJax-Span-288"/><text:span text:style-name="T2">σ</text:span><text:bookmark text:name="MathJax-Span-289"/><text:span text:style-name="T4">,</text:span><text:bookmark text:name="MathJax-Span-290"/>−<text:bookmark text:name="MathJax-Span-291"/><text:span text:style-name="T4">=</text:span><text:bookmark text:name="MathJax-Span-292"/>−<text:bookmark text:name="MathJax-Span-293"/><text:span text:style-name="T4">2</text:span> for every <text:bookmark text:name="MathJax-Element-41-Frame"/><text:bookmark text:name="MathJax-Span-294"/><text:bookmark text:name="MathJax-Span-295"/><text:bookmark text:name="MathJax-Span-296"/><text:span text:style-name="T2">σ</text:span><text:bookmark text:name="MathJax-Span-297"/>∈<text:bookmark text:name="MathJax-Span-298"/><text:span text:style-name="T4">Σ</text:span>. </text:p>
        </text:list-item>
        <text:list-item>
          <text:p text:style-name="P2"><text:bookmark text:name="MathJax-Element-42-Frame"/><text:bookmark text:name="MathJax-Span-299"/><text:bookmark text:name="MathJax-Span-300"/><text:bookmark text:name="MathJax-Span-301"/><text:bookmark text:name="MathJax-Span-302"/><text:span text:style-name="T2">M</text:span><text:bookmark text:name="MathJax-Span-303"/><text:bookmark text:name="MathJax-Span-304"/><text:bookmark text:name="MathJax-Span-305"/>−<text:bookmark text:name="MathJax-Span-306"/><text:span text:style-name="T4">,</text:span><text:bookmark text:name="MathJax-Span-307"/><text:span text:style-name="T2">σ</text:span><text:bookmark text:name="MathJax-Span-308"/><text:span text:style-name="T4">=</text:span><text:bookmark text:name="MathJax-Span-309"/>−<text:bookmark text:name="MathJax-Span-310"/><text:span text:style-name="T4">4</text:span> for every <text:bookmark text:name="MathJax-Element-43-Frame"/><text:bookmark text:name="MathJax-Span-311"/><text:bookmark text:name="MathJax-Span-312"/><text:bookmark text:name="MathJax-Span-313"/><text:span text:style-name="T2">σ</text:span><text:bookmark text:name="MathJax-Span-314"/>∈<text:bookmark text:name="MathJax-Span-315"/><text:span text:style-name="T4">Σ</text:span>. </text:p>
        </text:list-item>
      </text:list>
      <text:p text:style-name="P6">What is the score of the following alignment: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column table:style-name="表格4.C" table:number-columns-repeated="2"/>
        <table:table-column table:style-name="表格4.H"/>
        <table:table-row>
          <table:table-cell table:style-name="表格4.A1" office:value-type="string">
            <text:p text:style-name="Table_20_Contents">X'</text:p>
          </table:table-cell>
          <table:table-cell table:style-name="表格4.A1" office:value-type="string">
            <text:p text:style-name="Table_20_Contents">=</text:p>
          </table:table-cell>
          <table:table-cell table:style-name="表格4.A1" office:value-type="string">
            <text:p text:style-name="Table_20_Contents">A</text:p>
          </table:table-cell>
          <table:table-cell table:style-name="表格4.A1" office:value-type="string">
            <text:p text:style-name="Table_20_Contents">C</text:p>
          </table:table-cell>
          <table:table-cell table:style-name="表格4.A1" office:value-type="string">
            <text:p text:style-name="Table_20_Contents">-</text:p>
          </table:table-cell>
          <table:table-cell table:style-name="表格4.A1" office:value-type="string">
            <text:p text:style-name="Table_20_Contents">-</text:p>
          </table:table-cell>
          <table:table-cell table:style-name="表格4.A1" office:value-type="string">
            <text:p text:style-name="Table_20_Contents">C</text:p>
          </table:table-cell>
          <table:table-cell table:style-name="表格4.A1" office:value-type="string">
            <text:p text:style-name="Table_20_Contents">T</text:p>
          </table:table-cell>
        </table:table-row>
        <table:table-row>
          <table:table-cell table:style-name="表格4.A1" office:value-type="string">
            <text:p text:style-name="Table_20_Contents">Y'</text:p>
          </table:table-cell>
          <table:table-cell table:style-name="表格4.A1" office:value-type="string">
            <text:p text:style-name="Table_20_Contents">=</text:p>
          </table:table-cell>
          <table:table-cell table:style-name="表格4.A1" office:value-type="string">
            <text:p text:style-name="Table_20_Contents">T</text:p>
          </table:table-cell>
          <table:table-cell table:style-name="表格4.A1" office:value-type="string">
            <text:p text:style-name="Table_20_Contents">A</text:p>
          </table:table-cell>
          <table:table-cell table:style-name="表格4.A1" office:value-type="string">
            <text:p text:style-name="Table_20_Contents">C</text:p>
          </table:table-cell>
          <table:table-cell table:style-name="表格4.A1" office:value-type="string">
            <text:p text:style-name="Table_20_Contents">G</text:p>
          </table:table-cell>
          <table:table-cell table:style-name="表格4.A1" office:value-type="string">
            <text:p text:style-name="Table_20_Contents">G</text:p>
          </table:table-cell>
          <table:table-cell table:style-name="表格4.A1" office:value-type="string">
            <text:p text:style-name="Table_20_Contents">T</text:p>
          </table:table-cell>
        </table:table-row>
      </table:table>
      <text:p text:style-name="Text_20_body">Enter your answer below as a single number. </text:p>
      <text:p text:style-name="P6">Answer for Question 4</text:p>
      <text:p text:style-name="P11"><text:span text:style-name="Strong_20_Emphasis">You entered:</text:span> </text:p>
      <text:p text:style-name="P6">3 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Table_20_Heading">Your Answer</text:p>
          </table:table-cell>
          <table:table-cell table:style-name="表格5.A1" office:value-type="string">
            <text:p text:style-name="P37"/>
          </table:table-cell>
          <table:table-cell table:style-name="表格5.A1" office:value-type="string">
            <text:p text:style-name="Table_20_Heading">Score</text:p>
          </table:table-cell>
          <table:table-cell table:style-name="表格5.A1" office:value-type="string">
            <text:p text:style-name="Table_20_Heading">Explanation</text:p>
          </table:table-cell>
        </table:table-row>
        <table:table-row>
          <table:table-cell table:style-name="表格5.A1" office:value-type="string">
            <text:p text:style-name="Table_20_Contents">3</text:p>
          </table:table-cell>
          <table:table-cell table:style-name="表格5.A1" office:value-type="string">
            <text:p text:style-name="Table_20_Contents">Correct</text:p>
          </table:table-cell>
          <table:table-cell table:style-name="表格5.A1" office:value-type="string">
            <text:p text:style-name="Table_20_Contents">5.00</text:p>
          </table:table-cell>
          <table:table-cell table:style-name="表格5.A1" office:value-type="string">
            <text:p text:style-name="Table_20_Contents">Correct.</text:p>
          </table:table-cell>
        </table:table-row>
        <table:table-row>
          <table:table-cell table:style-name="表格5.A1" office:value-type="string">
            <text:p text:style-name="Table_20_Contents">Total</text:p>
          </table:table-cell>
          <table:table-cell table:style-name="表格5.A1" office:value-type="string">
            <text:p text:style-name="P12"/>
          </table:table-cell>
          <table:table-cell table:style-name="表格5.A1" office:value-type="string">
            <text:p text:style-name="Table_20_Contents">5.00 / 5.00</text:p>
          </table:table-cell>
          <table:table-cell table:style-name="表格5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Remember to sum the scores for the pairs of corresponding elements in the two sequences.</text:p>
      <text:h text:style-name="Heading_20_3" text:outline-level="3">Question 5</text:h>
      <text:p text:style-name="Text_20_body">Let <text:bookmark text:name="MathJax-Element-44-Frame"/><text:bookmark text:name="MathJax-Span-316"/><text:bookmark text:name="MathJax-Span-317"/><text:bookmark text:name="MathJax-Span-318"/><text:span text:style-name="T2">X</text:span><text:bookmark text:name="MathJax-Span-319"/><text:span text:style-name="T4">=</text:span><text:bookmark text:name="MathJax-Span-320"/><text:span text:style-name="T2">A</text:span><text:bookmark text:name="MathJax-Span-321"/><text:span text:style-name="T2">C</text:span> and <text:bookmark text:name="MathJax-Element-45-Frame"/><text:bookmark text:name="MathJax-Span-322"/><text:bookmark text:name="MathJax-Span-323"/><text:bookmark text:name="MathJax-Span-324"/><text:span text:style-name="T2">Y</text:span><text:bookmark text:name="MathJax-Span-325"/><text:span text:style-name="T4">=</text:span><text:bookmark text:name="MathJax-Span-326"/><text:span text:style-name="T2">G</text:span><text:bookmark text:name="MathJax-Span-327"/><text:span text:style-name="T2">G</text:span> be two DNA sequences (<text:bookmark text:name="MathJax-Element-46-Frame"/><text:bookmark text:name="MathJax-Span-328"/><text:bookmark text:name="MathJax-Span-329"/><text:bookmark text:name="MathJax-Span-330"/><text:span text:style-name="T4">Σ</text:span><text:bookmark text:name="MathJax-Span-331"/><text:span text:style-name="T4">=</text:span><text:bookmark text:name="MathJax-Span-332"/><text:span text:style-name="T4">{</text:span><text:bookmark text:name="MathJax-Span-333"/><text:span text:style-name="T2">A</text:span><text:bookmark text:name="MathJax-Span-334"/><text:span text:style-name="T4">,</text:span><text:bookmark text:name="MathJax-Span-335"/><text:span text:style-name="T2">C</text:span><text:bookmark text:name="MathJax-Span-336"/><text:span text:style-name="T4">,</text:span><text:bookmark text:name="MathJax-Span-337"/><text:span text:style-name="T2">T</text:span><text:bookmark text:name="MathJax-Span-338"/><text:span text:style-name="T4">,</text:span><text:bookmark text:name="MathJax-Span-339"/><text:span text:style-name="T2">G</text:span><text:bookmark text:name="MathJax-Span-340"/><text:span text:style-name="T4">}</text:span>), and consider the scoring matrix <text:bookmark text:name="MathJax-Element-47-Frame"/><text:bookmark text:name="MathJax-Span-341"/><text:bookmark text:name="MathJax-Span-342"/><text:bookmark text:name="MathJax-Span-343"/><text:span text:style-name="T2">M</text:span> given by: </text:p>
      <text:list xml:id="list1893736777754214681" text:style-name="L3">
        <text:list-item>
          <text:p text:style-name="P8"><text:bookmark text:name="MathJax-Element-48-Frame"/><text:bookmark text:name="MathJax-Span-344"/><text:bookmark text:name="MathJax-Span-345"/><text:bookmark text:name="MathJax-Span-346"/><text:bookmark text:name="MathJax-Span-347"/><text:span text:style-name="T2">M</text:span><text:bookmark text:name="MathJax-Span-348"/><text:bookmark text:name="MathJax-Span-349"/><text:bookmark text:name="MathJax-Span-350"/><text:span text:style-name="T2">σ</text:span><text:bookmark text:name="MathJax-Span-351"/><text:span text:style-name="T4">,</text:span><text:bookmark text:name="MathJax-Span-352"/><text:span text:style-name="T2">σ</text:span><text:bookmark text:name="MathJax-Span-353"/><text:span text:style-name="T4">=</text:span><text:bookmark text:name="MathJax-Span-354"/><text:span text:style-name="T4">6</text:span> for every <text:bookmark text:name="MathJax-Element-49-Frame"/><text:bookmark text:name="MathJax-Span-355"/><text:bookmark text:name="MathJax-Span-356"/><text:bookmark text:name="MathJax-Span-357"/><text:span text:style-name="T2">σ</text:span><text:bookmark text:name="MathJax-Span-358"/>∈<text:bookmark text:name="MathJax-Span-359"/><text:span text:style-name="T4">Σ</text:span>. </text:p>
        </text:list-item>
        <text:list-item>
          <text:p text:style-name="P8"><text:bookmark text:name="MathJax-Element-50-Frame"/><text:bookmark text:name="MathJax-Span-360"/><text:bookmark text:name="MathJax-Span-361"/><text:bookmark text:name="MathJax-Span-362"/><text:bookmark text:name="MathJax-Span-363"/><text:span text:style-name="T2">M</text:span><text:bookmark text:name="MathJax-Span-364"/><text:bookmark text:name="MathJax-Span-365"/><text:bookmark text:name="MathJax-Span-366"/><text:span text:style-name="T2">σ</text:span><text:bookmark text:name="MathJax-Span-367"/><text:span text:style-name="T4">,</text:span><text:bookmark text:name="MathJax-Span-368"/><text:bookmark text:name="MathJax-Span-369"/><text:span text:style-name="T2">σ</text:span><text:bookmark text:name="MathJax-Span-370"/>′<text:bookmark text:name="MathJax-Span-371"/><text:span text:style-name="T4">=</text:span><text:bookmark text:name="MathJax-Span-372"/><text:span text:style-name="T4">2</text:span> for every <text:bookmark text:name="MathJax-Element-51-Frame"/><text:bookmark text:name="MathJax-Span-373"/><text:bookmark text:name="MathJax-Span-374"/><text:bookmark text:name="MathJax-Span-375"/><text:span text:style-name="T2">σ</text:span><text:bookmark text:name="MathJax-Span-376"/><text:span text:style-name="T4">,</text:span><text:bookmark text:name="MathJax-Span-377"/><text:bookmark text:name="MathJax-Span-378"/><text:span text:style-name="T2">σ</text:span><text:bookmark text:name="MathJax-Span-379"/>′<text:bookmark text:name="MathJax-Span-380"/>∈<text:bookmark text:name="MathJax-Span-381"/><text:span text:style-name="T4">Σ</text:span> and <text:bookmark text:name="MathJax-Element-52-Frame"/><text:bookmark text:name="MathJax-Span-382"/><text:bookmark text:name="MathJax-Span-383"/><text:bookmark text:name="MathJax-Span-384"/><text:span text:style-name="T2">σ</text:span><text:bookmark text:name="MathJax-Span-385"/>≠<text:bookmark text:name="MathJax-Span-386"/><text:bookmark text:name="MathJax-Span-387"/><text:span text:style-name="T2">σ</text:span><text:bookmark text:name="MathJax-Span-388"/>′. </text:p>
        </text:list-item>
        <text:list-item>
          <text:p text:style-name="P3"><text:bookmark text:name="MathJax-Element-53-Frame"/><text:bookmark text:name="MathJax-Span-389"/><text:bookmark text:name="MathJax-Span-390"/><text:bookmark text:name="MathJax-Span-391"/><text:bookmark text:name="MathJax-Span-392"/><text:span text:style-name="T2">M</text:span><text:bookmark text:name="MathJax-Span-393"/><text:bookmark text:name="MathJax-Span-394"/><text:bookmark text:name="MathJax-Span-395"/><text:span text:style-name="T2">σ</text:span><text:bookmark text:name="MathJax-Span-396"/><text:span text:style-name="T4">,</text:span><text:bookmark text:name="MathJax-Span-397"/>−<text:bookmark text:name="MathJax-Span-398"/><text:span text:style-name="T4">=</text:span><text:bookmark text:name="MathJax-Span-399"/><text:bookmark text:name="MathJax-Span-400"/><text:span text:style-name="T2">M</text:span><text:bookmark text:name="MathJax-Span-401"/><text:bookmark text:name="MathJax-Span-402"/><text:bookmark text:name="MathJax-Span-403"/>−<text:bookmark text:name="MathJax-Span-404"/><text:span text:style-name="T4">,</text:span><text:bookmark text:name="MathJax-Span-405"/><text:span text:style-name="T2">σ</text:span><text:bookmark text:name="MathJax-Span-406"/><text:span text:style-name="T4">=</text:span><text:bookmark text:name="MathJax-Span-407"/>−<text:bookmark text:name="MathJax-Span-408"/><text:span text:style-name="T4">4</text:span> for every <text:bookmark text:name="MathJax-Element-54-Frame"/><text:bookmark text:name="MathJax-Span-409"/><text:bookmark text:name="MathJax-Span-410"/><text:bookmark text:name="MathJax-Span-411"/><text:span text:style-name="T2">σ</text:span><text:bookmark text:name="MathJax-Span-412"/>∈<text:bookmark text:name="MathJax-Span-413"/><text:span text:style-name="T4">Σ</text:span>. </text:p>
        </text:list-item>
      </text:list>
      <text:p text:style-name="P6">Under this scoring matrix, which pair of sequences below is the optimal global alignment of <text:bookmark text:name="MathJax-Element-55-Frame"/><text:bookmark text:name="MathJax-Span-414"/><text:bookmark text:name="MathJax-Span-415"/><text:bookmark text:name="MathJax-Span-416"/><text:span text:style-name="T2">X</text:span> and <text:bookmark text:name="MathJax-Element-56-Frame"/><text:bookmark text:name="MathJax-Span-417"/><text:bookmark text:name="MathJax-Span-418"/><text:bookmark text:name="MathJax-Span-419"/><text:soft-page-break/><text:span text:style-name="T2">Y</text:span>?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Table_20_Heading">Your Answer</text:p>
          </table:table-cell>
          <table:table-cell table:style-name="表格6.A1" office:value-type="string">
            <text:p text:style-name="P37"/>
          </table:table-cell>
          <table:table-cell table:style-name="表格6.A1" office:value-type="string">
            <text:p text:style-name="Table_20_Heading">Score</text:p>
          </table:table-cell>
          <table:table-cell table:style-name="表格6.A1" office:value-type="string">
            <text:p text:style-name="Table_20_Heading">Explanation</text:p>
          </table:table-cell>
        </table:table-row>
        <table:table-row>
          <table:table-cell table:style-name="表格6.A1" office:value-type="string">
            <text:p text:style-name="Table_20_Contents"><text:bookmark text:name="MathJax-Element-57-Frame"/><text:bookmark text:name="MathJax-Span-420"/><text:bookmark text:name="MathJax-Span-421"/><text:bookmark text:name="MathJax-Span-422"/><text:bookmark text:name="MathJax-Span-423"/><text:span text:style-name="T2">X</text:span><text:bookmark text:name="MathJax-Span-424"/>′<text:bookmark text:name="MathJax-Span-425"/><text:span text:style-name="T4">=</text:span><text:bookmark text:name="MathJax-Span-426"/><text:span text:style-name="T2">A</text:span><text:bookmark text:name="MathJax-Span-427"/><text:span text:style-name="T2">C</text:span><text:bookmark text:name="MathJax-Span-428"/>− and <text:bookmark text:name="MathJax-Element-58-Frame"/><text:bookmark text:name="MathJax-Span-429"/><text:bookmark text:name="MathJax-Span-430"/><text:bookmark text:name="MathJax-Span-431"/><text:bookmark text:name="MathJax-Span-432"/><text:span text:style-name="T2">Y</text:span><text:bookmark text:name="MathJax-Span-433"/>′<text:bookmark text:name="MathJax-Span-434"/><text:span text:style-name="T4">=</text:span><text:bookmark text:name="MathJax-Span-435"/>−<text:bookmark text:name="MathJax-Span-436"/><text:span text:style-name="T2">G</text:span><text:bookmark text:name="MathJax-Span-437"/><text:span text:style-name="T2">G</text:span>.</text:p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P12"/>
          </table:table-cell>
        </table:table-row>
        <table:table-row>
          <table:table-cell table:style-name="表格6.A1" office:value-type="string">
            <text:p text:style-name="Table_20_Contents"><text:bookmark text:name="MathJax-Element-59-Frame"/><text:bookmark text:name="MathJax-Span-438"/><text:bookmark text:name="MathJax-Span-439"/><text:bookmark text:name="MathJax-Span-440"/><text:bookmark text:name="MathJax-Span-441"/><text:span text:style-name="T2">X</text:span><text:bookmark text:name="MathJax-Span-442"/>′<text:bookmark text:name="MathJax-Span-443"/><text:span text:style-name="T4">=</text:span><text:bookmark text:name="MathJax-Span-444"/>−<text:bookmark text:name="MathJax-Span-445"/><text:span text:style-name="T2">A</text:span><text:bookmark text:name="MathJax-Span-446"/><text:span text:style-name="T2">C</text:span><text:bookmark text:name="MathJax-Span-447"/>− and <text:bookmark text:name="MathJax-Element-60-Frame"/><text:bookmark text:name="MathJax-Span-448"/><text:bookmark text:name="MathJax-Span-449"/><text:bookmark text:name="MathJax-Span-450"/><text:bookmark text:name="MathJax-Span-451"/><text:span text:style-name="T2">Y</text:span><text:bookmark text:name="MathJax-Span-452"/>′<text:bookmark text:name="MathJax-Span-453"/><text:span text:style-name="T4">=</text:span><text:bookmark text:name="MathJax-Span-454"/>−<text:bookmark text:name="MathJax-Span-455"/><text:span text:style-name="T2">G</text:span><text:bookmark text:name="MathJax-Span-456"/><text:span text:style-name="T2">G</text:span><text:bookmark text:name="MathJax-Span-457"/>−.</text:p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P12"/>
          </table:table-cell>
        </table:table-row>
        <table:table-row>
          <table:table-cell table:style-name="表格6.A1" office:value-type="string">
            <text:p text:style-name="Table_20_Contents"><text:bookmark text:name="MathJax-Element-61-Frame"/><text:bookmark text:name="MathJax-Span-458"/><text:bookmark text:name="MathJax-Span-459"/><text:bookmark text:name="MathJax-Span-460"/><text:bookmark text:name="MathJax-Span-461"/><text:span text:style-name="T2">X</text:span><text:bookmark text:name="MathJax-Span-462"/>′<text:bookmark text:name="MathJax-Span-463"/><text:span text:style-name="T4">=</text:span><text:bookmark text:name="MathJax-Span-464"/><text:span text:style-name="T2">A</text:span><text:bookmark text:name="MathJax-Span-465"/><text:span text:style-name="T2">C</text:span><text:bookmark text:name="MathJax-Span-466"/>−<text:bookmark text:name="MathJax-Span-467"/>− and <text:bookmark text:name="MathJax-Element-62-Frame"/><text:bookmark text:name="MathJax-Span-468"/><text:bookmark text:name="MathJax-Span-469"/><text:bookmark text:name="MathJax-Span-470"/><text:bookmark text:name="MathJax-Span-471"/><text:span text:style-name="T2">Y</text:span><text:bookmark text:name="MathJax-Span-472"/>′<text:bookmark text:name="MathJax-Span-473"/><text:span text:style-name="T4">=</text:span><text:bookmark text:name="MathJax-Span-474"/>−<text:bookmark text:name="MathJax-Span-475"/>−<text:bookmark text:name="MathJax-Span-476"/><text:span text:style-name="T2">G</text:span><text:bookmark text:name="MathJax-Span-477"/><text:span text:style-name="T2">G</text:span>.</text:p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P12"/>
          </table:table-cell>
        </table:table-row>
        <table:table-row>
          <table:table-cell table:style-name="表格6.A1" office:value-type="string">
            <text:p text:style-name="Table_20_Contents"><text:bookmark text:name="MathJax-Element-63-Frame"/><text:bookmark text:name="MathJax-Span-478"/><text:bookmark text:name="MathJax-Span-479"/><text:bookmark text:name="MathJax-Span-480"/><text:bookmark text:name="MathJax-Span-481"/><text:span text:style-name="T2">X</text:span><text:bookmark text:name="MathJax-Span-482"/>′<text:bookmark text:name="MathJax-Span-483"/><text:span text:style-name="T4">=</text:span><text:bookmark text:name="MathJax-Span-484"/><text:span text:style-name="T2">A</text:span><text:bookmark text:name="MathJax-Span-485"/>−<text:bookmark text:name="MathJax-Span-486"/><text:span text:style-name="T2">C</text:span><text:bookmark text:name="MathJax-Span-487"/>− and <text:bookmark text:name="MathJax-Element-64-Frame"/><text:bookmark text:name="MathJax-Span-488"/><text:bookmark text:name="MathJax-Span-489"/><text:bookmark text:name="MathJax-Span-490"/><text:bookmark text:name="MathJax-Span-491"/><text:span text:style-name="T2">Y</text:span><text:bookmark text:name="MathJax-Span-492"/>′<text:bookmark text:name="MathJax-Span-493"/><text:span text:style-name="T4">=</text:span><text:bookmark text:name="MathJax-Span-494"/>−<text:bookmark text:name="MathJax-Span-495"/><text:span text:style-name="T2">G</text:span><text:bookmark text:name="MathJax-Span-496"/>−<text:bookmark text:name="MathJax-Span-497"/><text:span text:style-name="T2">G</text:span>.</text:p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P12"/>
          </table:table-cell>
        </table:table-row>
        <table:table-row>
          <table:table-cell table:style-name="表格6.A1" office:value-type="string">
            <text:p text:style-name="Table_20_Contents"><text:bookmark text:name="MathJax-Element-65-Frame"/><text:bookmark text:name="MathJax-Span-498"/><text:bookmark text:name="MathJax-Span-499"/><text:bookmark text:name="MathJax-Span-500"/><text:bookmark text:name="MathJax-Span-501"/><text:span text:style-name="T2">X</text:span><text:bookmark text:name="MathJax-Span-502"/>′<text:bookmark text:name="MathJax-Span-503"/><text:span text:style-name="T4">=</text:span><text:bookmark text:name="MathJax-Span-504"/><text:span text:style-name="T2">A</text:span><text:bookmark text:name="MathJax-Span-505"/><text:span text:style-name="T2">C</text:span> and <text:bookmark text:name="MathJax-Element-66-Frame"/><text:bookmark text:name="MathJax-Span-506"/><text:bookmark text:name="MathJax-Span-507"/><text:bookmark text:name="MathJax-Span-508"/><text:bookmark text:name="MathJax-Span-509"/><text:span text:style-name="T2">Y</text:span><text:bookmark text:name="MathJax-Span-510"/>′<text:bookmark text:name="MathJax-Span-511"/><text:span text:style-name="T4">=</text:span><text:bookmark text:name="MathJax-Span-512"/><text:span text:style-name="T2">G</text:span><text:bookmark text:name="MathJax-Span-513"/><text:span text:style-name="T2">G</text:span>.</text:p>
          </table:table-cell>
          <table:table-cell table:style-name="表格6.A1" office:value-type="string">
            <text:p text:style-name="Table_20_Contents">Correct</text:p>
          </table:table-cell>
          <table:table-cell table:style-name="表格6.A1" office:value-type="string">
            <text:p text:style-name="Table_20_Contents">5.00</text:p>
          </table:table-cell>
          <table:table-cell table:style-name="表格6.A1" office:value-type="string">
            <text:p text:style-name="Table_20_Contents">Correct. This alignment has maximal score of <text:bookmark text:name="MathJax-Element-67-Frame"/><text:bookmark text:name="MathJax-Span-514"/><text:bookmark text:name="MathJax-Span-515"/><text:bookmark text:name="MathJax-Span-516"/><text:span text:style-name="T4">4</text:span>.</text:p>
          </table:table-cell>
        </table:table-row>
        <table:table-row>
          <table:table-cell table:style-name="表格6.A1" office:value-type="string">
            <text:p text:style-name="Table_20_Contents">Total</text:p>
          </table:table-cell>
          <table:table-cell table:style-name="表格6.A1" office:value-type="string">
            <text:p text:style-name="P12"/>
          </table:table-cell>
          <table:table-cell table:style-name="表格6.A1" office:value-type="string">
            <text:p text:style-name="Table_20_Contents">5.00 / 5.00</text:p>
          </table:table-cell>
          <table:table-cell table:style-name="表格6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Compute the score of each possible global alignment and choose the one that yields the maximal score.</text:p>
      <text:h text:style-name="Heading_20_3" text:outline-level="3">Question 6</text:h>
      <text:p text:style-name="P6">Let <text:bookmark text:name="MathJax-Element-68-Frame"/><text:bookmark text:name="MathJax-Span-517"/><text:bookmark text:name="MathJax-Span-518"/><text:bookmark text:name="MathJax-Span-519"/><text:span text:style-name="T2">B</text:span><text:bookmark text:name="MathJax-Span-520"/><text:span text:style-name="T4">(</text:span><text:bookmark text:name="MathJax-Span-521"/><text:span text:style-name="T2">m</text:span><text:bookmark text:name="MathJax-Span-522"/><text:span text:style-name="T4">,</text:span><text:bookmark text:name="MathJax-Span-523"/><text:span text:style-name="T2">n</text:span><text:bookmark text:name="MathJax-Span-524"/><text:span text:style-name="T4">)</text:span> denote the number of global alignments of two sequences <text:bookmark text:name="MathJax-Element-69-Frame"/><text:bookmark text:name="MathJax-Span-525"/><text:bookmark text:name="MathJax-Span-526"/><text:bookmark text:name="MathJax-Span-527"/><text:span text:style-name="T2">X</text:span> and <text:bookmark text:name="MathJax-Element-70-Frame"/><text:bookmark text:name="MathJax-Span-528"/><text:bookmark text:name="MathJax-Span-529"/><text:bookmark text:name="MathJax-Span-530"/><text:span text:style-name="T2">Y</text:span> of lengths <text:bookmark text:name="MathJax-Element-71-Frame"/><text:bookmark text:name="MathJax-Span-531"/><text:bookmark text:name="MathJax-Span-532"/><text:bookmark text:name="MathJax-Span-533"/><text:span text:style-name="T2">m</text:span> and <text:bookmark text:name="MathJax-Element-72-Frame"/><text:bookmark text:name="MathJax-Span-534"/><text:bookmark text:name="MathJax-Span-535"/><text:bookmark text:name="MathJax-Span-536"/><text:span text:style-name="T2">n</text:span>, respectively. A recursive formula for <text:bookmark text:name="MathJax-Element-73-Frame"/><text:bookmark text:name="MathJax-Span-537"/><text:bookmark text:name="MathJax-Span-538"/><text:bookmark text:name="MathJax-Span-539"/><text:span text:style-name="T2">B</text:span><text:bookmark text:name="MathJax-Span-540"/><text:span text:style-name="T4">(</text:span><text:bookmark text:name="MathJax-Span-541"/><text:span text:style-name="T2">m</text:span><text:bookmark text:name="MathJax-Span-542"/><text:span text:style-name="T4">,</text:span><text:bookmark text:name="MathJax-Span-543"/><text:span text:style-name="T2">n</text:span><text:bookmark text:name="MathJax-Span-544"/><text:span text:style-name="T4">)</text:span> is: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row>
          <table:table-cell table:style-name="表格7.A1" office:value-type="string">
            <text:p text:style-name="Table_20_Heading">Your Answer</text:p>
          </table:table-cell>
          <table:table-cell table:style-name="表格7.A1" office:value-type="string">
            <text:p text:style-name="P37"/>
          </table:table-cell>
          <table:table-cell table:style-name="表格7.A1" office:value-type="string">
            <text:p text:style-name="Table_20_Heading">Score</text:p>
          </table:table-cell>
          <table:table-cell table:style-name="表格7.A1" office:value-type="string">
            <text:p text:style-name="Table_20_Heading">Explanation</text:p>
          </table:table-cell>
        </table:table-row>
        <table:table-row>
          <table:table-cell table:style-name="表格7.A1" office:value-type="string">
            <text:p text:style-name="Table_20_Contents"><text:bookmark text:name="MathJax-Element-74-Frame"/><text:bookmark text:name="MathJax-Span-545"/><text:bookmark text:name="MathJax-Span-546"/><text:bookmark text:name="MathJax-Span-547"/><text:span text:style-name="T2">B</text:span><text:bookmark text:name="MathJax-Span-548"/><text:span text:style-name="T4">(</text:span><text:bookmark text:name="MathJax-Span-549"/><text:span text:style-name="T2">m</text:span><text:bookmark text:name="MathJax-Span-550"/><text:span text:style-name="T4">,</text:span><text:bookmark text:name="MathJax-Span-551"/><text:span text:style-name="T2">n</text:span><text:bookmark text:name="MathJax-Span-552"/><text:span text:style-name="T4">)</text:span><text:bookmark text:name="MathJax-Span-553"/><text:span text:style-name="T4">=</text:span><text:bookmark text:name="MathJax-Span-554"/><text:span text:style-name="T2">B</text:span><text:bookmark text:name="MathJax-Span-555"/><text:span text:style-name="T4">(</text:span><text:bookmark text:name="MathJax-Span-556"/><text:span text:style-name="T2">m</text:span><text:bookmark text:name="MathJax-Span-557"/>−<text:bookmark text:name="MathJax-Span-558"/><text:span text:style-name="T4">1</text:span><text:bookmark text:name="MathJax-Span-559"/><text:span text:style-name="T4">,</text:span><text:bookmark text:name="MathJax-Span-560"/><text:span text:style-name="T2">n</text:span><text:bookmark text:name="MathJax-Span-561"/><text:span text:style-name="T4">)</text:span><text:bookmark text:name="MathJax-Span-562"/><text:span text:style-name="T4">+</text:span><text:bookmark text:name="MathJax-Span-563"/><text:span text:style-name="T2">B</text:span><text:bookmark text:name="MathJax-Span-564"/><text:span text:style-name="T4">(</text:span><text:bookmark text:name="MathJax-Span-565"/><text:span text:style-name="T2">m</text:span><text:bookmark text:name="MathJax-Span-566"/>−<text:bookmark text:name="MathJax-Span-567"/><text:span text:style-name="T4">1</text:span><text:bookmark text:name="MathJax-Span-568"/><text:span text:style-name="T4">,</text:span><text:bookmark text:name="MathJax-Span-569"/><text:span text:style-name="T2">n</text:span><text:bookmark text:name="MathJax-Span-570"/>−<text:bookmark text:name="MathJax-Span-571"/><text:span text:style-name="T4">1</text:span><text:bookmark text:name="MathJax-Span-572"/><text:span text:style-name="T4">)</text:span><text:bookmark text:name="MathJax-Span-573"/><text:span text:style-name="T4">+</text:span><text:bookmark text:name="MathJax-Span-574"/><text:span text:style-name="T2">B</text:span><text:bookmark text:name="MathJax-Span-575"/><text:span text:style-name="T4">(</text:span><text:bookmark text:name="MathJax-Span-576"/><text:span text:style-name="T2">m</text:span><text:bookmark text:name="MathJax-Span-577"/><text:span text:style-name="T4">,</text:span><text:bookmark text:name="MathJax-Span-578"/><text:span text:style-name="T2">n</text:span><text:bookmark text:name="MathJax-Span-579"/>−<text:bookmark text:name="MathJax-Span-580"/><text:span text:style-name="T4">1</text:span><text:bookmark text:name="MathJax-Span-581"/><text:span text:style-name="T4">)</text:span>.</text:p>
          </table:table-cell>
          <table:table-cell table:style-name="表格7.A1" office:value-type="string">
            <text:p text:style-name="Table_20_Contents">Correct</text:p>
          </table:table-cell>
          <table:table-cell table:style-name="表格7.A1" office:value-type="string">
            <text:p text:style-name="Table_20_Contents">5.00</text:p>
          </table:table-cell>
          <table:table-cell table:style-name="表格7.A1" office:value-type="string">
            <text:p text:style-name="Table_20_Contents">Correct.</text:p>
          </table:table-cell>
        </table:table-row>
        <table:table-row>
          <table:table-cell table:style-name="表格7.A1" office:value-type="string">
            <text:p text:style-name="Table_20_Contents"><text:bookmark text:name="MathJax-Element-75-Frame"/><text:bookmark text:name="MathJax-Span-582"/><text:bookmark text:name="MathJax-Span-583"/><text:bookmark text:name="MathJax-Span-584"/><text:span text:style-name="T2">B</text:span><text:bookmark text:name="MathJax-Span-585"/><text:span text:style-name="T4">(</text:span><text:bookmark text:name="MathJax-Span-586"/><text:span text:style-name="T2">m</text:span><text:bookmark text:name="MathJax-Span-587"/><text:span text:style-name="T4">,</text:span><text:bookmark text:name="MathJax-Span-588"/><text:span text:style-name="T2">n</text:span><text:bookmark text:name="MathJax-Span-589"/><text:span text:style-name="T4">)</text:span><text:bookmark text:name="MathJax-Span-590"/><text:span text:style-name="T4">=</text:span><text:bookmark text:name="MathJax-Span-591"/><text:span text:style-name="T2">B</text:span><text:bookmark text:name="MathJax-Span-592"/><text:span text:style-name="T4">(</text:span><text:bookmark text:name="MathJax-Span-593"/><text:span text:style-name="T2">m</text:span><text:bookmark text:name="MathJax-Span-594"/>−<text:bookmark text:name="MathJax-Span-595"/><text:span text:style-name="T4">1</text:span><text:bookmark text:name="MathJax-Span-596"/><text:span text:style-name="T4">,</text:span><text:bookmark text:name="MathJax-Span-597"/><text:span text:style-name="T2">n</text:span><text:bookmark text:name="MathJax-Span-598"/><text:span text:style-name="T4">)</text:span><text:bookmark text:name="MathJax-Span-599"/><text:span text:style-name="T4">+</text:span><text:bookmark text:name="MathJax-Span-600"/><text:span text:style-name="T2">B</text:span><text:bookmark text:name="MathJax-Span-601"/><text:span text:style-name="T4">(</text:span><text:bookmark text:name="MathJax-Span-602"/><text:span text:style-name="T2">m</text:span><text:bookmark text:name="MathJax-Span-603"/><text:span text:style-name="T4">,</text:span><text:bookmark text:name="MathJax-Span-604"/><text:span text:style-name="T2">n</text:span><text:bookmark text:name="MathJax-Span-605"/>−<text:bookmark text:name="MathJax-Span-606"/><text:span text:style-name="T4">1</text:span><text:bookmark text:name="MathJax-Span-607"/><text:span text:style-name="T4">)</text:span>. </text:p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P12"/>
          </table:table-cell>
        </table:table-row>
        <table:table-row>
          <table:table-cell table:style-name="表格7.A1" office:value-type="string">
            <text:p text:style-name="Table_20_Contents"><text:bookmark text:name="MathJax-Element-76-Frame"/><text:bookmark text:name="MathJax-Span-608"/><text:bookmark text:name="MathJax-Span-609"/><text:bookmark text:name="MathJax-Span-610"/><text:span text:style-name="T2">B</text:span><text:bookmark text:name="MathJax-Span-611"/><text:span text:style-name="T4">(</text:span><text:bookmark text:name="MathJax-Span-612"/><text:span text:style-name="T2">m</text:span><text:bookmark text:name="MathJax-Span-613"/><text:span text:style-name="T4">,</text:span><text:bookmark text:name="MathJax-Span-614"/><text:span text:style-name="T2">n</text:span><text:bookmark text:name="MathJax-Span-615"/><text:span text:style-name="T4">)</text:span><text:bookmark text:name="MathJax-Span-616"/><text:span text:style-name="T4">=</text:span><text:bookmark text:name="MathJax-Span-617"/><text:span text:style-name="T2">m</text:span><text:bookmark text:name="MathJax-Span-618"/>⋅<text:bookmark text:name="MathJax-Span-619"/><text:span text:style-name="T2">B</text:span><text:bookmark text:name="MathJax-Span-620"/><text:span text:style-name="T4">(</text:span><text:bookmark text:name="MathJax-Span-621"/><text:span text:style-name="T2">m</text:span><text:bookmark text:name="MathJax-Span-622"/>−<text:bookmark text:name="MathJax-Span-623"/><text:span text:style-name="T4">1</text:span><text:bookmark text:name="MathJax-Span-624"/><text:span text:style-name="T4">,</text:span><text:bookmark text:name="MathJax-Span-625"/><text:span text:style-name="T2">n</text:span><text:bookmark text:name="MathJax-Span-626"/><text:span text:style-name="T4">)</text:span>.</text:p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P12"/>
          </table:table-cell>
        </table:table-row>
        <table:table-row>
          <table:table-cell table:style-name="表格7.A1" office:value-type="string">
            <text:p text:style-name="Table_20_Contents"><text:bookmark text:name="MathJax-Element-77-Frame"/><text:bookmark text:name="MathJax-Span-627"/><text:bookmark text:name="MathJax-Span-628"/><text:bookmark text:name="MathJax-Span-629"/><text:span text:style-name="T2">B</text:span><text:bookmark text:name="MathJax-Span-630"/><text:span text:style-name="T4">(</text:span><text:bookmark text:name="MathJax-Span-631"/><text:span text:style-name="T2">m</text:span><text:bookmark text:name="MathJax-Span-632"/><text:span text:style-name="T4">,</text:span><text:bookmark text:name="MathJax-Span-633"/><text:span text:style-name="T2">n</text:span><text:bookmark text:name="MathJax-Span-634"/><text:span text:style-name="T4">)</text:span><text:bookmark text:name="MathJax-Span-635"/><text:span text:style-name="T4">=</text:span><text:bookmark text:name="MathJax-Span-636"/><text:span text:style-name="T2">m</text:span><text:bookmark text:name="MathJax-Span-637"/>⋅<text:bookmark text:name="MathJax-Span-638"/><text:span text:style-name="T2">B</text:span><text:bookmark text:name="MathJax-Span-639"/><text:span text:style-name="T4">(</text:span><text:bookmark text:name="MathJax-Span-640"/><text:span text:style-name="T2">m</text:span><text:bookmark text:name="MathJax-Span-641"/>−<text:bookmark text:name="MathJax-Span-642"/><text:span text:style-name="T4">1</text:span><text:bookmark text:name="MathJax-Span-643"/><text:span text:style-name="T4">,</text:span><text:bookmark text:name="MathJax-Span-644"/><text:span text:style-name="T2">n</text:span><text:bookmark text:name="MathJax-Span-645"/><text:span text:style-name="T4">)</text:span><text:bookmark text:name="MathJax-Span-646"/><text:span text:style-name="T4">+</text:span><text:bookmark text:name="MathJax-Span-647"/><text:span text:style-name="T2">n</text:span><text:bookmark text:name="MathJax-Span-648"/>⋅<text:bookmark text:name="MathJax-Span-649"/><text:span text:style-name="T2">B</text:span><text:bookmark text:name="MathJax-Span-650"/><text:span text:style-name="T4">(</text:span><text:bookmark text:name="MathJax-Span-651"/><text:span text:style-name="T2">m</text:span><text:bookmark text:name="MathJax-Span-652"/><text:span text:style-name="T4">,</text:span><text:bookmark text:name="MathJax-Span-653"/><text:span text:style-name="T2">n</text:span><text:bookmark text:name="MathJax-Span-654"/>−<text:bookmark text:name="MathJax-Span-655"/><text:span text:style-name="T4">1</text:span><text:bookmark text:name="MathJax-Span-656"/><text:span text:style-name="T4">)</text:span>.</text:p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P12"/>
          </table:table-cell>
        </table:table-row>
        <table:table-row>
          <table:table-cell table:style-name="表格7.A1" office:value-type="string">
            <text:p text:style-name="Table_20_Contents"><text:bookmark text:name="MathJax-Element-78-Frame"/><text:bookmark text:name="MathJax-Span-657"/><text:bookmark text:name="MathJax-Span-658"/><text:bookmark text:name="MathJax-Span-659"/><text:span text:style-name="T2">B</text:span><text:bookmark text:name="MathJax-Span-660"/><text:span text:style-name="T4">(</text:span><text:bookmark text:name="MathJax-Span-661"/><text:span text:style-name="T2">m</text:span><text:bookmark text:name="MathJax-Span-662"/><text:span text:style-name="T4">,</text:span><text:bookmark text:name="MathJax-Span-663"/><text:span text:style-name="T2">n</text:span><text:bookmark text:name="MathJax-Span-664"/><text:span text:style-name="T4">)</text:span><text:bookmark text:name="MathJax-Span-665"/><text:span text:style-name="T4">=</text:span><text:bookmark text:name="MathJax-Span-666"/><text:span text:style-name="T2">n</text:span><text:bookmark text:name="MathJax-Span-667"/>⋅<text:bookmark text:name="MathJax-Span-668"/><text:span text:style-name="T2">B</text:span><text:bookmark text:name="MathJax-Span-669"/><text:span text:style-name="T4">(</text:span><text:bookmark text:name="MathJax-Span-670"/><text:span text:style-name="T2">m</text:span><text:bookmark text:name="MathJax-Span-671"/><text:span text:style-name="T4">,</text:span><text:bookmark text:name="MathJax-Span-672"/><text:span text:style-name="T2">n</text:span><text:bookmark text:name="MathJax-Span-673"/>−<text:bookmark text:name="MathJax-Span-674"/><text:span text:style-name="T4">1</text:span><text:bookmark text:name="MathJax-Span-675"/><text:span text:style-name="T4">)</text:span>. </text:p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P12"/>
          </table:table-cell>
        </table:table-row>
        <table:table-row>
          <table:table-cell table:style-name="表格7.A1" office:value-type="string">
            <text:p text:style-name="Table_20_Contents">Total</text:p>
          </table:table-cell>
          <table:table-cell table:style-name="表格7.A1" office:value-type="string">
            <text:p text:style-name="P12"/>
          </table:table-cell>
          <table:table-cell table:style-name="表格7.A1" office:value-type="string">
            <text:p text:style-name="Table_20_Contents">5.00 / 5.00</text:p>
          </table:table-cell>
          <table:table-cell table:style-name="表格7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Consider how adding one element to the end of one or both sequences increases the number of possible global alignments.</text:p>
      <text:h text:style-name="Heading_20_3" text:outline-level="3">Question 7</text:h>
      <text:h text:style-name="Heading_20_4" text:outline-level="4">Overview</text:h>
      <text:p text:style-name="Text_20_body">Questions 7-10 develop a dynamic programming (DP) algorithm for solving the Global Pairwise Alignment Problem. Algorithm <text:span text:style-name="T5">GlobalAlignment</text:span> below calls two helper algorithms to compute a global alignment. </text:p>
      <text:p text:style-name="Text_20_body"><text:soft-page-break/><draw:frame draw:style-name="fr1" draw:name="圖形1" text:anchor-type="as-char" svg:width="1.997cm" style:rel-width="100%" svg:height="0.998cm" style:rel-height="scale" draw:z-index="0"><draw:image xlink:href="https://d396qusza40orc.cloudfront.net/algorithmicthink/AT-Homework4/GlobalAlignmentFig.jpg" xlink:type="simple" xlink:show="embed" xlink:actuate="onLoad"/></draw:frame><text:line-break/>These two helper functions do the following: </text:p>
      <text:list xml:id="list1691114127645430301" text:style-name="L4">
        <text:list-item>
          <text:p text:style-name="P9">Algorithm <text:span text:style-name="T5">ComputeGlobalAlignmentScores</text:span> computes a <text:span text:style-name="T3">global alignment matrix</text:span> <text:bookmark text:name="MathJax-Element-79-Frame"/><text:bookmark text:name="MathJax-Span-676"/><text:bookmark text:name="MathJax-Span-677"/><text:bookmark text:name="MathJax-Span-678"/><text:span text:style-name="T2">S</text:span> whose entries <text:bookmark text:name="MathJax-Element-80-Frame"/><text:bookmark text:name="MathJax-Span-679"/><text:bookmark text:name="MathJax-Span-680"/><text:bookmark text:name="MathJax-Span-681"/><text:span text:style-name="T2">S</text:span><text:bookmark text:name="MathJax-Span-682"/><text:span text:style-name="T4">[</text:span><text:bookmark text:name="MathJax-Span-683"/><text:span text:style-name="T2">i</text:span><text:bookmark text:name="MathJax-Span-684"/><text:span text:style-name="T4">,</text:span><text:bookmark text:name="MathJax-Span-685"/><text:span text:style-name="T2">j</text:span><text:bookmark text:name="MathJax-Span-686"/><text:span text:style-name="T4">]</text:span> are the maximum scores over all possible global alignments for the pair of sequences <text:bookmark text:name="MathJax-Element-81-Frame"/><text:bookmark text:name="MathJax-Span-687"/><text:bookmark text:name="MathJax-Span-688"/><text:bookmark text:name="MathJax-Span-689"/><text:span text:style-name="T2">X</text:span><text:bookmark text:name="MathJax-Span-690"/><text:span text:style-name="T4">[</text:span><text:bookmark text:name="MathJax-Span-691"/><text:span text:style-name="T4">0</text:span><text:bookmark text:name="MathJax-Span-692"/>…<text:bookmark text:name="MathJax-Span-693"/><text:span text:style-name="T2">i</text:span><text:bookmark text:name="MathJax-Span-694"/>−<text:bookmark text:name="MathJax-Span-695"/><text:span text:style-name="T4">1</text:span><text:bookmark text:name="MathJax-Span-696"/><text:span text:style-name="T4">]</text:span> and <text:bookmark text:name="MathJax-Element-82-Frame"/><text:bookmark text:name="MathJax-Span-697"/><text:bookmark text:name="MathJax-Span-698"/><text:bookmark text:name="MathJax-Span-699"/><text:span text:style-name="T2">Y</text:span><text:bookmark text:name="MathJax-Span-700"/><text:span text:style-name="T4">[</text:span><text:bookmark text:name="MathJax-Span-701"/><text:span text:style-name="T4">0</text:span><text:bookmark text:name="MathJax-Span-702"/>…<text:bookmark text:name="MathJax-Span-703"/><text:span text:style-name="T2">j</text:span><text:bookmark text:name="MathJax-Span-704"/>−<text:bookmark text:name="MathJax-Span-705"/><text:span text:style-name="T4">1</text:span><text:bookmark text:name="MathJax-Span-706"/><text:span text:style-name="T4">]</text:span>. </text:p>
        </text:list-item>
        <text:list-item>
          <text:p text:style-name="P4">Algorithm <text:span text:style-name="T5">ComputeAlignment</text:span> takes this alignment matrix and traces backwards from the entry <text:bookmark text:name="MathJax-Element-83-Frame"/><text:bookmark text:name="MathJax-Span-707"/><text:bookmark text:name="MathJax-Span-708"/><text:bookmark text:name="MathJax-Span-709"/><text:span text:style-name="T2">S</text:span><text:bookmark text:name="MathJax-Span-710"/><text:span text:style-name="T4">[</text:span><text:bookmark text:name="MathJax-Span-711"/><text:span text:style-name="T2">m</text:span><text:bookmark text:name="MathJax-Span-712"/><text:span text:style-name="T4">,</text:span><text:bookmark text:name="MathJax-Span-713"/><text:span text:style-name="T2">n</text:span><text:bookmark text:name="MathJax-Span-714"/><text:span text:style-name="T4">]</text:span> to the entry <text:bookmark text:name="MathJax-Element-84-Frame"/><text:bookmark text:name="MathJax-Span-715"/><text:bookmark text:name="MathJax-Span-716"/><text:bookmark text:name="MathJax-Span-717"/><text:span text:style-name="T2">S</text:span><text:bookmark text:name="MathJax-Span-718"/><text:span text:style-name="T4">[</text:span><text:bookmark text:name="MathJax-Span-719"/><text:span text:style-name="T4">0</text:span><text:bookmark text:name="MathJax-Span-720"/><text:span text:style-name="T4">,</text:span><text:bookmark text:name="MathJax-Span-721"/><text:span text:style-name="T4">0</text:span><text:bookmark text:name="MathJax-Span-722"/><text:span text:style-name="T4">]</text:span> to compute the actual optimal global alignment of <text:bookmark text:name="MathJax-Element-85-Frame"/><text:bookmark text:name="MathJax-Span-723"/><text:bookmark text:name="MathJax-Span-724"/><text:bookmark text:name="MathJax-Span-725"/><text:span text:style-name="T2">X</text:span> and <text:bookmark text:name="MathJax-Element-86-Frame"/><text:bookmark text:name="MathJax-Span-726"/><text:bookmark text:name="MathJax-Span-727"/><text:bookmark text:name="MathJax-Span-728"/><text:span text:style-name="T2">Y</text:span>. </text:p>
        </text:list-item>
      </text:list>
      <text:p text:style-name="Text_20_body">If you find it easier to refer to, you can open this figure in another window with this link: <text:a xlink:type="simple" xlink:href="https://d396qusza40orc.cloudfront.net/algorithmicthink/AT-Homework4/GlobalAlignmentFig.jpg" office:target-frame-name="_blank" xlink:show="new">figure</text:a>. </text:p>
      <text:h text:style-name="Heading_20_4" text:outline-level="4">Question</text:h>
      <text:p text:style-name="P6">Since the entries <text:bookmark text:name="MathJax-Element-87-Frame"/><text:bookmark text:name="MathJax-Span-729"/><text:bookmark text:name="MathJax-Span-730"/><text:bookmark text:name="MathJax-Span-731"/><text:span text:style-name="T2">S</text:span><text:bookmark text:name="MathJax-Span-732"/><text:span text:style-name="T4">[</text:span><text:bookmark text:name="MathJax-Span-733"/><text:span text:style-name="T2">i</text:span><text:bookmark text:name="MathJax-Span-734"/><text:span text:style-name="T4">,</text:span><text:bookmark text:name="MathJax-Span-735"/><text:span text:style-name="T2">j</text:span><text:bookmark text:name="MathJax-Span-736"/><text:span text:style-name="T4">]</text:span> of the global alignment matrix are the maximum scores for all possible global alignments for the pair of sequences <text:bookmark text:name="MathJax-Element-88-Frame"/><text:bookmark text:name="MathJax-Span-737"/><text:bookmark text:name="MathJax-Span-738"/><text:bookmark text:name="MathJax-Span-739"/><text:span text:style-name="T2">X</text:span><text:bookmark text:name="MathJax-Span-740"/><text:span text:style-name="T4">[</text:span><text:bookmark text:name="MathJax-Span-741"/><text:span text:style-name="T4">0</text:span><text:bookmark text:name="MathJax-Span-742"/>…<text:bookmark text:name="MathJax-Span-743"/><text:span text:style-name="T2">i</text:span><text:bookmark text:name="MathJax-Span-744"/>−<text:bookmark text:name="MathJax-Span-745"/><text:span text:style-name="T4">1</text:span><text:bookmark text:name="MathJax-Span-746"/><text:span text:style-name="T4">]</text:span> and <text:bookmark text:name="MathJax-Element-89-Frame"/><text:bookmark text:name="MathJax-Span-747"/><text:bookmark text:name="MathJax-Span-748"/><text:bookmark text:name="MathJax-Span-749"/><text:span text:style-name="T2">Y</text:span><text:bookmark text:name="MathJax-Span-750"/><text:span text:style-name="T4">[</text:span><text:bookmark text:name="MathJax-Span-751"/><text:span text:style-name="T4">0</text:span><text:bookmark text:name="MathJax-Span-752"/>…<text:bookmark text:name="MathJax-Span-753"/><text:span text:style-name="T2">j</text:span><text:bookmark text:name="MathJax-Span-754"/>−<text:bookmark text:name="MathJax-Span-755"/><text:span text:style-name="T4">1</text:span><text:bookmark text:name="MathJax-Span-756"/><text:span text:style-name="T4">]</text:span>, which values of <text:bookmark text:name="MathJax-Element-90-Frame"/><text:bookmark text:name="MathJax-Span-757"/><text:bookmark text:name="MathJax-Span-758"/><text:bookmark text:name="MathJax-Span-759"/><text:span text:style-name="T2">S</text:span> will this dynamic programming method use in computing <text:bookmark text:name="MathJax-Element-91-Frame"/><text:bookmark text:name="MathJax-Span-760"/><text:bookmark text:name="MathJax-Span-761"/><text:bookmark text:name="MathJax-Span-762"/><text:span text:style-name="T2">S</text:span><text:bookmark text:name="MathJax-Span-763"/><text:span text:style-name="T4">[</text:span><text:bookmark text:name="MathJax-Span-764"/><text:span text:style-name="T2">i</text:span><text:bookmark text:name="MathJax-Span-765"/><text:span text:style-name="T4">,</text:span><text:bookmark text:name="MathJax-Span-766"/><text:span text:style-name="T2">j</text:span><text:bookmark text:name="MathJax-Span-767"/><text:span text:style-name="T4">]</text:span> when <text:bookmark text:name="MathJax-Element-92-Frame"/><text:bookmark text:name="MathJax-Span-768"/><text:bookmark text:name="MathJax-Span-769"/><text:bookmark text:name="MathJax-Span-770"/><text:span text:style-name="T2">i</text:span><text:bookmark text:name="MathJax-Span-771"/><text:span text:style-name="T4">&gt;</text:span><text:bookmark text:name="MathJax-Span-772"/><text:span text:style-name="T4">0</text:span> and <text:bookmark text:name="MathJax-Element-93-Frame"/><text:bookmark text:name="MathJax-Span-773"/><text:bookmark text:name="MathJax-Span-774"/><text:bookmark text:name="MathJax-Span-775"/><text:span text:style-name="T2">j</text:span><text:bookmark text:name="MathJax-Span-776"/><text:span text:style-name="T4">&gt;</text:span><text:bookmark text:name="MathJax-Span-777"/><text:span text:style-name="T4">0</text:span>?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row>
          <table:table-cell table:style-name="表格8.A1" office:value-type="string">
            <text:p text:style-name="Table_20_Heading">Your Answer</text:p>
          </table:table-cell>
          <table:table-cell table:style-name="表格8.A1" office:value-type="string">
            <text:p text:style-name="P37"/>
          </table:table-cell>
          <table:table-cell table:style-name="表格8.A1" office:value-type="string">
            <text:p text:style-name="Table_20_Heading">Score</text:p>
          </table:table-cell>
          <table:table-cell table:style-name="表格8.A1" office:value-type="string">
            <text:p text:style-name="Table_20_Heading">Explanation</text:p>
          </table:table-cell>
        </table:table-row>
        <table:table-row>
          <table:table-cell table:style-name="表格8.A1" office:value-type="string">
            <text:p text:style-name="Table_20_Contents"><text:bookmark text:name="MathJax-Element-94-Frame"/><text:bookmark text:name="MathJax-Span-778"/><text:bookmark text:name="MathJax-Span-779"/><text:bookmark text:name="MathJax-Span-780"/><text:span text:style-name="T2">S</text:span><text:bookmark text:name="MathJax-Span-781"/><text:span text:style-name="T4">[</text:span><text:bookmark text:name="MathJax-Span-782"/><text:span text:style-name="T2">i</text:span><text:bookmark text:name="MathJax-Span-783"/>−<text:bookmark text:name="MathJax-Span-784"/><text:span text:style-name="T4">1</text:span><text:bookmark text:name="MathJax-Span-785"/><text:span text:style-name="T4">,</text:span><text:bookmark text:name="MathJax-Span-786"/><text:span text:style-name="T2">j</text:span><text:bookmark text:name="MathJax-Span-787"/>−<text:bookmark text:name="MathJax-Span-788"/><text:span text:style-name="T4">1</text:span><text:bookmark text:name="MathJax-Span-789"/><text:span text:style-name="T4">]</text:span>, <text:bookmark text:name="MathJax-Element-95-Frame"/><text:bookmark text:name="MathJax-Span-790"/><text:bookmark text:name="MathJax-Span-791"/><text:bookmark text:name="MathJax-Span-792"/><text:span text:style-name="T2">S</text:span><text:bookmark text:name="MathJax-Span-793"/><text:span text:style-name="T4">[</text:span><text:bookmark text:name="MathJax-Span-794"/><text:span text:style-name="T2">i</text:span><text:bookmark text:name="MathJax-Span-795"/>−<text:bookmark text:name="MathJax-Span-796"/><text:span text:style-name="T4">1</text:span><text:bookmark text:name="MathJax-Span-797"/><text:span text:style-name="T4">,</text:span><text:bookmark text:name="MathJax-Span-798"/><text:span text:style-name="T2">j</text:span><text:bookmark text:name="MathJax-Span-799"/><text:span text:style-name="T4">]</text:span>, and <text:bookmark text:name="MathJax-Element-96-Frame"/><text:bookmark text:name="MathJax-Span-800"/><text:bookmark text:name="MathJax-Span-801"/><text:bookmark text:name="MathJax-Span-802"/><text:span text:style-name="T2">S</text:span><text:bookmark text:name="MathJax-Span-803"/><text:span text:style-name="T4">[</text:span><text:bookmark text:name="MathJax-Span-804"/><text:span text:style-name="T2">i</text:span><text:bookmark text:name="MathJax-Span-805"/><text:span text:style-name="T4">,</text:span><text:bookmark text:name="MathJax-Span-806"/><text:span text:style-name="T2">j</text:span><text:bookmark text:name="MathJax-Span-807"/>−<text:bookmark text:name="MathJax-Span-808"/><text:span text:style-name="T4">1</text:span><text:bookmark text:name="MathJax-Span-809"/><text:span text:style-name="T4">]</text:span>.</text:p>
          </table:table-cell>
          <table:table-cell table:style-name="表格8.A1" office:value-type="string">
            <text:p text:style-name="Table_20_Contents">Correct</text:p>
          </table:table-cell>
          <table:table-cell table:style-name="表格8.A1" office:value-type="string">
            <text:p text:style-name="Table_20_Contents">10.00</text:p>
          </table:table-cell>
          <table:table-cell table:style-name="表格8.A1" office:value-type="string">
            <text:p text:style-name="Table_20_Contents">Correct. These three terms model the three possible ways an alignment can be extended.</text:p>
          </table:table-cell>
        </table:table-row>
        <table:table-row>
          <table:table-cell table:style-name="表格8.A1" office:value-type="string">
            <text:p text:style-name="Table_20_Contents"><text:bookmark text:name="MathJax-Element-97-Frame"/><text:bookmark text:name="MathJax-Span-810"/><text:bookmark text:name="MathJax-Span-811"/><text:bookmark text:name="MathJax-Span-812"/><text:span text:style-name="T2">S</text:span><text:bookmark text:name="MathJax-Span-813"/><text:span text:style-name="T4">[</text:span><text:bookmark text:name="MathJax-Span-814"/><text:span text:style-name="T2">i</text:span><text:bookmark text:name="MathJax-Span-815"/>−<text:bookmark text:name="MathJax-Span-816"/><text:span text:style-name="T4">1</text:span><text:bookmark text:name="MathJax-Span-817"/><text:span text:style-name="T4">,</text:span><text:bookmark text:name="MathJax-Span-818"/><text:span text:style-name="T2">j</text:span><text:bookmark text:name="MathJax-Span-819"/>−<text:bookmark text:name="MathJax-Span-820"/><text:span text:style-name="T4">1</text:span><text:bookmark text:name="MathJax-Span-821"/><text:span text:style-name="T4">]</text:span>.</text:p>
          </table:table-cell>
          <table:table-cell table:style-name="表格8.A1" office:value-type="string">
            <text:p text:style-name="P12"/>
          </table:table-cell>
          <table:table-cell table:style-name="表格8.A1" office:value-type="string">
            <text:p text:style-name="P12"/>
          </table:table-cell>
          <table:table-cell table:style-name="表格8.A1" office:value-type="string">
            <text:p text:style-name="P12"/>
          </table:table-cell>
        </table:table-row>
        <table:table-row>
          <table:table-cell table:style-name="表格8.A1" office:value-type="string">
            <text:p text:style-name="Table_20_Contents"><text:bookmark text:name="MathJax-Element-98-Frame"/><text:bookmark text:name="MathJax-Span-822"/><text:bookmark text:name="MathJax-Span-823"/><text:bookmark text:name="MathJax-Span-824"/><text:span text:style-name="T2">S</text:span><text:bookmark text:name="MathJax-Span-825"/><text:span text:style-name="T4">[</text:span><text:bookmark text:name="MathJax-Span-826"/><text:span text:style-name="T2">i</text:span><text:bookmark text:name="MathJax-Span-827"/>−<text:bookmark text:name="MathJax-Span-828"/><text:span text:style-name="T4">1</text:span><text:bookmark text:name="MathJax-Span-829"/><text:span text:style-name="T4">,</text:span><text:bookmark text:name="MathJax-Span-830"/><text:span text:style-name="T2">j</text:span><text:bookmark text:name="MathJax-Span-831"/><text:span text:style-name="T4">]</text:span>, and <text:bookmark text:name="MathJax-Element-99-Frame"/><text:bookmark text:name="MathJax-Span-832"/><text:bookmark text:name="MathJax-Span-833"/><text:bookmark text:name="MathJax-Span-834"/><text:span text:style-name="T2">S</text:span><text:bookmark text:name="MathJax-Span-835"/><text:span text:style-name="T4">[</text:span><text:bookmark text:name="MathJax-Span-836"/><text:span text:style-name="T2">i</text:span><text:bookmark text:name="MathJax-Span-837"/><text:span text:style-name="T4">,</text:span><text:bookmark text:name="MathJax-Span-838"/><text:span text:style-name="T2">j</text:span><text:bookmark text:name="MathJax-Span-839"/>−<text:bookmark text:name="MathJax-Span-840"/><text:span text:style-name="T4">1</text:span><text:bookmark text:name="MathJax-Span-841"/><text:span text:style-name="T4">]</text:span>.</text:p>
          </table:table-cell>
          <table:table-cell table:style-name="表格8.A1" office:value-type="string">
            <text:p text:style-name="P12"/>
          </table:table-cell>
          <table:table-cell table:style-name="表格8.A1" office:value-type="string">
            <text:p text:style-name="P12"/>
          </table:table-cell>
          <table:table-cell table:style-name="表格8.A1" office:value-type="string">
            <text:p text:style-name="P12"/>
          </table:table-cell>
        </table:table-row>
        <table:table-row>
          <table:table-cell table:style-name="表格8.A1" office:value-type="string">
            <text:p text:style-name="Table_20_Contents"><text:bookmark text:name="MathJax-Element-100-Frame"/><text:bookmark text:name="MathJax-Span-842"/><text:bookmark text:name="MathJax-Span-843"/><text:bookmark text:name="MathJax-Span-844"/><text:span text:style-name="T2">S</text:span><text:bookmark text:name="MathJax-Span-845"/><text:span text:style-name="T4">[</text:span><text:bookmark text:name="MathJax-Span-846"/><text:span text:style-name="T2">i</text:span><text:bookmark text:name="MathJax-Span-847"/>−<text:bookmark text:name="MathJax-Span-848"/><text:span text:style-name="T4">1</text:span><text:bookmark text:name="MathJax-Span-849"/><text:span text:style-name="T4">,</text:span><text:bookmark text:name="MathJax-Span-850"/><text:span text:style-name="T2">j</text:span><text:bookmark text:name="MathJax-Span-851"/>−<text:bookmark text:name="MathJax-Span-852"/><text:span text:style-name="T4">1</text:span><text:bookmark text:name="MathJax-Span-853"/><text:span text:style-name="T4">]</text:span>, <text:bookmark text:name="MathJax-Element-101-Frame"/><text:bookmark text:name="MathJax-Span-854"/><text:bookmark text:name="MathJax-Span-855"/><text:bookmark text:name="MathJax-Span-856"/><text:span text:style-name="T2">S</text:span><text:bookmark text:name="MathJax-Span-857"/><text:span text:style-name="T4">[</text:span><text:bookmark text:name="MathJax-Span-858"/><text:span text:style-name="T2">i</text:span><text:bookmark text:name="MathJax-Span-859"/>−<text:bookmark text:name="MathJax-Span-860"/><text:span text:style-name="T4">1</text:span><text:bookmark text:name="MathJax-Span-861"/><text:span text:style-name="T4">,</text:span><text:bookmark text:name="MathJax-Span-862"/><text:span text:style-name="T2">j</text:span><text:bookmark text:name="MathJax-Span-863"/><text:span text:style-name="T4">]</text:span>, <text:bookmark text:name="MathJax-Element-102-Frame"/><text:bookmark text:name="MathJax-Span-864"/><text:bookmark text:name="MathJax-Span-865"/><text:bookmark text:name="MathJax-Span-866"/><text:span text:style-name="T2">S</text:span><text:bookmark text:name="MathJax-Span-867"/><text:span text:style-name="T4">[</text:span><text:bookmark text:name="MathJax-Span-868"/><text:span text:style-name="T2">i</text:span><text:bookmark text:name="MathJax-Span-869"/><text:span text:style-name="T4">,</text:span><text:bookmark text:name="MathJax-Span-870"/><text:span text:style-name="T2">j</text:span><text:bookmark text:name="MathJax-Span-871"/>−<text:bookmark text:name="MathJax-Span-872"/><text:span text:style-name="T4">1</text:span><text:bookmark text:name="MathJax-Span-873"/><text:span text:style-name="T4">]</text:span>, and <text:bookmark text:name="MathJax-Element-103-Frame"/><text:bookmark text:name="MathJax-Span-874"/><text:bookmark text:name="MathJax-Span-875"/><text:bookmark text:name="MathJax-Span-876"/><text:span text:style-name="T2">S</text:span><text:bookmark text:name="MathJax-Span-877"/><text:span text:style-name="T4">[</text:span><text:bookmark text:name="MathJax-Span-878"/><text:span text:style-name="T2">i</text:span><text:bookmark text:name="MathJax-Span-879"/><text:span text:style-name="T4">,</text:span><text:bookmark text:name="MathJax-Span-880"/><text:span text:style-name="T2">j</text:span><text:bookmark text:name="MathJax-Span-881"/><text:span text:style-name="T4">]</text:span>.</text:p>
          </table:table-cell>
          <table:table-cell table:style-name="表格8.A1" office:value-type="string">
            <text:p text:style-name="P12"/>
          </table:table-cell>
          <table:table-cell table:style-name="表格8.A1" office:value-type="string">
            <text:p text:style-name="P12"/>
          </table:table-cell>
          <table:table-cell table:style-name="表格8.A1" office:value-type="string">
            <text:p text:style-name="P12"/>
          </table:table-cell>
        </table:table-row>
        <table:table-row>
          <table:table-cell table:style-name="表格8.A1" office:value-type="string">
            <text:p text:style-name="Table_20_Contents">Total</text:p>
          </table:table-cell>
          <table:table-cell table:style-name="表格8.A1" office:value-type="string">
            <text:p text:style-name="P12"/>
          </table:table-cell>
          <table:table-cell table:style-name="表格8.A1" office:value-type="string">
            <text:p text:style-name="Table_20_Contents">10.00 / 10.00</text:p>
          </table:table-cell>
          <table:table-cell table:style-name="表格8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Consider the various ways that a global alignment can be generated one pair of elements at a time.</text:p>
      <text:h text:style-name="Heading_20_3" text:outline-level="3">Question 8</text:h>
      <text:p text:style-name="Text_20_body">In this question, we will complete the partial pseudo-code for Algorithm <text:span text:style-name="T5">ComputeGlobalAlignmentScores</text:span> that computes the global alignment matrix <text:bookmark text:name="MathJax-Element-104-Frame"/><text:bookmark text:name="MathJax-Span-882"/><text:bookmark text:name="MathJax-Span-883"/><text:bookmark text:name="MathJax-Span-884"/><text:span text:style-name="T2">S</text:span>. In particular, the entry <text:bookmark text:name="MathJax-Element-105-Frame"/><text:bookmark text:name="MathJax-Span-885"/><text:bookmark text:name="MathJax-Span-886"/><text:bookmark text:name="MathJax-Span-887"/><text:span text:style-name="T2">S</text:span><text:bookmark text:name="MathJax-Span-888"/><text:span text:style-name="T4">[</text:span><text:bookmark text:name="MathJax-Span-889"/><text:span text:style-name="T2">i</text:span><text:bookmark text:name="MathJax-Span-890"/><text:span text:style-name="T4">,</text:span><text:bookmark text:name="MathJax-Span-891"/><text:span text:style-name="T2">j</text:span><text:bookmark text:name="MathJax-Span-892"/><text:span text:style-name="T4">]</text:span> of this matrix should contain the maximum score over every possible global alignment of the pair of sequences <text:bookmark text:name="MathJax-Element-106-Frame"/><text:bookmark text:name="MathJax-Span-893"/><text:bookmark text:name="MathJax-Span-894"/><text:bookmark text:name="MathJax-Span-895"/><text:span text:style-name="T2">X</text:span><text:bookmark text:name="MathJax-Span-896"/><text:span text:style-name="T4">[</text:span><text:bookmark text:name="MathJax-Span-897"/><text:span text:style-name="T4">0</text:span><text:bookmark text:name="MathJax-Span-898"/>…<text:bookmark text:name="MathJax-Span-899"/><text:span text:style-name="T2">i</text:span><text:bookmark text:name="MathJax-Span-900"/>−<text:bookmark text:name="MathJax-Span-901"/><text:span text:style-name="T4">1</text:span><text:bookmark text:name="MathJax-Span-902"/><text:span text:style-name="T4">]</text:span> and <text:bookmark text:name="MathJax-Element-107-Frame"/><text:bookmark text:name="MathJax-Span-903"/><text:bookmark text:name="MathJax-Span-904"/><text:bookmark text:name="MathJax-Span-905"/><text:span text:style-name="T2">Y</text:span><text:bookmark text:name="MathJax-Span-906"/><text:span text:style-name="T4">[</text:span><text:bookmark text:name="MathJax-Span-907"/><text:span text:style-name="T4">0</text:span><text:bookmark text:name="MathJax-Span-908"/>…<text:bookmark text:name="MathJax-Span-909"/><text:span text:style-name="T2">j</text:span><text:bookmark text:name="MathJax-Span-910"/>−<text:bookmark text:name="MathJax-Span-911"/><text:span text:style-name="T4">1</text:span><text:bookmark text:name="MathJax-Span-912"/><text:span text:style-name="T4">]</text:span>. <text:line-break/><text:soft-page-break/><draw:frame draw:style-name="fr1" draw:name="圖形2" text:anchor-type="as-char" svg:width="1.997cm" style:rel-width="100%" svg:height="0.998cm" style:rel-height="scale" draw:z-index="1"><draw:image xlink:href="https://d396qusza40orc.cloudfront.net/algorithmicthink/AT-Homework4/ComputeGlobalAlignmentScoresFig.jpg" xlink:type="simple" xlink:show="embed" xlink:actuate="onLoad"/></draw:frame><text:line-break/>If you find it easier to refer to, you can open this figure in another window with this link: <text:a xlink:type="simple" xlink:href="https://d396qusza40orc.cloudfront.net/algorithmicthink/AT-Homework4/ComputeGlobalAlignmentScoresFig.jpg" office:target-frame-name="_blank" xlink:show="new">figure</text:a>. </text:p>
      <text:p text:style-name="Text_20_body">The pseudo-code is missing details on Lines 1, 2, and 3. Which of the following options completes the algorithm so that it correctly computes the global alignment matrix <text:bookmark text:name="MathJax-Element-108-Frame"/><text:bookmark text:name="MathJax-Span-913"/><text:bookmark text:name="MathJax-Span-914"/><text:bookmark text:name="MathJax-Span-915"/><text:span text:style-name="T2">S</text:span>?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row>
          <table:table-cell table:style-name="表格9.A1" office:value-type="string">
            <text:p text:style-name="Table_20_Heading">Your Answer</text:p>
          </table:table-cell>
          <table:table-cell table:style-name="表格9.A1" office:value-type="string">
            <text:p text:style-name="P37"/>
          </table:table-cell>
          <table:table-cell table:style-name="表格9.A1" office:value-type="string">
            <text:p text:style-name="Table_20_Heading">Score</text:p>
          </table:table-cell>
          <table:table-cell table:style-name="表格9.A1" office:value-type="string">
            <text:p text:style-name="Table_20_Heading">Explanation</text:p>
          </table:table-cell>
        </table:table-row>
        <table:table-row>
          <table:table-cell table:style-name="表格9.A1" office:value-type="string">
            <text:list xml:id="list1469185500727090459" text:style-name="L5">
              <text:list-item>
                <text:p text:style-name="P13">Line 1: <text:bookmark text:name="MathJax-Element-109-Frame"/><text:bookmark text:name="MathJax-Span-916"/><text:bookmark text:name="MathJax-Span-917"/><text:bookmark text:name="MathJax-Span-918"/><text:span text:style-name="T2">S</text:span><text:bookmark text:name="MathJax-Span-919"/><text:span text:style-name="T4">[</text:span><text:bookmark text:name="MathJax-Span-920"/><text:span text:style-name="T2">i</text:span><text:bookmark text:name="MathJax-Span-921"/>−<text:bookmark text:name="MathJax-Span-922"/><text:span text:style-name="T4">1</text:span><text:bookmark text:name="MathJax-Span-923"/><text:span text:style-name="T4">,</text:span><text:bookmark text:name="MathJax-Span-924"/><text:span text:style-name="T4">0</text:span><text:bookmark text:name="MathJax-Span-925"/><text:span text:style-name="T4">]</text:span> </text:p>
              </text:list-item>
              <text:list-item>
                <text:p text:style-name="P13">Line 2: <text:bookmark text:name="MathJax-Element-110-Frame"/><text:bookmark text:name="MathJax-Span-926"/><text:bookmark text:name="MathJax-Span-927"/><text:bookmark text:name="MathJax-Span-928"/><text:span text:style-name="T2">S</text:span><text:bookmark text:name="MathJax-Span-929"/><text:span text:style-name="T4">[</text:span><text:bookmark text:name="MathJax-Span-930"/><text:span text:style-name="T4">0</text:span><text:bookmark text:name="MathJax-Span-931"/><text:span text:style-name="T4">,</text:span><text:bookmark text:name="MathJax-Span-932"/><text:span text:style-name="T2">j</text:span><text:bookmark text:name="MathJax-Span-933"/>−<text:bookmark text:name="MathJax-Span-934"/><text:span text:style-name="T4">1</text:span><text:bookmark text:name="MathJax-Span-935"/><text:span text:style-name="T4">]</text:span> </text:p>
              </text:list-item>
              <text:list-item>
                <text:p text:style-name="P25">Line 3: <text:bookmark text:name="MathJax-Element-111-Frame"/><text:bookmark text:name="MathJax-Span-936"/><text:bookmark text:name="MathJax-Span-937"/><text:bookmark text:name="MathJax-Span-938"/><text:span text:style-name="T4">max</text:span><text:bookmark text:name="MathJax-Span-939"/><text:bookmark text:name="MathJax-Span-995"/>⎧⎩⎨⎪⎪<text:bookmark text:name="MathJax-Span-942"/><text:bookmark text:name="MathJax-Span-943"/><text:bookmark text:name="MathJax-Span-944"/><text:bookmark text:name="MathJax-Span-945"/><text:span text:style-name="T2">S</text:span><text:bookmark text:name="MathJax-Span-946"/><text:span text:style-name="T4">[</text:span><text:bookmark text:name="MathJax-Span-947"/><text:span text:style-name="T2">i</text:span><text:bookmark text:name="MathJax-Span-948"/>−<text:bookmark text:name="MathJax-Span-949"/><text:span text:style-name="T4">1</text:span><text:bookmark text:name="MathJax-Span-950"/><text:span text:style-name="T4">,</text:span><text:bookmark text:name="MathJax-Span-951"/><text:span text:style-name="T2">j</text:span><text:bookmark text:name="MathJax-Span-952"/>−<text:bookmark text:name="MathJax-Span-953"/><text:span text:style-name="T4">1</text:span><text:bookmark text:name="MathJax-Span-954"/><text:span text:style-name="T4">]</text:span><text:bookmark text:name="MathJax-Span-955"/><text:span text:style-name="T4">+</text:span><text:bookmark text:name="MathJax-Span-956"/><text:bookmark text:name="MathJax-Span-957"/><text:span text:style-name="T2">M</text:span><text:bookmark text:name="MathJax-Span-958"/><text:bookmark text:name="MathJax-Span-959"/><text:bookmark text:name="MathJax-Span-960"/><text:bookmark text:name="MathJax-Span-961"/><text:span text:style-name="T2">X</text:span><text:bookmark text:name="MathJax-Span-962"/><text:bookmark text:name="MathJax-Span-963"/><text:bookmark text:name="MathJax-Span-964"/><text:span text:style-name="T2">i</text:span><text:bookmark text:name="MathJax-Span-965"/>−<text:bookmark text:name="MathJax-Span-966"/><text:span text:style-name="T4">1</text:span><text:bookmark text:name="MathJax-Span-967"/><text:span text:style-name="T4">,</text:span><text:bookmark text:name="MathJax-Span-968"/><text:bookmark text:name="MathJax-Span-969"/><text:span text:style-name="T2">Y</text:span><text:bookmark text:name="MathJax-Span-970"/><text:bookmark text:name="MathJax-Span-971"/><text:bookmark text:name="MathJax-Span-972"/><text:span text:style-name="T2">j</text:span><text:bookmark text:name="MathJax-Span-973"/>−<text:bookmark text:name="MathJax-Span-974"/><text:span text:style-name="T4">1</text:span><text:bookmark text:name="MathJax-Span-975"/><text:bookmark text:name="MathJax-Span-976"/><text:bookmark text:name="MathJax-Span-977"/><text:span text:style-name="T2">S</text:span><text:bookmark text:name="MathJax-Span-978"/><text:span text:style-name="T4">[</text:span><text:bookmark text:name="MathJax-Span-979"/><text:span text:style-name="T2">i</text:span><text:bookmark text:name="MathJax-Span-980"/>−<text:bookmark text:name="MathJax-Span-981"/><text:span text:style-name="T4">1</text:span><text:bookmark text:name="MathJax-Span-982"/><text:span text:style-name="T4">,</text:span><text:bookmark text:name="MathJax-Span-983"/><text:span text:style-name="T2">j</text:span><text:bookmark text:name="MathJax-Span-984"/><text:span text:style-name="T4">]</text:span><text:bookmark text:name="MathJax-Span-985"/><text:bookmark text:name="MathJax-Span-986"/><text:bookmark text:name="MathJax-Span-987"/><text:span text:style-name="T2">S</text:span><text:bookmark text:name="MathJax-Span-988"/><text:span text:style-name="T4">[</text:span><text:bookmark text:name="MathJax-Span-989"/><text:span text:style-name="T2">i</text:span><text:bookmark text:name="MathJax-Span-990"/><text:span text:style-name="T4">,</text:span><text:bookmark text:name="MathJax-Span-991"/><text:span text:style-name="T2">j</text:span><text:bookmark text:name="MathJax-Span-992"/>−<text:bookmark text:name="MathJax-Span-993"/><text:span text:style-name="T4">1</text:span><text:bookmark text:name="MathJax-Span-994"/><text:span text:style-name="T4">]</text:span> </text:p>
              </text:list-item>
            </text:list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</table:table-row>
        <table:table-row>
          <table:table-cell table:style-name="表格9.A1" office:value-type="string">
            <text:list xml:id="list3033854576827223748" text:style-name="L6">
              <text:list-item>
                <text:p text:style-name="P14">Line 1: <text:bookmark text:name="MathJax-Element-112-Frame"/><text:bookmark text:name="MathJax-Span-996"/><text:bookmark text:name="MathJax-Span-997"/><text:bookmark text:name="MathJax-Span-998"/><text:span text:style-name="T2">S</text:span><text:bookmark text:name="MathJax-Span-999"/><text:span text:style-name="T4">[</text:span><text:bookmark text:name="MathJax-Span-1000"/><text:span text:style-name="T2">i</text:span><text:bookmark text:name="MathJax-Span-1001"/>−<text:bookmark text:name="MathJax-Span-1002"/><text:span text:style-name="T4">1</text:span><text:bookmark text:name="MathJax-Span-1003"/><text:span text:style-name="T4">,</text:span><text:bookmark text:name="MathJax-Span-1004"/><text:span text:style-name="T4">0</text:span><text:bookmark text:name="MathJax-Span-1005"/><text:span text:style-name="T4">]</text:span><text:bookmark text:name="MathJax-Span-1006"/><text:span text:style-name="T4">+</text:span><text:bookmark text:name="MathJax-Span-1007"/><text:bookmark text:name="MathJax-Span-1008"/><text:span text:style-name="T2">M</text:span><text:bookmark text:name="MathJax-Span-1009"/><text:bookmark text:name="MathJax-Span-1010"/><text:bookmark text:name="MathJax-Span-1011"/><text:bookmark text:name="MathJax-Span-1012"/><text:span text:style-name="T2">X</text:span><text:bookmark text:name="MathJax-Span-1013"/><text:bookmark text:name="MathJax-Span-1014"/><text:bookmark text:name="MathJax-Span-1015"/><text:span text:style-name="T2">i</text:span><text:bookmark text:name="MathJax-Span-1016"/>−<text:bookmark text:name="MathJax-Span-1017"/><text:span text:style-name="T4">1</text:span><text:bookmark text:name="MathJax-Span-1018"/><text:span text:style-name="T4">,</text:span><text:bookmark text:name="MathJax-Span-1019"/>− </text:p>
              </text:list-item>
              <text:list-item>
                <text:p text:style-name="P14">Line 2: <text:bookmark text:name="MathJax-Element-113-Frame"/><text:bookmark text:name="MathJax-Span-1020"/><text:bookmark text:name="MathJax-Span-1021"/><text:bookmark text:name="MathJax-Span-1022"/><text:span text:style-name="T2">S</text:span><text:bookmark text:name="MathJax-Span-1023"/><text:span text:style-name="T4">[</text:span><text:bookmark text:name="MathJax-Span-1024"/><text:span text:style-name="T4">0</text:span><text:bookmark text:name="MathJax-Span-1025"/><text:span text:style-name="T4">,</text:span><text:bookmark text:name="MathJax-Span-1026"/><text:span text:style-name="T2">j</text:span><text:bookmark text:name="MathJax-Span-1027"/>−<text:bookmark text:name="MathJax-Span-1028"/><text:span text:style-name="T4">1</text:span><text:bookmark text:name="MathJax-Span-1029"/><text:span text:style-name="T4">]</text:span><text:bookmark text:name="MathJax-Span-1030"/><text:span text:style-name="T4">+</text:span><text:bookmark text:name="MathJax-Span-1031"/><text:bookmark text:name="MathJax-Span-1032"/><text:span text:style-name="T2">M</text:span><text:bookmark text:name="MathJax-Span-1033"/><text:bookmark text:name="MathJax-Span-1034"/><text:bookmark text:name="MathJax-Span-1035"/>−<text:bookmark text:name="MathJax-Span-1036"/><text:span text:style-name="T4">,</text:span><text:bookmark text:name="MathJax-Span-1037"/><text:bookmark text:name="MathJax-Span-1038"/><text:span text:style-name="T2">Y</text:span><text:bookmark text:name="MathJax-Span-1039"/><text:bookmark text:name="MathJax-Span-1040"/><text:bookmark text:name="MathJax-Span-1041"/><text:span text:style-name="T2">j</text:span><text:bookmark text:name="MathJax-Span-1042"/>−<text:bookmark text:name="MathJax-Span-1043"/><text:span text:style-name="T4">1</text:span> </text:p>
              </text:list-item>
              <text:list-item>
                <text:p text:style-name="P26">Line 3: <text:bookmark text:name="MathJax-Element-114-Frame"/><text:bookmark text:name="MathJax-Span-1044"/><text:bookmark text:name="MathJax-Span-1045"/><text:bookmark text:name="MathJax-Span-1046"/><text:span text:style-name="T4">max</text:span><text:bookmark text:name="MathJax-Span-1047"/><text:bookmark text:name="MathJax-Span-1048"/>⎧⎩⎨⎪⎪<text:bookmark text:name="MathJax-Span-1049"/><text:bookmark text:name="MathJax-Span-1050"/><text:bookmark text:name="MathJax-Span-1051"/><text:bookmark text:name="MathJax-Span-1052"/><text:span text:style-name="T2">S</text:span><text:bookmark text:name="MathJax-Span-1053"/><text:span text:style-name="T4">[</text:span><text:bookmark text:name="MathJax-Span-1054"/><text:span text:style-name="T2">i</text:span><text:bookmark text:name="MathJax-Span-1055"/>−<text:bookmark text:name="MathJax-Span-1056"/><text:span text:style-name="T4">1</text:span><text:bookmark text:name="MathJax-Span-1057"/><text:span text:style-name="T4">,</text:span><text:bookmark text:name="MathJax-Span-1058"/><text:span text:style-name="T2">j</text:span><text:bookmark text:name="MathJax-Span-1059"/>−<text:bookmark text:name="MathJax-Span-1060"/><text:span text:style-name="T4">1</text:span><text:bookmark text:name="MathJax-Span-1061"/><text:span text:style-name="T4">]</text:span><text:bookmark text:name="MathJax-Span-1062"/><text:span text:style-name="T4">+</text:span><text:bookmark text:name="MathJax-Span-1063"/><text:bookmark text:name="MathJax-Span-1064"/><text:span text:style-name="T2">M</text:span><text:bookmark text:name="MathJax-Span-1065"/><text:bookmark text:name="MathJax-Span-1066"/><text:bookmark text:name="MathJax-Span-1067"/><text:bookmark text:name="MathJax-Span-1068"/><text:span text:style-name="T2">X</text:span><text:bookmark text:name="MathJax-Span-1069"/><text:bookmark text:name="MathJax-Span-1070"/><text:bookmark text:name="MathJax-Span-1071"/><text:span text:style-name="T2">i</text:span><text:bookmark text:name="MathJax-Span-1072"/>−<text:bookmark text:name="MathJax-Span-1073"/><text:span text:style-name="T4">1</text:span><text:bookmark text:name="MathJax-Span-1074"/><text:span text:style-name="T4">,</text:span><text:bookmark text:name="MathJax-Span-1075"/><text:bookmark text:name="MathJax-Span-1076"/><text:span text:style-name="T2">Y</text:span><text:bookmark text:name="MathJax-Span-1077"/><text:bookmark text:name="MathJax-Span-1078"/><text:bookmark text:name="MathJax-Span-1079"/><text:span text:style-name="T2">j</text:span><text:bookmark text:name="MathJax-Span-1080"/>−<text:bookmark text:name="MathJax-Span-1081"/><text:span text:style-name="T4">1</text:span><text:bookmark text:name="MathJax-Span-1082"/><text:bookmark text:name="MathJax-Span-1083"/><text:bookmark text:name="MathJax-Span-1084"/><text:span text:style-name="T2">S</text:span><text:bookmark text:name="MathJax-Span-1085"/><text:span text:style-name="T4">[</text:span><text:bookmark text:name="MathJax-Span-1086"/><text:span text:style-name="T2">i</text:span><text:bookmark text:name="MathJax-Span-1087"/>−<text:bookmark text:name="MathJax-Span-1088"/><text:span text:style-name="T4">1</text:span><text:bookmark text:name="MathJax-Span-1089"/><text:span text:style-name="T4">,</text:span><text:bookmark text:name="MathJax-Span-1090"/><text:span text:style-name="T2">j</text:span><text:bookmark text:name="MathJax-Span-1091"/><text:span text:style-name="T4">]</text:span><text:bookmark text:name="MathJax-Span-1092"/><text:span text:style-name="T4">+</text:span><text:bookmark text:name="MathJax-Span-1093"/><text:bookmark text:name="MathJax-Span-1094"/><text:span text:style-name="T2">M</text:span><text:bookmark text:name="MathJax-Span-1095"/><text:bookmark text:name="MathJax-Span-1096"/><text:bookmark text:name="MathJax-Span-1097"/><text:bookmark text:name="MathJax-Span-1098"/><text:span text:style-name="T2">X</text:span><text:bookmark text:name="MathJax-Span-1099"/><text:bookmark text:name="MathJax-Span-1100"/><text:bookmark text:name="MathJax-Span-1101"/><text:span text:style-name="T2">i</text:span><text:bookmark text:name="MathJax-Span-1102"/>−<text:bookmark text:name="MathJax-Span-1103"/><text:span text:style-name="T4">1</text:span><text:bookmark text:name="MathJax-Span-1104"/><text:span text:style-name="T4">,</text:span><text:bookmark text:name="MathJax-Span-1105"/>−<text:bookmark text:name="MathJax-Span-1106"/><text:bookmark text:name="MathJax-Span-1107"/><text:bookmark text:name="MathJax-Span-1108"/><text:span text:style-name="T2">S</text:span><text:bookmark text:name="MathJax-Span-1109"/><text:span text:style-name="T4">[</text:span><text:bookmark text:name="MathJax-Span-1110"/><text:span text:style-name="T2">i</text:span><text:bookmark text:name="MathJax-Span-1111"/><text:span text:style-name="T4">,</text:span><text:bookmark text:name="MathJax-Span-1112"/><text:span text:style-name="T2">j</text:span><text:bookmark text:name="MathJax-Span-1113"/>−<text:bookmark text:name="MathJax-Span-1114"/><text:span text:style-name="T4">1</text:span><text:bookmark text:name="MathJax-Span-1115"/><text:span text:style-name="T4">]</text:span><text:bookmark text:name="MathJax-Span-1116"/><text:span text:style-name="T4">+</text:span><text:bookmark text:name="MathJax-Span-1117"/><text:bookmark text:name="MathJax-Span-1118"/><text:span text:style-name="T2">M</text:span><text:bookmark text:name="MathJax-Span-1119"/><text:bookmark text:name="MathJax-Span-1120"/><text:bookmark text:name="MathJax-Span-1121"/>−<text:bookmark text:name="MathJax-Span-1122"/><text:span text:style-name="T4">,</text:span><text:bookmark text:name="MathJax-Span-1123"/><text:bookmark text:name="MathJax-Span-1124"/><text:span text:style-name="T2">Y</text:span><text:bookmark text:name="MathJax-Span-1125"/><text:bookmark text:name="MathJax-Span-1126"/><text:bookmark text:name="MathJax-Span-1127"/><text:span text:style-name="T2">j</text:span><text:bookmark text:name="MathJax-Span-1128"/>−<text:bookmark text:name="MathJax-Span-1129"/><text:span text:style-name="T4">1</text:span> </text:p>
              </text:list-item>
            </text:list>
          </table:table-cell>
          <table:table-cell table:style-name="表格9.A1" office:value-type="string">
            <text:p text:style-name="Table_20_Contents">Correct</text:p>
          </table:table-cell>
          <table:table-cell table:style-name="表格9.A1" office:value-type="string">
            <text:p text:style-name="Table_20_Contents">10.00</text:p>
          </table:table-cell>
          <table:table-cell table:style-name="表格9.A1" office:value-type="string">
            <text:p text:style-name="Table_20_Contents">Correct.</text:p>
          </table:table-cell>
        </table:table-row>
        <table:table-row>
          <table:table-cell table:style-name="表格9.A1" office:value-type="string">
            <text:list xml:id="list5778878343923437516" text:style-name="L7">
              <text:list-item>
                <text:p text:style-name="P15">Line 1: <text:bookmark text:name="MathJax-Element-115-Frame"/><text:bookmark text:name="MathJax-Span-1130"/><text:bookmark text:name="MathJax-Span-1131"/><text:bookmark text:name="MathJax-Span-1132"/><text:span text:style-name="T2">S</text:span><text:bookmark text:name="MathJax-Span-1133"/><text:span text:style-name="T4">[</text:span><text:bookmark text:name="MathJax-Span-1134"/><text:span text:style-name="T2">i</text:span><text:bookmark text:name="MathJax-Span-1135"/>−<text:bookmark text:name="MathJax-Span-1136"/><text:span text:style-name="T4">1</text:span><text:bookmark text:name="MathJax-Span-1137"/><text:span text:style-name="T4">,</text:span><text:bookmark text:name="MathJax-Span-1138"/><text:span text:style-name="T4">0</text:span><text:bookmark text:name="MathJax-Span-1139"/><text:span text:style-name="T4">]</text:span> </text:p>
              </text:list-item>
              <text:list-item>
                <text:p text:style-name="P15">Line 2: <text:bookmark text:name="MathJax-Element-116-Frame"/><text:bookmark text:name="MathJax-Span-1140"/><text:bookmark text:name="MathJax-Span-1141"/><text:bookmark text:name="MathJax-Span-1142"/><text:span text:style-name="T2">S</text:span><text:bookmark text:name="MathJax-Span-1143"/><text:span text:style-name="T4">[</text:span><text:bookmark text:name="MathJax-Span-1144"/><text:span text:style-name="T4">0</text:span><text:bookmark text:name="MathJax-Span-1145"/><text:span text:style-name="T4">,</text:span><text:bookmark text:name="MathJax-Span-1146"/><text:span text:style-name="T2">j</text:span><text:bookmark text:name="MathJax-Span-1147"/>−<text:bookmark text:name="MathJax-Span-1148"/><text:span text:style-name="T4">1</text:span><text:bookmark text:name="MathJax-Span-1149"/><text:span text:style-name="T4">]</text:span> </text:p>
              </text:list-item>
              <text:list-item>
                <text:p text:style-name="P27">Line 3: <text:bookmark text:name="MathJax-Element-117-Frame"/><text:bookmark text:name="MathJax-Span-1150"/><text:bookmark text:name="MathJax-Span-1151"/><text:bookmark text:name="MathJax-Span-1152"/><text:span text:style-name="T4">max</text:span><text:bookmark text:name="MathJax-Span-1153"/><text:bookmark text:name="MathJax-Span-1154"/>⎧⎩⎨⎪⎪<text:bookmark text:name="MathJax-Span-1155"/><text:bookmark text:name="MathJax-Span-1156"/><text:bookmark text:name="MathJax-Span-1157"/><text:bookmark text:name="MathJax-Span-1158"/><text:span text:style-name="T2">S</text:span><text:bookmark text:name="MathJax-Span-1159"/><text:span text:style-name="T4">[</text:span><text:bookmark text:name="MathJax-Span-1160"/><text:span text:style-name="T2">i</text:span><text:bookmark text:name="MathJax-Span-1161"/>−<text:bookmark text:name="MathJax-Span-1162"/><text:span text:style-name="T4">1</text:span><text:bookmark text:name="MathJax-Span-1163"/><text:span text:style-name="T4">,</text:span><text:bookmark text:name="MathJax-Span-1164"/><text:span text:style-name="T2">j</text:span><text:bookmark text:name="MathJax-Span-1165"/>−<text:bookmark text:name="MathJax-Span-1166"/><text:span text:style-name="T4">1</text:span><text:bookmark text:name="MathJax-Span-1167"/><text:span text:style-name="T4">]</text:span><text:bookmark text:name="MathJax-Span-1168"/><text:span text:style-name="T4">+</text:span><text:bookmark text:name="MathJax-Span-1169"/><text:bookmark text:name="MathJax-Span-1170"/><text:span text:style-name="T2">M</text:span><text:bookmark text:name="MathJax-Span-1171"/><text:bookmark text:name="MathJax-Span-1172"/><text:bookmark text:name="MathJax-Span-1173"/><text:bookmark text:name="MathJax-Span-1174"/><text:span text:style-name="T2">X</text:span><text:bookmark text:name="MathJax-Span-1175"/><text:bookmark text:name="MathJax-Span-1176"/><text:bookmark text:name="MathJax-Span-1177"/><text:span text:style-name="T2">i</text:span><text:bookmark text:name="MathJax-Span-1178"/>−<text:bookmark text:name="MathJax-Span-1179"/><text:span text:style-name="T4">1</text:span><text:bookmark text:name="MathJax-Span-1180"/><text:span text:style-name="T4">,</text:span><text:bookmark text:name="MathJax-Span-1181"/><text:bookmark text:name="MathJax-Span-1182"/><text:span text:style-name="T2">Y</text:span><text:bookmark text:name="MathJax-Span-1183"/><text:bookmark text:name="MathJax-Span-1184"/><text:bookmark text:name="MathJax-Span-1185"/><text:span text:style-name="T2">j</text:span><text:bookmark text:name="MathJax-Span-1186"/>−<text:bookmark text:name="MathJax-Span-1187"/><text:span text:style-name="T4">1</text:span><text:bookmark text:name="MathJax-Span-1188"/><text:bookmark text:name="MathJax-Span-1189"/><text:bookmark text:name="MathJax-Span-1190"/><text:span text:style-name="T2">S</text:span><text:bookmark text:name="MathJax-Span-1191"/><text:span text:style-name="T4">[</text:span><text:bookmark text:name="MathJax-Span-1192"/><text:span text:style-name="T2">i</text:span><text:bookmark text:name="MathJax-Span-1193"/>−<text:bookmark text:name="MathJax-Span-1194"/><text:span text:style-name="T4">1</text:span><text:bookmark text:name="MathJax-Span-1195"/><text:span text:style-name="T4">,</text:span><text:bookmark text:name="MathJax-Span-1196"/><text:span text:style-name="T2">j</text:span><text:bookmark text:name="MathJax-Span-1197"/><text:span text:style-name="T4">]</text:span><text:bookmark text:name="MathJax-Span-1198"/><text:span text:style-name="T4">+</text:span><text:bookmark text:name="MathJax-Span-1199"/><text:bookmark text:name="MathJax-Span-1200"/><text:span text:style-name="T2">M</text:span><text:bookmark text:name="MathJax-Span-1201"/><text:bookmark text:name="MathJax-Span-1202"/><text:bookmark text:name="MathJax-Span-1203"/><text:bookmark text:name="MathJax-Span-1204"/><text:span text:style-name="T2">X</text:span><text:bookmark text:name="MathJax-Span-1205"/><text:bookmark text:name="MathJax-Span-1206"/><text:bookmark text:name="MathJax-Span-1207"/><text:span text:style-name="T2">i</text:span><text:bookmark text:name="MathJax-Span-1208"/>−<text:bookmark text:name="MathJax-Span-1209"/><text:span text:style-name="T4">1</text:span><text:bookmark text:name="MathJax-Span-1210"/><text:span text:style-name="T4">,</text:span><text:bookmark text:name="MathJax-Span-1211"/>−<text:bookmark text:name="MathJax-Span-1212"/><text:bookmark text:name="MathJax-Span-1213"/><text:bookmark text:name="MathJax-Span-1214"/><text:span text:style-name="T2">S</text:span><text:bookmark text:name="MathJax-Span-1215"/><text:span text:style-name="T4">[</text:span><text:bookmark text:name="MathJax-Span-1216"/><text:span text:style-name="T2">i</text:span><text:bookmark text:name="MathJax-Span-1217"/><text:span text:style-name="T4">,</text:span><text:bookmark text:name="MathJax-Span-1218"/><text:span text:style-name="T2">j</text:span><text:bookmark text:name="MathJax-Span-1219"/>−<text:bookmark text:name="MathJax-Span-1220"/><text:span text:style-name="T4">1</text:span><text:bookmark text:name="MathJax-Span-1221"/><text:span text:style-name="T4">]</text:span><text:bookmark text:name="MathJax-Span-1222"/><text:span text:style-name="T4">+</text:span><text:bookmark text:name="MathJax-Span-1223"/><text:bookmark text:name="MathJax-Span-1224"/><text:span text:style-name="T2">M</text:span><text:bookmark text:name="MathJax-Span-1225"/><text:bookmark text:name="MathJax-Span-1226"/><text:bookmark text:name="MathJax-Span-1227"/>−<text:bookmark text:name="MathJax-Span-1228"/><text:span text:style-name="T4">,</text:span><text:bookmark text:name="MathJax-Span-1229"/><text:bookmark text:name="MathJax-Span-1230"/><text:span text:style-name="T2">Y</text:span><text:bookmark text:name="MathJax-Span-1231"/><text:bookmark text:name="MathJax-Span-1232"/><text:bookmark text:name="MathJax-Span-1233"/><text:span text:style-name="T2">j</text:span><text:bookmark text:name="MathJax-Span-1234"/>−<text:bookmark text:name="MathJax-Span-1235"/><text:span text:style-name="T4">1</text:span> </text:p>
              </text:list-item>
            </text:list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</table:table-row>
        <table:table-row>
          <table:table-cell table:style-name="表格9.A1" office:value-type="string">
            <text:list xml:id="list5451321766446644207" text:style-name="L8">
              <text:list-item>
                <text:p text:style-name="P16">Line 1: <text:bookmark text:name="MathJax-Element-118-Frame"/><text:bookmark text:name="MathJax-Span-1236"/><text:bookmark text:name="MathJax-Span-1237"/><text:bookmark text:name="MathJax-Span-1238"/><text:bookmark text:name="MathJax-Span-1239"/><text:span text:style-name="T2">M</text:span><text:bookmark text:name="MathJax-Span-1240"/><text:bookmark text:name="MathJax-Span-1241"/><text:bookmark text:name="MathJax-Span-1242"/><text:bookmark text:name="MathJax-Span-1243"/><text:span text:style-name="T2">X</text:span><text:bookmark text:name="MathJax-Span-1244"/><text:bookmark text:name="MathJax-Span-1245"/><text:bookmark text:name="MathJax-Span-1246"/><text:span text:style-name="T2">i</text:span><text:bookmark text:name="MathJax-Span-1247"/>−<text:bookmark text:name="MathJax-Span-1248"/><text:span text:style-name="T4">1</text:span><text:bookmark text:name="MathJax-Span-1249"/><text:span text:style-name="T4">,</text:span><text:bookmark text:name="MathJax-Span-1250"/>− </text:p>
              </text:list-item>
              <text:list-item>
                <text:p text:style-name="P16">Line 2: <text:bookmark text:name="MathJax-Element-119-Frame"/><text:bookmark text:name="MathJax-Span-1251"/><text:bookmark text:name="MathJax-Span-1252"/><text:bookmark text:name="MathJax-Span-1253"/><text:bookmark text:name="MathJax-Span-1254"/><text:span text:style-name="T2">M</text:span><text:bookmark text:name="MathJax-Span-1255"/><text:bookmark text:name="MathJax-Span-1256"/><text:bookmark text:name="MathJax-Span-1257"/>−<text:bookmark text:name="MathJax-Span-1258"/><text:span text:style-name="T4">,</text:span><text:bookmark text:name="MathJax-Span-1259"/><text:bookmark text:name="MathJax-Span-1260"/><text:span text:style-name="T2">Y</text:span><text:bookmark text:name="MathJax-Span-1261"/><text:bookmark text:name="MathJax-Span-1262"/><text:bookmark text:name="MathJax-Span-1263"/><text:span text:style-name="T2">j</text:span><text:bookmark text:name="MathJax-Span-1264"/>−<text:bookmark text:name="MathJax-Span-1265"/><text:span text:style-name="T4">1</text:span> </text:p>
              </text:list-item>
              <text:list-item>
                <text:p text:style-name="P28">Line 3: <text:bookmark text:name="MathJax-Element-120-Frame"/><text:bookmark text:name="MathJax-Span-1266"/><text:bookmark text:name="MathJax-Span-1267"/><text:bookmark text:name="MathJax-Span-1268"/><text:span text:style-name="T4">max</text:span><text:bookmark text:name="MathJax-Span-1269"/><text:bookmark text:name="MathJax-Span-1270"/>⎧⎩⎨⎪⎪<text:bookmark text:name="MathJax-Span-1271"/><text:bookmark text:name="MathJax-Span-1272"/><text:bookmark text:name="MathJax-Span-1273"/><text:bookmark text:name="MathJax-Span-1274"/><text:span text:style-name="T2">S</text:span><text:bookmark text:name="MathJax-Span-1275"/><text:span text:style-name="T4">[</text:span><text:bookmark text:name="MathJax-Span-1276"/><text:span text:style-name="T2">i</text:span><text:bookmark text:name="MathJax-Span-1277"/>−<text:bookmark text:name="MathJax-Span-1278"/><text:span text:style-name="T4">1</text:span><text:bookmark text:name="MathJax-Span-1279"/><text:span text:style-name="T4">,</text:span><text:bookmark text:name="MathJax-Span-1280"/><text:span text:style-name="T2">j</text:span><text:bookmark text:name="MathJax-Span-1281"/>−<text:bookmark text:name="MathJax-Span-1282"/><text:span text:style-name="T4">1</text:span><text:bookmark text:name="MathJax-Span-1283"/><text:span text:style-name="T4">]</text:span><text:bookmark text:name="MathJax-Span-1284"/><text:span text:style-name="T4">+</text:span><text:bookmark text:name="MathJax-Span-1285"/><text:bookmark text:name="MathJax-Span-1286"/><text:span text:style-name="T2">M</text:span><text:bookmark text:name="MathJax-Span-1287"/><text:bookmark text:name="MathJax-Span-1288"/><text:bookmark text:name="MathJax-Span-1289"/><text:bookmark text:name="MathJax-Span-1290"/><text:span text:style-name="T2">X</text:span><text:bookmark text:name="MathJax-Span-1291"/><text:bookmark text:name="MathJax-Span-1292"/><text:bookmark text:name="MathJax-Span-1293"/><text:span text:style-name="T2">i</text:span><text:bookmark text:name="MathJax-Span-1294"/>−<text:bookmark text:name="MathJax-Span-1295"/><text:span text:style-name="T4">1</text:span><text:bookmark text:name="MathJax-Span-1296"/><text:span text:style-name="T4">,</text:span><text:bookmark text:name="MathJax-Span-1297"/><text:bookmark text:name="MathJax-Span-1298"/><text:span text:style-name="T2">Y</text:span><text:bookmark text:name="MathJax-Span-1299"/><text:bookmark text:name="MathJax-Span-1300"/><text:bookmark text:name="MathJax-Span-1301"/><text:span text:style-name="T2">j</text:span><text:bookmark text:name="MathJax-Span-1302"/>−<text:bookmark text:name="MathJax-Span-1303"/><text:span text:style-name="T4">1</text:span><text:bookmark text:name="MathJax-Span-1304"/><text:bookmark text:name="MathJax-Span-1305"/><text:bookmark text:name="MathJax-Span-1306"/><text:span text:style-name="T2">S</text:span><text:bookmark text:name="MathJax-Span-1307"/><text:span text:style-name="T4">[</text:span><text:bookmark text:name="MathJax-Span-1308"/><text:span text:style-name="T2">i</text:span><text:bookmark text:name="MathJax-Span-1309"/>−<text:bookmark text:name="MathJax-Span-1310"/><text:span text:style-name="T4">1</text:span><text:bookmark text:name="MathJax-Span-1311"/><text:span text:style-name="T4">,</text:span><text:bookmark text:name="MathJax-Span-1312"/><text:span text:style-name="T2">j</text:span><text:bookmark text:name="MathJax-Span-1313"/><text:span text:style-name="T4">]</text:span><text:bookmark text:name="MathJax-Span-1314"/><text:bookmark text:name="MathJax-Span-1315"/><text:bookmark text:name="MathJax-Span-1316"/><text:span text:style-name="T2">S</text:span><text:bookmark text:name="MathJax-Span-1317"/><text:span text:style-name="T4">[</text:span><text:bookmark text:name="MathJax-Span-1318"/><text:span text:style-name="T2">i</text:span><text:bookmark text:name="MathJax-Span-1319"/><text:span text:style-name="T4">,</text:span><text:bookmark text:name="MathJax-Span-1320"/><text:span text:style-name="T2">j</text:span><text:bookmark text:name="MathJax-Span-1321"/>−<text:bookmark text:name="MathJax-Span-1322"/><text:span text:style-name="T4">1</text:span><text:bookmark text:name="MathJax-Span-1323"/><text:span text:style-name="T4">]</text:span> </text:p>
              </text:list-item>
            </text:list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</table:table-row>
        <table:table-row>
          <table:table-cell table:style-name="表格9.A1" office:value-type="string">
            <text:list xml:id="list191107935913802293" text:style-name="L9">
              <text:list-item>
                <text:p text:style-name="P17">Line 1: <text:bookmark text:name="MathJax-Element-121-Frame"/><text:bookmark text:name="MathJax-Span-1324"/><text:bookmark text:name="MathJax-Span-1325"/><text:bookmark text:name="MathJax-Span-1326"/><text:span text:style-name="T2">S</text:span><text:bookmark text:name="MathJax-Span-1327"/><text:span text:style-name="T4">[</text:span><text:bookmark text:name="MathJax-Span-1328"/><text:span text:style-name="T2">i</text:span><text:bookmark text:name="MathJax-Span-1329"/>−<text:bookmark text:name="MathJax-Span-1330"/><text:span text:style-name="T4">1</text:span><text:bookmark text:name="MathJax-Span-1331"/><text:span text:style-name="T4">,</text:span><text:bookmark text:name="MathJax-Span-1332"/><text:span text:style-name="T4">0</text:span><text:bookmark text:name="MathJax-Span-1333"/><text:span text:style-name="T4">]</text:span><text:bookmark text:name="MathJax-Span-1334"/><text:span text:style-name="T4">+</text:span><text:bookmark text:name="MathJax-Span-1335"/><text:bookmark text:name="MathJax-Span-1336"/><text:span text:style-name="T2">M</text:span><text:bookmark text:name="MathJax-Span-1337"/><text:bookmark text:name="MathJax-Span-1338"/><text:bookmark text:name="MathJax-Span-1339"/><text:bookmark text:name="MathJax-Span-1340"/><text:span text:style-name="T2">X</text:span><text:bookmark text:name="MathJax-Span-1341"/><text:bookmark text:name="MathJax-Span-1342"/><text:bookmark text:name="MathJax-Span-1343"/><text:span text:style-name="T2">i</text:span><text:bookmark text:name="MathJax-Span-1344"/>−<text:bookmark text:name="MathJax-Span-1345"/><text:span text:style-name="T4">1</text:span><text:bookmark text:name="MathJax-Span-1346"/><text:span text:style-name="T4">,</text:span><text:bookmark text:name="MathJax-Span-1347"/>− </text:p>
              </text:list-item>
              <text:list-item>
                <text:p text:style-name="P17">Line 2: <text:bookmark text:name="MathJax-Element-122-Frame"/><text:bookmark text:name="MathJax-Span-1348"/><text:bookmark text:name="MathJax-Span-1349"/><text:bookmark text:name="MathJax-Span-1350"/><text:span text:style-name="T2">S</text:span><text:bookmark text:name="MathJax-Span-1351"/><text:span text:style-name="T4">[</text:span><text:bookmark text:name="MathJax-Span-1352"/><text:span text:style-name="T4">0</text:span><text:bookmark text:name="MathJax-Span-1353"/><text:span text:style-name="T4">,</text:span><text:bookmark text:name="MathJax-Span-1354"/><text:span text:style-name="T2">j</text:span><text:bookmark text:name="MathJax-Span-1355"/>−<text:bookmark text:name="MathJax-Span-1356"/><text:span text:style-name="T4">1</text:span><text:bookmark text:name="MathJax-Span-1357"/><text:span text:style-name="T4">]</text:span><text:bookmark text:name="MathJax-Span-1358"/><text:span text:style-name="T4">+</text:span><text:bookmark text:name="MathJax-Span-1359"/><text:bookmark text:name="MathJax-Span-1360"/><text:span text:style-name="T2">M</text:span><text:bookmark text:name="MathJax-Span-1361"/><text:bookmark text:name="MathJax-Span-1362"/><text:bookmark text:name="MathJax-Span-1363"/>−<text:bookmark text:name="MathJax-Span-1364"/><text:span text:style-name="T4">,</text:span><text:bookmark text:name="MathJax-Span-1365"/><text:bookmark text:name="MathJax-Span-1366"/><text:span text:style-name="T2">Y</text:span><text:bookmark text:name="MathJax-Span-1367"/><text:bookmark text:name="MathJax-Span-1368"/><text:bookmark text:name="MathJax-Span-1369"/><text:span text:style-name="T2">j</text:span><text:bookmark text:name="MathJax-Span-1370"/>−<text:bookmark text:name="MathJax-Span-1371"/><text:span text:style-name="T4">1</text:span> </text:p>
              </text:list-item>
              <text:list-item>
                <text:p text:style-name="P29">Line 3: <text:bookmark text:name="MathJax-Element-123-Frame"/><text:bookmark text:name="MathJax-Span-1372"/><text:bookmark text:name="MathJax-Span-1373"/><text:bookmark text:name="MathJax-Span-1374"/><text:span text:style-name="T4">max</text:span><text:bookmark text:name="MathJax-Span-1375"/><text:bookmark text:name="MathJax-Span-1376"/>⎧⎩⎨⎪⎪<text:bookmark text:name="MathJax-Span-1377"/><text:bookmark text:name="MathJax-Span-1378"/><text:bookmark text:name="MathJax-Span-1379"/><text:bookmark text:name="MathJax-Span-1380"/><text:span text:style-name="T2">S</text:span><text:bookmark text:name="MathJax-Span-1381"/><text:span text:style-name="T4">[</text:span><text:bookmark text:name="MathJax-Span-1382"/><text:span text:style-name="T2">i</text:span><text:bookmark text:name="MathJax-Span-1383"/>−<text:bookmark text:name="MathJax-Span-1384"/><text:span text:style-name="T4">1</text:span><text:bookmark text:name="MathJax-Span-1385"/><text:span text:style-name="T4">,</text:span><text:bookmark text:name="MathJax-Span-1386"/><text:span text:style-name="T2">j</text:span><text:bookmark text:name="MathJax-Span-1387"/>−<text:bookmark text:name="MathJax-Span-1388"/><text:span text:style-name="T4">1</text:span><text:bookmark text:name="MathJax-Span-1389"/><text:span text:style-name="T4">]</text:span><text:bookmark text:name="MathJax-Span-1390"/><text:bookmark text:name="MathJax-Span-1391"/><text:bookmark text:name="MathJax-Span-1392"/><text:span text:style-name="T2">S</text:span><text:bookmark text:name="MathJax-Span-1393"/><text:span text:style-name="T4">[</text:span><text:bookmark text:name="MathJax-Span-1394"/><text:span text:style-name="T2">i</text:span><text:bookmark text:name="MathJax-Span-1395"/>−<text:bookmark text:name="MathJax-Span-1396"/><text:span text:style-name="T4">1</text:span><text:bookmark text:name="MathJax-Span-1397"/><text:span text:style-name="T4">,</text:span><text:bookmark text:name="MathJax-Span-1398"/><text:span text:style-name="T2">j</text:span><text:bookmark text:name="MathJax-Span-1399"/><text:span text:style-name="T4">]</text:span><text:bookmark text:name="MathJax-Span-1400"/><text:bookmark text:name="MathJax-Span-1401"/><text:bookmark text:name="MathJax-Span-1402"/><text:span text:style-name="T2">S</text:span><text:bookmark text:name="MathJax-Span-1403"/><text:span text:style-name="T4">[</text:span><text:bookmark text:name="MathJax-Span-1404"/><text:span text:style-name="T2">i</text:span><text:bookmark text:name="MathJax-Span-1405"/><text:span text:style-name="T4">,</text:span><text:bookmark text:name="MathJax-Span-1406"/><text:span text:style-name="T2">j</text:span><text:bookmark text:name="MathJax-Span-1407"/>−<text:bookmark text:name="MathJax-Span-1408"/><text:span text:style-name="T4">1</text:span><text:bookmark text:name="MathJax-Span-1409"/><text:span text:style-name="T4">]</text:span> </text:p>
              </text:list-item>
            </text:list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</table:table-row>
        <table:table-row>
          <table:table-cell table:style-name="表格9.A1" office:value-type="string">
            <text:list xml:id="list5805509368240465509" text:style-name="L10">
              <text:list-item>
                <text:p text:style-name="P18">Line 1: <text:bookmark text:name="MathJax-Element-124-Frame"/><text:bookmark text:name="MathJax-Span-1410"/><text:bookmark text:name="MathJax-Span-1411"/><text:bookmark text:name="MathJax-Span-1412"/><text:bookmark text:name="MathJax-Span-1413"/><text:span text:style-name="T2">M</text:span><text:bookmark text:name="MathJax-Span-1414"/><text:bookmark text:name="MathJax-Span-1415"/><text:bookmark text:name="MathJax-Span-1416"/><text:bookmark text:name="MathJax-Span-1417"/><text:span text:style-name="T2">X</text:span><text:bookmark text:name="MathJax-Span-1418"/><text:bookmark text:name="MathJax-Span-1419"/><text:bookmark text:name="MathJax-Span-1420"/><text:span text:style-name="T2">i</text:span><text:bookmark text:name="MathJax-Span-1421"/>−<text:bookmark text:name="MathJax-Span-1422"/><text:span text:style-name="T4">1</text:span><text:bookmark text:name="MathJax-Span-1423"/><text:span text:style-name="T4">,</text:span><text:bookmark text:name="MathJax-Span-1424"/>− </text:p>
              </text:list-item>
              <text:list-item>
                <text:p text:style-name="P18">Line 2: <text:bookmark text:name="MathJax-Element-125-Frame"/><text:bookmark text:name="MathJax-Span-1425"/><text:bookmark text:name="MathJax-Span-1426"/><text:bookmark text:name="MathJax-Span-1427"/><text:bookmark text:name="MathJax-Span-1428"/><text:span text:style-name="T2">M</text:span><text:bookmark text:name="MathJax-Span-1429"/><text:bookmark text:name="MathJax-Span-1430"/><text:bookmark text:name="MathJax-Span-1431"/>−<text:bookmark text:name="MathJax-Span-1432"/><text:span text:style-name="T4">,</text:span><text:bookmark text:name="MathJax-Span-1433"/><text:bookmark text:name="MathJax-Span-1434"/><text:span text:style-name="T2">Y</text:span><text:bookmark text:name="MathJax-Span-1435"/><text:bookmark text:name="MathJax-Span-1436"/><text:bookmark text:name="MathJax-Span-1437"/><text:span text:style-name="T2">j</text:span><text:bookmark text:name="MathJax-Span-1438"/>−<text:bookmark text:name="MathJax-Span-1439"/><text:span text:style-name="T4">1</text:span> </text:p>
              </text:list-item>
              <text:list-item>
                <text:p text:style-name="P30">Line 3: <text:bookmark text:name="MathJax-Element-126-Frame"/><text:bookmark text:name="MathJax-Span-1440"/><text:bookmark text:name="MathJax-Span-1441"/><text:bookmark text:name="MathJax-Span-1442"/><text:span text:style-name="T4">max</text:span><text:bookmark text:name="MathJax-Span-1443"/><text:bookmark text:name="MathJax-Span-1444"/>⎧⎩⎨⎪⎪<text:bookmark text:name="MathJax-Span-1445"/><text:bookmark text:name="MathJax-Span-1446"/><text:bookmark text:name="MathJax-Span-1447"/><text:bookmark text:name="MathJax-Span-1448"/><text:span text:style-name="T2">S</text:span><text:bookmark text:name="MathJax-Span-1449"/><text:span text:style-name="T4">[</text:span><text:bookmark text:name="MathJax-Span-1450"/><text:span text:style-name="T2">i</text:span><text:bookmark text:name="MathJax-Span-1451"/>−<text:bookmark text:name="MathJax-Span-1452"/><text:span text:style-name="T4">1</text:span><text:bookmark text:name="MathJax-Span-1453"/><text:span text:style-name="T4">,</text:span><text:bookmark text:name="MathJax-Span-1454"/><text:span text:style-name="T2">j</text:span><text:bookmark text:name="MathJax-Span-1455"/>−<text:bookmark text:name="MathJax-Span-1456"/><text:span text:style-name="T4">1</text:span><text:bookmark text:name="MathJax-Span-1457"/><text:span text:style-name="T4">]</text:span><text:bookmark text:name="MathJax-Span-1458"/><text:span text:style-name="T4">+</text:span><text:bookmark text:name="MathJax-Span-1459"/><text:bookmark text:name="MathJax-Span-1460"/><text:span text:style-name="T2">M</text:span><text:bookmark text:name="MathJax-Span-1461"/><text:bookmark text:name="MathJax-Span-1462"/><text:bookmark text:name="MathJax-Span-1463"/><text:bookmark text:name="MathJax-Span-1464"/><text:span text:style-name="T2">X</text:span><text:bookmark text:name="MathJax-Span-1465"/><text:bookmark text:name="MathJax-Span-1466"/><text:bookmark text:name="MathJax-Span-1467"/><text:span text:style-name="T2">i</text:span><text:bookmark text:name="MathJax-Span-1468"/>−<text:bookmark text:name="MathJax-Span-1469"/><text:span text:style-name="T4">1</text:span><text:bookmark text:name="MathJax-Span-1470"/><text:span text:style-name="T4">,</text:span><text:bookmark text:name="MathJax-Span-1471"/><text:bookmark text:name="MathJax-Span-1472"/><text:span text:style-name="T2">Y</text:span><text:bookmark text:name="MathJax-Span-1473"/><text:bookmark text:name="MathJax-Span-1474"/><text:bookmark text:name="MathJax-Span-1475"/><text:span text:style-name="T2">j</text:span><text:bookmark text:name="MathJax-Span-1476"/>−<text:bookmark text:name="MathJax-Span-1477"/><text:span text:style-name="T4">1</text:span><text:bookmark text:name="MathJax-Span-1478"/><text:bookmark text:name="MathJax-Span-1479"/><text:bookmark text:name="MathJax-Span-1480"/><text:span text:style-name="T2">S</text:span><text:bookmark text:name="MathJax-Span-1481"/><text:span text:style-name="T4">[</text:span><text:bookmark text:name="MathJax-Span-1482"/><text:span text:style-name="T2">i</text:span><text:bookmark text:name="MathJax-Span-1483"/>−<text:bookmark text:name="MathJax-Span-1484"/><text:span text:style-name="T4">1</text:span><text:bookmark text:name="MathJax-Span-1485"/><text:span text:style-name="T4">,</text:span><text:bookmark text:name="MathJax-Span-1486"/><text:span text:style-name="T2">j</text:span><text:bookmark text:name="MathJax-Span-1487"/><text:span text:style-name="T4">]</text:span><text:bookmark text:name="MathJax-Span-1488"/><text:span text:style-name="T4">+</text:span><text:bookmark text:name="MathJax-Span-1489"/><text:bookmark text:name="MathJax-Span-1490"/><text:span text:style-name="T2">M</text:span><text:bookmark text:name="MathJax-Span-1491"/><text:bookmark text:name="MathJax-Span-1492"/><text:bookmark text:name="MathJax-Span-1493"/><text:bookmark text:name="MathJax-Span-1494"/><text:span text:style-name="T2">X</text:span><text:bookmark text:name="MathJax-Span-1495"/><text:bookmark text:name="MathJax-Span-1496"/><text:bookmark text:name="MathJax-Span-1497"/><text:span text:style-name="T2">i</text:span><text:bookmark text:name="MathJax-Span-1498"/>−<text:bookmark text:name="MathJax-Span-1499"/><text:span text:style-name="T4">1</text:span><text:bookmark text:name="MathJax-Span-1500"/><text:span text:style-name="T4">,</text:span><text:bookmark text:name="MathJax-Span-1501"/>−<text:bookmark text:name="MathJax-Span-1502"/><text:bookmark text:name="MathJax-Span-1503"/><text:bookmark text:name="MathJax-Span-1504"/><text:span text:style-name="T2">S</text:span><text:bookmark text:name="MathJax-Span-1505"/><text:span text:style-name="T4">[</text:span><text:bookmark text:name="MathJax-Span-1506"/><text:span text:style-name="T2">i</text:span><text:bookmark text:name="MathJax-Span-1507"/><text:span text:style-name="T4">,</text:span><text:bookmark text:name="MathJax-Span-1508"/><text:span text:style-name="T2">j</text:span><text:bookmark text:name="MathJax-Span-1509"/>−<text:bookmark text:name="MathJax-Span-1510"/><text:span text:style-name="T4">1</text:span><text:bookmark text:name="MathJax-Span-1511"/><text:span text:style-name="T4">]</text:span><text:bookmark text:name="MathJax-Span-1512"/><text:span text:style-name="T4">+</text:span><text:bookmark text:name="MathJax-Span-1513"/><text:bookmark text:name="MathJax-Span-1514"/><text:span text:style-name="T2">M</text:span><text:bookmark text:name="MathJax-Span-1515"/><text:bookmark text:name="MathJax-Span-1516"/><text:bookmark text:name="MathJax-Span-1517"/>−<text:bookmark text:name="MathJax-Span-1518"/><text:span text:style-name="T4">,</text:span><text:bookmark text:name="MathJax-Span-1519"/><text:bookmark text:name="MathJax-Span-1520"/><text:span text:style-name="T2">Y</text:span><text:bookmark text:name="MathJax-Span-1521"/><text:bookmark text:name="MathJax-Span-1522"/><text:bookmark text:name="MathJax-Span-1523"/><text:span text:style-name="T2">j</text:span><text:bookmark text:name="MathJax-Span-1524"/>−<text:bookmark text:name="MathJax-Span-1525"/><text:span text:style-name="T4">1</text:span> </text:p>
              </text:list-item>
            </text:list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P12"/>
          </table:table-cell>
        </table:table-row>
        <text:soft-page-break/>
        <table:table-row>
          <table:table-cell table:style-name="表格9.A1" office:value-type="string">
            <text:p text:style-name="Table_20_Contents">Total</text:p>
          </table:table-cell>
          <table:table-cell table:style-name="表格9.A1" office:value-type="string">
            <text:p text:style-name="P12"/>
          </table:table-cell>
          <table:table-cell table:style-name="表格9.A1" office:value-type="string">
            <text:p text:style-name="Table_20_Contents">10.00 / 10.00</text:p>
          </table:table-cell>
          <table:table-cell table:style-name="表格9.A1" office:value-type="string">
            <text:p text:style-name="P12"/>
          </table:table-cell>
        </table:table-row>
      </table:table>
      <text:h text:style-name="Heading_20_3" text:outline-level="3">Question 9</text:h>
      <text:p text:style-name="Text_20_body">Here is the pseudo-code of an incomplete <text:span text:style-name="T5">ComputeAlignment</text:span> algorithm: <text:line-break/><draw:frame draw:style-name="fr1" draw:name="圖形3" text:anchor-type="as-char" svg:width="1.997cm" style:rel-width="100%" svg:height="0.998cm" style:rel-height="scale" draw:z-index="2"><draw:image xlink:href="https://d396qusza40orc.cloudfront.net/algorithmicthink/AT-Homework4/TracebackFig.jpg" xlink:type="simple" xlink:show="embed" xlink:actuate="onLoad"/></draw:frame><text:line-break/>If you find it easier to refer to, you can open this figure in another window with this link: <text:a xlink:type="simple" xlink:href="https://d396qusza40orc.cloudfront.net/algorithmicthink/AT-Homework4/TracebackFig.jpg" office:target-frame-name="_blank" xlink:show="new">figure</text:a>. </text:p>
      <text:p text:style-name="Text_20_body">The pseudo-code above is missing details on Lines 1-6. Which of the following options completes the algorithm so that it correctly computes an optimal global alignment using the global alignment matrix <text:bookmark text:name="MathJax-Element-127-Frame"/><text:bookmark text:name="MathJax-Span-1526"/><text:bookmark text:name="MathJax-Span-1527"/><text:bookmark text:name="MathJax-Span-1528"/><text:span text:style-name="T2">S</text:span> that was computed using Algorithm <text:span text:style-name="T5">ComputeGlobalAlignmentScores</text:span>?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row>
          <table:table-cell table:style-name="表格10.A1" office:value-type="string">
            <text:p text:style-name="Table_20_Heading">Your Answer</text:p>
          </table:table-cell>
          <table:table-cell table:style-name="表格10.A1" office:value-type="string">
            <text:p text:style-name="P37"/>
          </table:table-cell>
          <table:table-cell table:style-name="表格10.A1" office:value-type="string">
            <text:p text:style-name="Table_20_Heading">Score</text:p>
          </table:table-cell>
          <table:table-cell table:style-name="表格10.A1" office:value-type="string">
            <text:p text:style-name="Table_20_Heading">Explanation</text:p>
          </table:table-cell>
        </table:table-row>
        <table:table-row>
          <table:table-cell table:style-name="表格10.A1" office:value-type="string">
            <text:list xml:id="list766503249565807818" text:style-name="L11">
              <text:list-item>
                <text:p text:style-name="P19">Line 1: <text:bookmark text:name="MathJax-Element-128-Frame"/><text:bookmark text:name="MathJax-Span-1529"/><text:bookmark text:name="MathJax-Span-1530"/><text:bookmark text:name="MathJax-Span-1531"/><text:bookmark text:name="MathJax-Span-1532"/><text:span text:style-name="T2">X</text:span><text:bookmark text:name="MathJax-Span-1533"/><text:bookmark text:name="MathJax-Span-1534"/><text:bookmark text:name="MathJax-Span-1535"/><text:span text:style-name="T2">i</text:span><text:bookmark text:name="MathJax-Span-1536"/>−<text:bookmark text:name="MathJax-Span-1537"/><text:span text:style-name="T4">1</text:span><text:bookmark text:name="MathJax-Span-1538"/><text:span text:style-name="T4">+</text:span><text:bookmark text:name="MathJax-Span-1539"/><text:bookmark text:name="MathJax-Span-1540"/><text:span text:style-name="T2">X</text:span><text:bookmark text:name="MathJax-Span-1541"/>′ </text:p>
              </text:list-item>
              <text:list-item>
                <text:p text:style-name="P19">Line 2: <text:bookmark text:name="MathJax-Element-129-Frame"/><text:bookmark text:name="MathJax-Span-1542"/><text:bookmark text:name="MathJax-Span-1543"/><text:bookmark text:name="MathJax-Span-1544"/><text:bookmark text:name="MathJax-Span-1545"/><text:span text:style-name="T2">Y</text:span><text:bookmark text:name="MathJax-Span-1546"/><text:bookmark text:name="MathJax-Span-1547"/><text:bookmark text:name="MathJax-Span-1548"/><text:span text:style-name="T2">j</text:span><text:bookmark text:name="MathJax-Span-1549"/>−<text:bookmark text:name="MathJax-Span-1550"/><text:span text:style-name="T4">1</text:span><text:bookmark text:name="MathJax-Span-1551"/><text:span text:style-name="T4">+</text:span><text:bookmark text:name="MathJax-Span-1552"/><text:bookmark text:name="MathJax-Span-1553"/><text:span text:style-name="T2">Y</text:span><text:bookmark text:name="MathJax-Span-1554"/>′ </text:p>
              </text:list-item>
              <text:list-item>
                <text:p text:style-name="P19">Line 3: <text:bookmark text:name="MathJax-Element-130-Frame"/><text:bookmark text:name="MathJax-Span-1555"/><text:bookmark text:name="MathJax-Span-1556"/><text:bookmark text:name="MathJax-Span-1557"/><text:span text:style-name="T4">"</text:span><text:bookmark text:name="MathJax-Span-1558"/>−<text:bookmark text:name="MathJax-Span-1559"/><text:span text:style-name="T4">"</text:span><text:bookmark text:name="MathJax-Span-1560"/><text:span text:style-name="T4">+</text:span><text:bookmark text:name="MathJax-Span-1561"/><text:bookmark text:name="MathJax-Span-1562"/><text:span text:style-name="T2">X</text:span><text:bookmark text:name="MathJax-Span-1563"/>′ </text:p>
              </text:list-item>
              <text:list-item>
                <text:p text:style-name="P19">Line 4: <text:bookmark text:name="MathJax-Element-131-Frame"/><text:bookmark text:name="MathJax-Span-1564"/><text:bookmark text:name="MathJax-Span-1565"/><text:bookmark text:name="MathJax-Span-1566"/><text:span text:style-name="T4">"</text:span><text:bookmark text:name="MathJax-Span-1567"/>−<text:bookmark text:name="MathJax-Span-1568"/><text:span text:style-name="T4">"</text:span><text:bookmark text:name="MathJax-Span-1569"/><text:span text:style-name="T4">+</text:span><text:bookmark text:name="MathJax-Span-1570"/><text:bookmark text:name="MathJax-Span-1571"/><text:span text:style-name="T2">Y</text:span><text:bookmark text:name="MathJax-Span-1572"/>′ </text:p>
              </text:list-item>
              <text:list-item>
                <text:p text:style-name="P19">Line 5: <text:bookmark text:name="MathJax-Element-132-Frame"/><text:bookmark text:name="MathJax-Span-1573"/><text:bookmark text:name="MathJax-Span-1574"/><text:bookmark text:name="MathJax-Span-1575"/><text:span text:style-name="T4">"</text:span><text:bookmark text:name="MathJax-Span-1576"/>−<text:bookmark text:name="MathJax-Span-1577"/><text:span text:style-name="T4">"</text:span><text:bookmark text:name="MathJax-Span-1578"/><text:span text:style-name="T4">+</text:span><text:bookmark text:name="MathJax-Span-1579"/><text:bookmark text:name="MathJax-Span-1580"/><text:span text:style-name="T2">X</text:span><text:bookmark text:name="MathJax-Span-1581"/>′ </text:p>
              </text:list-item>
              <text:list-item>
                <text:p text:style-name="P31">Line 6: <text:bookmark text:name="MathJax-Element-133-Frame"/><text:bookmark text:name="MathJax-Span-1582"/><text:bookmark text:name="MathJax-Span-1583"/><text:bookmark text:name="MathJax-Span-1584"/><text:span text:style-name="T4">"</text:span><text:bookmark text:name="MathJax-Span-1585"/>−<text:bookmark text:name="MathJax-Span-1586"/><text:span text:style-name="T4">"</text:span><text:bookmark text:name="MathJax-Span-1587"/><text:span text:style-name="T4">+</text:span><text:bookmark text:name="MathJax-Span-1588"/><text:bookmark text:name="MathJax-Span-1589"/><text:span text:style-name="T2">Y</text:span><text:bookmark text:name="MathJax-Span-1590"/>′ </text:p>
              </text:list-item>
            </text:list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</table:table-row>
        <table:table-row>
          <table:table-cell table:style-name="表格10.A1" office:value-type="string">
            <text:list xml:id="list8660690299222366598" text:style-name="L12">
              <text:list-item>
                <text:p text:style-name="P20">Line 1: <text:bookmark text:name="MathJax-Element-134-Frame"/><text:bookmark text:name="MathJax-Span-1591"/><text:bookmark text:name="MathJax-Span-1592"/><text:bookmark text:name="MathJax-Span-1593"/><text:bookmark text:name="MathJax-Span-1594"/><text:span text:style-name="T2">X</text:span><text:bookmark text:name="MathJax-Span-1595"/><text:bookmark text:name="MathJax-Span-1596"/><text:bookmark text:name="MathJax-Span-1597"/><text:span text:style-name="T2">i</text:span><text:bookmark text:name="MathJax-Span-1598"/>−<text:bookmark text:name="MathJax-Span-1599"/><text:span text:style-name="T4">1</text:span><text:bookmark text:name="MathJax-Span-1600"/><text:span text:style-name="T4">+</text:span><text:bookmark text:name="MathJax-Span-1601"/><text:bookmark text:name="MathJax-Span-1602"/><text:span text:style-name="T2">X</text:span><text:bookmark text:name="MathJax-Span-1603"/>′ </text:p>
              </text:list-item>
              <text:list-item>
                <text:p text:style-name="P20">Line 2: <text:bookmark text:name="MathJax-Element-135-Frame"/><text:bookmark text:name="MathJax-Span-1604"/><text:bookmark text:name="MathJax-Span-1605"/><text:bookmark text:name="MathJax-Span-1606"/><text:bookmark text:name="MathJax-Span-1607"/><text:span text:style-name="T2">Y</text:span><text:bookmark text:name="MathJax-Span-1608"/><text:bookmark text:name="MathJax-Span-1609"/><text:bookmark text:name="MathJax-Span-1610"/><text:span text:style-name="T2">j</text:span><text:bookmark text:name="MathJax-Span-1611"/>−<text:bookmark text:name="MathJax-Span-1612"/><text:span text:style-name="T4">1</text:span><text:bookmark text:name="MathJax-Span-1613"/><text:span text:style-name="T4">+</text:span><text:bookmark text:name="MathJax-Span-1614"/><text:bookmark text:name="MathJax-Span-1615"/><text:span text:style-name="T2">Y</text:span><text:bookmark text:name="MathJax-Span-1616"/>′ </text:p>
              </text:list-item>
              <text:list-item>
                <text:p text:style-name="P20">Line 3: <text:bookmark text:name="MathJax-Element-136-Frame"/><text:bookmark text:name="MathJax-Span-1617"/><text:bookmark text:name="MathJax-Span-1618"/><text:bookmark text:name="MathJax-Span-1619"/><text:bookmark text:name="MathJax-Span-1620"/><text:span text:style-name="T2">X</text:span><text:bookmark text:name="MathJax-Span-1621"/><text:bookmark text:name="MathJax-Span-1622"/><text:bookmark text:name="MathJax-Span-1623"/><text:span text:style-name="T2">i</text:span><text:bookmark text:name="MathJax-Span-1624"/>−<text:bookmark text:name="MathJax-Span-1625"/><text:span text:style-name="T4">1</text:span><text:bookmark text:name="MathJax-Span-1626"/><text:span text:style-name="T4">+</text:span><text:bookmark text:name="MathJax-Span-1627"/><text:bookmark text:name="MathJax-Span-1628"/><text:span text:style-name="T2">X</text:span><text:bookmark text:name="MathJax-Span-1629"/>′ </text:p>
              </text:list-item>
              <text:list-item>
                <text:p text:style-name="P20">Line 4: <text:bookmark text:name="MathJax-Element-137-Frame"/><text:bookmark text:name="MathJax-Span-1630"/><text:bookmark text:name="MathJax-Span-1631"/><text:bookmark text:name="MathJax-Span-1632"/><text:span text:style-name="T4">"</text:span><text:bookmark text:name="MathJax-Span-1633"/>−<text:bookmark text:name="MathJax-Span-1634"/><text:span text:style-name="T4">"</text:span><text:bookmark text:name="MathJax-Span-1635"/><text:span text:style-name="T4">+</text:span><text:bookmark text:name="MathJax-Span-1636"/><text:bookmark text:name="MathJax-Span-1637"/><text:span text:style-name="T2">Y</text:span><text:bookmark text:name="MathJax-Span-1638"/>′ </text:p>
              </text:list-item>
              <text:list-item>
                <text:p text:style-name="P20">Line 5: <text:bookmark text:name="MathJax-Element-138-Frame"/><text:bookmark text:name="MathJax-Span-1639"/><text:bookmark text:name="MathJax-Span-1640"/><text:bookmark text:name="MathJax-Span-1641"/><text:span text:style-name="T4">"</text:span><text:bookmark text:name="MathJax-Span-1642"/>−<text:bookmark text:name="MathJax-Span-1643"/><text:span text:style-name="T4">"</text:span><text:bookmark text:name="MathJax-Span-1644"/><text:span text:style-name="T4">+</text:span><text:bookmark text:name="MathJax-Span-1645"/><text:bookmark text:name="MathJax-Span-1646"/><text:span text:style-name="T2">X</text:span><text:bookmark text:name="MathJax-Span-1647"/>′ </text:p>
              </text:list-item>
              <text:list-item>
                <text:p text:style-name="P32">Line 6: <text:bookmark text:name="MathJax-Element-139-Frame"/><text:bookmark text:name="MathJax-Span-1648"/><text:bookmark text:name="MathJax-Span-1649"/><text:bookmark text:name="MathJax-Span-1650"/><text:bookmark text:name="MathJax-Span-1651"/><text:span text:style-name="T2">Y</text:span><text:bookmark text:name="MathJax-Span-1652"/><text:bookmark text:name="MathJax-Span-1653"/><text:bookmark text:name="MathJax-Span-1654"/><text:span text:style-name="T2">j</text:span><text:bookmark text:name="MathJax-Span-1655"/>−<text:bookmark text:name="MathJax-Span-1656"/><text:span text:style-name="T4">1</text:span><text:bookmark text:name="MathJax-Span-1657"/><text:span text:style-name="T4">+</text:span><text:bookmark text:name="MathJax-Span-1658"/><text:bookmark text:name="MathJax-Span-1659"/><text:span text:style-name="T2">Y</text:span><text:bookmark text:name="MathJax-Span-1660"/>′ </text:p>
              </text:list-item>
            </text:list>
          </table:table-cell>
          <table:table-cell table:style-name="表格10.A1" office:value-type="string">
            <text:p text:style-name="Table_20_Contents">Correct</text:p>
          </table:table-cell>
          <table:table-cell table:style-name="表格10.A1" office:value-type="string">
            <text:p text:style-name="Table_20_Contents">10.00</text:p>
          </table:table-cell>
          <table:table-cell table:style-name="表格10.A1" office:value-type="string">
            <text:p text:style-name="Table_20_Contents">Correct.</text:p>
          </table:table-cell>
        </table:table-row>
        <table:table-row>
          <table:table-cell table:style-name="表格10.A1" office:value-type="string">
            <text:list xml:id="list3669676219160950203" text:style-name="L13">
              <text:list-item>
                <text:p text:style-name="P21">Line 1: <text:bookmark text:name="MathJax-Element-140-Frame"/><text:bookmark text:name="MathJax-Span-1661"/><text:bookmark text:name="MathJax-Span-1662"/><text:bookmark text:name="MathJax-Span-1663"/><text:span text:style-name="T2">ε</text:span><text:bookmark text:name="MathJax-Span-1664"/><text:span text:style-name="T4">+</text:span><text:bookmark text:name="MathJax-Span-1665"/><text:bookmark text:name="MathJax-Span-1666"/><text:span text:style-name="T2">X</text:span><text:bookmark text:name="MathJax-Span-1667"/>′ </text:p>
              </text:list-item>
              <text:list-item>
                <text:p text:style-name="P21">Line 2: <text:bookmark text:name="MathJax-Element-141-Frame"/><text:bookmark text:name="MathJax-Span-1668"/><text:bookmark text:name="MathJax-Span-1669"/><text:bookmark text:name="MathJax-Span-1670"/><text:span text:style-name="T2">ε</text:span><text:bookmark text:name="MathJax-Span-1671"/><text:span text:style-name="T4">+</text:span><text:bookmark text:name="MathJax-Span-1672"/><text:bookmark text:name="MathJax-Span-1673"/><text:span text:style-name="T2">Y</text:span><text:bookmark text:name="MathJax-Span-1674"/>′ </text:p>
              </text:list-item>
              <text:list-item>
                <text:p text:style-name="P21">Line 3: <text:bookmark text:name="MathJax-Element-142-Frame"/><text:bookmark text:name="MathJax-Span-1675"/><text:bookmark text:name="MathJax-Span-1676"/><text:bookmark text:name="MathJax-Span-1677"/><text:bookmark text:name="MathJax-Span-1678"/><text:span text:style-name="T2">X</text:span><text:bookmark text:name="MathJax-Span-1679"/><text:bookmark text:name="MathJax-Span-1680"/><text:bookmark text:name="MathJax-Span-1681"/><text:span text:style-name="T2">i</text:span><text:bookmark text:name="MathJax-Span-1682"/>−<text:bookmark text:name="MathJax-Span-1683"/><text:span text:style-name="T4">1</text:span><text:bookmark text:name="MathJax-Span-1684"/><text:span text:style-name="T4">+</text:span><text:bookmark text:name="MathJax-Span-1685"/><text:bookmark text:name="MathJax-Span-1686"/><text:span text:style-name="T2">X</text:span><text:bookmark text:name="MathJax-Span-1687"/>′ </text:p>
              </text:list-item>
              <text:list-item>
                <text:p text:style-name="P21">Line 4: <text:bookmark text:name="MathJax-Element-143-Frame"/><text:bookmark text:name="MathJax-Span-1688"/><text:bookmark text:name="MathJax-Span-1689"/><text:bookmark text:name="MathJax-Span-1690"/><text:span text:style-name="T4">"</text:span><text:bookmark text:name="MathJax-Span-1691"/>−<text:bookmark text:name="MathJax-Span-1692"/><text:span text:style-name="T4">"</text:span><text:bookmark text:name="MathJax-Span-1693"/><text:span text:style-name="T4">+</text:span><text:bookmark text:name="MathJax-Span-1694"/><text:bookmark text:name="MathJax-Span-1695"/><text:span text:style-name="T2">Y</text:span><text:bookmark text:name="MathJax-Span-1696"/>′ </text:p>
              </text:list-item>
              <text:list-item>
                <text:p text:style-name="P21">Line 5: <text:bookmark text:name="MathJax-Element-144-Frame"/><text:bookmark text:name="MathJax-Span-1697"/><text:bookmark text:name="MathJax-Span-1698"/><text:bookmark text:name="MathJax-Span-1699"/><text:span text:style-name="T4">"</text:span><text:bookmark text:name="MathJax-Span-1700"/>−<text:bookmark text:name="MathJax-Span-1701"/><text:span text:style-name="T4">"</text:span><text:bookmark text:name="MathJax-Span-1702"/><text:span text:style-name="T4">+</text:span><text:bookmark text:name="MathJax-Span-1703"/><text:bookmark text:name="MathJax-Span-1704"/><text:span text:style-name="T2">X</text:span><text:bookmark text:name="MathJax-Span-1705"/>′ </text:p>
              </text:list-item>
              <text:list-item>
                <text:p text:style-name="P33">Line 6: <text:bookmark text:name="MathJax-Element-145-Frame"/><text:bookmark text:name="MathJax-Span-1706"/><text:bookmark text:name="MathJax-Span-1707"/><text:bookmark text:name="MathJax-Span-1708"/><text:bookmark text:name="MathJax-Span-1709"/><text:span text:style-name="T2">Y</text:span><text:bookmark text:name="MathJax-Span-1710"/><text:bookmark text:name="MathJax-Span-1711"/><text:bookmark text:name="MathJax-Span-1712"/><text:span text:style-name="T2">j</text:span><text:bookmark text:name="MathJax-Span-1713"/>−<text:bookmark text:name="MathJax-Span-1714"/><text:span text:style-name="T4">1</text:span><text:bookmark text:name="MathJax-Span-1715"/><text:span text:style-name="T4">+</text:span><text:bookmark text:name="MathJax-Span-1716"/><text:bookmark text:name="MathJax-Span-1717"/><text:span text:style-name="T2">Y</text:span><text:bookmark text:name="MathJax-Span-1718"/>′ </text:p>
              </text:list-item>
            </text:list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</table:table-row>
        <text:soft-page-break/>
        <table:table-row>
          <table:table-cell table:style-name="表格10.A1" office:value-type="string">
            <text:list xml:id="list8489571218634443244" text:style-name="L14">
              <text:list-item>
                <text:p text:style-name="P22">Line 1: <text:bookmark text:name="MathJax-Element-146-Frame"/><text:bookmark text:name="MathJax-Span-1719"/><text:bookmark text:name="MathJax-Span-1720"/><text:bookmark text:name="MathJax-Span-1721"/><text:bookmark text:name="MathJax-Span-1722"/><text:span text:style-name="T2">X</text:span><text:bookmark text:name="MathJax-Span-1723"/>′<text:bookmark text:name="MathJax-Span-1724"/><text:span text:style-name="T4">+</text:span><text:bookmark text:name="MathJax-Span-1725"/><text:bookmark text:name="MathJax-Span-1726"/><text:span text:style-name="T2">X</text:span><text:bookmark text:name="MathJax-Span-1727"/><text:bookmark text:name="MathJax-Span-1728"/><text:bookmark text:name="MathJax-Span-1729"/><text:span text:style-name="T2">i</text:span><text:bookmark text:name="MathJax-Span-1730"/>−<text:bookmark text:name="MathJax-Span-1731"/><text:span text:style-name="T4">1</text:span> </text:p>
              </text:list-item>
              <text:list-item>
                <text:p text:style-name="P22">Line 2: <text:bookmark text:name="MathJax-Element-147-Frame"/><text:bookmark text:name="MathJax-Span-1732"/><text:bookmark text:name="MathJax-Span-1733"/><text:bookmark text:name="MathJax-Span-1734"/><text:bookmark text:name="MathJax-Span-1735"/><text:span text:style-name="T2">Y</text:span><text:bookmark text:name="MathJax-Span-1736"/>′<text:bookmark text:name="MathJax-Span-1737"/><text:span text:style-name="T4">+</text:span><text:bookmark text:name="MathJax-Span-1738"/><text:bookmark text:name="MathJax-Span-1739"/><text:span text:style-name="T2">Y</text:span><text:bookmark text:name="MathJax-Span-1740"/><text:bookmark text:name="MathJax-Span-1741"/><text:bookmark text:name="MathJax-Span-1742"/><text:span text:style-name="T2">j</text:span><text:bookmark text:name="MathJax-Span-1743"/>−<text:bookmark text:name="MathJax-Span-1744"/><text:span text:style-name="T4">1</text:span> </text:p>
              </text:list-item>
              <text:list-item>
                <text:p text:style-name="P22">Line 3: <text:bookmark text:name="MathJax-Element-148-Frame"/><text:bookmark text:name="MathJax-Span-1745"/><text:bookmark text:name="MathJax-Span-1746"/><text:bookmark text:name="MathJax-Span-1747"/><text:bookmark text:name="MathJax-Span-1748"/><text:span text:style-name="T2">X</text:span><text:bookmark text:name="MathJax-Span-1749"/>′<text:bookmark text:name="MathJax-Span-1750"/><text:span text:style-name="T4">+</text:span><text:bookmark text:name="MathJax-Span-1751"/><text:bookmark text:name="MathJax-Span-1752"/><text:span text:style-name="T2">X</text:span><text:bookmark text:name="MathJax-Span-1753"/><text:bookmark text:name="MathJax-Span-1754"/><text:bookmark text:name="MathJax-Span-1755"/><text:span text:style-name="T2">i</text:span><text:bookmark text:name="MathJax-Span-1756"/>−<text:bookmark text:name="MathJax-Span-1757"/><text:span text:style-name="T4">1</text:span> </text:p>
              </text:list-item>
              <text:list-item>
                <text:p text:style-name="P22">Line 4: <text:bookmark text:name="MathJax-Element-149-Frame"/><text:bookmark text:name="MathJax-Span-1758"/><text:bookmark text:name="MathJax-Span-1759"/><text:bookmark text:name="MathJax-Span-1760"/><text:bookmark text:name="MathJax-Span-1761"/><text:span text:style-name="T2">Y</text:span><text:bookmark text:name="MathJax-Span-1762"/>′<text:bookmark text:name="MathJax-Span-1763"/><text:span text:style-name="T4">+</text:span><text:bookmark text:name="MathJax-Span-1764"/><text:span text:style-name="T4">"</text:span><text:bookmark text:name="MathJax-Span-1765"/>−<text:bookmark text:name="MathJax-Span-1766"/><text:span text:style-name="T4">"</text:span> </text:p>
              </text:list-item>
              <text:list-item>
                <text:p text:style-name="P22">Line 5: <text:bookmark text:name="MathJax-Element-150-Frame"/><text:bookmark text:name="MathJax-Span-1767"/><text:bookmark text:name="MathJax-Span-1768"/><text:bookmark text:name="MathJax-Span-1769"/><text:bookmark text:name="MathJax-Span-1770"/><text:span text:style-name="T2">X</text:span><text:bookmark text:name="MathJax-Span-1771"/>′<text:bookmark text:name="MathJax-Span-1772"/><text:span text:style-name="T4">+</text:span><text:bookmark text:name="MathJax-Span-1773"/><text:span text:style-name="T4">"</text:span><text:bookmark text:name="MathJax-Span-1774"/>−<text:bookmark text:name="MathJax-Span-1775"/><text:span text:style-name="T4">"</text:span> </text:p>
              </text:list-item>
              <text:list-item>
                <text:p text:style-name="P34">Line 6: <text:bookmark text:name="MathJax-Element-151-Frame"/><text:bookmark text:name="MathJax-Span-1776"/><text:bookmark text:name="MathJax-Span-1777"/><text:bookmark text:name="MathJax-Span-1778"/><text:bookmark text:name="MathJax-Span-1779"/><text:span text:style-name="T2">Y</text:span><text:bookmark text:name="MathJax-Span-1780"/>′<text:bookmark text:name="MathJax-Span-1781"/><text:span text:style-name="T4">+</text:span><text:bookmark text:name="MathJax-Span-1782"/><text:bookmark text:name="MathJax-Span-1783"/><text:span text:style-name="T2">Y</text:span><text:bookmark text:name="MathJax-Span-1784"/><text:bookmark text:name="MathJax-Span-1785"/><text:bookmark text:name="MathJax-Span-1786"/><text:span text:style-name="T2">j</text:span><text:bookmark text:name="MathJax-Span-1787"/>−<text:bookmark text:name="MathJax-Span-1788"/><text:span text:style-name="T4">1</text:span> </text:p>
              </text:list-item>
            </text:list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</table:table-row>
        <table:table-row>
          <table:table-cell table:style-name="表格10.A1" office:value-type="string">
            <text:list xml:id="list6138564364091651643" text:style-name="L15">
              <text:list-item>
                <text:p text:style-name="P23">Line 1: <text:bookmark text:name="MathJax-Element-152-Frame"/><text:bookmark text:name="MathJax-Span-1789"/><text:bookmark text:name="MathJax-Span-1790"/><text:bookmark text:name="MathJax-Span-1791"/><text:bookmark text:name="MathJax-Span-1792"/><text:span text:style-name="T2">X</text:span><text:bookmark text:name="MathJax-Span-1793"/><text:bookmark text:name="MathJax-Span-1794"/><text:bookmark text:name="MathJax-Span-1795"/><text:span text:style-name="T2">i</text:span><text:bookmark text:name="MathJax-Span-1796"/>−<text:bookmark text:name="MathJax-Span-1797"/><text:span text:style-name="T4">1</text:span><text:bookmark text:name="MathJax-Span-1798"/><text:span text:style-name="T4">+</text:span><text:bookmark text:name="MathJax-Span-1799"/><text:bookmark text:name="MathJax-Span-1800"/><text:span text:style-name="T2">X</text:span><text:bookmark text:name="MathJax-Span-1801"/>′ </text:p>
              </text:list-item>
              <text:list-item>
                <text:p text:style-name="P23">Line 2: <text:bookmark text:name="MathJax-Element-153-Frame"/><text:bookmark text:name="MathJax-Span-1802"/><text:bookmark text:name="MathJax-Span-1803"/><text:bookmark text:name="MathJax-Span-1804"/><text:bookmark text:name="MathJax-Span-1805"/><text:span text:style-name="T2">Y</text:span><text:bookmark text:name="MathJax-Span-1806"/>′<text:bookmark text:name="MathJax-Span-1807"/><text:span text:style-name="T4">+</text:span><text:bookmark text:name="MathJax-Span-1808"/><text:bookmark text:name="MathJax-Span-1809"/><text:span text:style-name="T2">Y</text:span><text:bookmark text:name="MathJax-Span-1810"/><text:bookmark text:name="MathJax-Span-1811"/><text:bookmark text:name="MathJax-Span-1812"/><text:span text:style-name="T2">j</text:span><text:bookmark text:name="MathJax-Span-1813"/>−<text:bookmark text:name="MathJax-Span-1814"/><text:span text:style-name="T4">1</text:span><text:bookmark text:name="MathJax-Span-1815"/><text:span text:style-name="T4">+</text:span><text:bookmark text:name="MathJax-Span-1816"/><text:bookmark text:name="MathJax-Span-1817"/><text:span text:style-name="T2">Y</text:span><text:bookmark text:name="MathJax-Span-1818"/>′ </text:p>
              </text:list-item>
              <text:list-item>
                <text:p text:style-name="P23">Line 3: <text:bookmark text:name="MathJax-Element-154-Frame"/><text:bookmark text:name="MathJax-Span-1819"/><text:bookmark text:name="MathJax-Span-1820"/><text:bookmark text:name="MathJax-Span-1821"/><text:bookmark text:name="MathJax-Span-1822"/><text:span text:style-name="T2">X</text:span><text:bookmark text:name="MathJax-Span-1823"/><text:bookmark text:name="MathJax-Span-1824"/><text:bookmark text:name="MathJax-Span-1825"/><text:span text:style-name="T2">i</text:span><text:bookmark text:name="MathJax-Span-1826"/>−<text:bookmark text:name="MathJax-Span-1827"/><text:span text:style-name="T4">1</text:span><text:bookmark text:name="MathJax-Span-1828"/><text:span text:style-name="T4">+</text:span><text:bookmark text:name="MathJax-Span-1829"/><text:bookmark text:name="MathJax-Span-1830"/><text:span text:style-name="T2">X</text:span><text:bookmark text:name="MathJax-Span-1831"/>′ </text:p>
              </text:list-item>
              <text:list-item>
                <text:p text:style-name="P23">Line 4: <text:bookmark text:name="MathJax-Element-155-Frame"/><text:bookmark text:name="MathJax-Span-1832"/><text:bookmark text:name="MathJax-Span-1833"/><text:bookmark text:name="MathJax-Span-1834"/><text:span text:style-name="T2">ε</text:span><text:bookmark text:name="MathJax-Span-1835"/><text:span text:style-name="T4">+</text:span><text:bookmark text:name="MathJax-Span-1836"/><text:bookmark text:name="MathJax-Span-1837"/><text:span text:style-name="T2">Y</text:span><text:bookmark text:name="MathJax-Span-1838"/>′ </text:p>
              </text:list-item>
              <text:list-item>
                <text:p text:style-name="P23">Line 5: <text:bookmark text:name="MathJax-Element-156-Frame"/><text:bookmark text:name="MathJax-Span-1839"/><text:bookmark text:name="MathJax-Span-1840"/><text:bookmark text:name="MathJax-Span-1841"/><text:span text:style-name="T2">ε</text:span><text:bookmark text:name="MathJax-Span-1842"/><text:span text:style-name="T4">+</text:span><text:bookmark text:name="MathJax-Span-1843"/><text:bookmark text:name="MathJax-Span-1844"/><text:span text:style-name="T2">X</text:span><text:bookmark text:name="MathJax-Span-1845"/>′ </text:p>
              </text:list-item>
              <text:list-item>
                <text:p text:style-name="P35">Line 6: <text:bookmark text:name="MathJax-Element-157-Frame"/><text:bookmark text:name="MathJax-Span-1846"/><text:bookmark text:name="MathJax-Span-1847"/><text:bookmark text:name="MathJax-Span-1848"/><text:bookmark text:name="MathJax-Span-1849"/><text:span text:style-name="T2">Y</text:span><text:bookmark text:name="MathJax-Span-1850"/><text:bookmark text:name="MathJax-Span-1851"/><text:bookmark text:name="MathJax-Span-1852"/><text:span text:style-name="T2">j</text:span><text:bookmark text:name="MathJax-Span-1853"/>−<text:bookmark text:name="MathJax-Span-1854"/><text:span text:style-name="T4">1</text:span><text:bookmark text:name="MathJax-Span-1855"/><text:span text:style-name="T4">+</text:span><text:bookmark text:name="MathJax-Span-1856"/><text:bookmark text:name="MathJax-Span-1857"/><text:span text:style-name="T2">Y</text:span><text:bookmark text:name="MathJax-Span-1858"/>′ </text:p>
              </text:list-item>
            </text:list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</table:table-row>
        <table:table-row>
          <table:table-cell table:style-name="表格10.A1" office:value-type="string">
            <text:list xml:id="list7184981373646386512" text:style-name="L16">
              <text:list-item>
                <text:p text:style-name="P24">Line 1: <text:bookmark text:name="MathJax-Element-158-Frame"/><text:bookmark text:name="MathJax-Span-1859"/><text:bookmark text:name="MathJax-Span-1860"/><text:bookmark text:name="MathJax-Span-1861"/><text:span text:style-name="T2">ε</text:span><text:bookmark text:name="MathJax-Span-1862"/><text:span text:style-name="T4">+</text:span><text:bookmark text:name="MathJax-Span-1863"/><text:bookmark text:name="MathJax-Span-1864"/><text:span text:style-name="T2">X</text:span><text:bookmark text:name="MathJax-Span-1865"/>′ </text:p>
              </text:list-item>
              <text:list-item>
                <text:p text:style-name="P24">Line 2: <text:bookmark text:name="MathJax-Element-159-Frame"/><text:bookmark text:name="MathJax-Span-1866"/><text:bookmark text:name="MathJax-Span-1867"/><text:bookmark text:name="MathJax-Span-1868"/><text:span text:style-name="T2">ε</text:span><text:bookmark text:name="MathJax-Span-1869"/><text:span text:style-name="T4">+</text:span><text:bookmark text:name="MathJax-Span-1870"/><text:bookmark text:name="MathJax-Span-1871"/><text:span text:style-name="T2">Y</text:span><text:bookmark text:name="MathJax-Span-1872"/>′ </text:p>
              </text:list-item>
              <text:list-item>
                <text:p text:style-name="P24">Line 3: <text:bookmark text:name="MathJax-Element-160-Frame"/><text:bookmark text:name="MathJax-Span-1873"/><text:bookmark text:name="MathJax-Span-1874"/><text:bookmark text:name="MathJax-Span-1875"/><text:bookmark text:name="MathJax-Span-1876"/><text:span text:style-name="T2">X</text:span><text:bookmark text:name="MathJax-Span-1877"/><text:bookmark text:name="MathJax-Span-1878"/><text:bookmark text:name="MathJax-Span-1879"/><text:span text:style-name="T2">i</text:span><text:bookmark text:name="MathJax-Span-1880"/>−<text:bookmark text:name="MathJax-Span-1881"/><text:span text:style-name="T4">1</text:span><text:bookmark text:name="MathJax-Span-1882"/><text:span text:style-name="T4">+</text:span><text:bookmark text:name="MathJax-Span-1883"/><text:bookmark text:name="MathJax-Span-1884"/><text:span text:style-name="T2">X</text:span><text:bookmark text:name="MathJax-Span-1885"/>′ </text:p>
              </text:list-item>
              <text:list-item>
                <text:p text:style-name="P24">Line 4: <text:bookmark text:name="MathJax-Element-161-Frame"/><text:bookmark text:name="MathJax-Span-1886"/><text:bookmark text:name="MathJax-Span-1887"/><text:bookmark text:name="MathJax-Span-1888"/><text:span text:style-name="T2">ε</text:span><text:bookmark text:name="MathJax-Span-1889"/><text:span text:style-name="T4">+</text:span><text:bookmark text:name="MathJax-Span-1890"/><text:bookmark text:name="MathJax-Span-1891"/><text:span text:style-name="T2">Y</text:span><text:bookmark text:name="MathJax-Span-1892"/>′ </text:p>
              </text:list-item>
              <text:list-item>
                <text:p text:style-name="P24">Line 5: <text:bookmark text:name="MathJax-Element-162-Frame"/><text:bookmark text:name="MathJax-Span-1893"/><text:bookmark text:name="MathJax-Span-1894"/><text:bookmark text:name="MathJax-Span-1895"/><text:span text:style-name="T2">ε</text:span><text:bookmark text:name="MathJax-Span-1896"/><text:span text:style-name="T4">+</text:span><text:bookmark text:name="MathJax-Span-1897"/><text:bookmark text:name="MathJax-Span-1898"/><text:span text:style-name="T2">X</text:span><text:bookmark text:name="MathJax-Span-1899"/>′ </text:p>
              </text:list-item>
              <text:list-item>
                <text:p text:style-name="P36">Line 6: <text:bookmark text:name="MathJax-Element-163-Frame"/><text:bookmark text:name="MathJax-Span-1900"/><text:bookmark text:name="MathJax-Span-1901"/><text:bookmark text:name="MathJax-Span-1902"/><text:bookmark text:name="MathJax-Span-1903"/><text:span text:style-name="T2">Y</text:span><text:bookmark text:name="MathJax-Span-1904"/><text:bookmark text:name="MathJax-Span-1905"/><text:bookmark text:name="MathJax-Span-1906"/><text:span text:style-name="T2">j</text:span><text:bookmark text:name="MathJax-Span-1907"/>−<text:bookmark text:name="MathJax-Span-1908"/><text:span text:style-name="T4">1</text:span><text:bookmark text:name="MathJax-Span-1909"/><text:span text:style-name="T4">+</text:span><text:bookmark text:name="MathJax-Span-1910"/><text:bookmark text:name="MathJax-Span-1911"/><text:span text:style-name="T2">Y</text:span><text:bookmark text:name="MathJax-Span-1912"/>′ </text:p>
              </text:list-item>
            </text:list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P12"/>
          </table:table-cell>
        </table:table-row>
        <table:table-row>
          <table:table-cell table:style-name="表格10.A1" office:value-type="string">
            <text:p text:style-name="Table_20_Contents">Total</text:p>
          </table:table-cell>
          <table:table-cell table:style-name="表格10.A1" office:value-type="string">
            <text:p text:style-name="P12"/>
          </table:table-cell>
          <table:table-cell table:style-name="表格10.A1" office:value-type="string">
            <text:p text:style-name="Table_20_Contents">10.00 / 10.00</text:p>
          </table:table-cell>
          <table:table-cell table:style-name="表格10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Use your answer to Question 7 to guide your solution here.</text:p>
      <text:h text:style-name="Heading_20_3" text:outline-level="3">Question 10</text:h>
      <text:p text:style-name="P6">Given two strings <text:bookmark text:name="MathJax-Element-164-Frame"/><text:bookmark text:name="MathJax-Span-1913"/><text:bookmark text:name="MathJax-Span-1914"/><text:bookmark text:name="MathJax-Span-1915"/><text:span text:style-name="T2">X</text:span> and <text:bookmark text:name="MathJax-Element-165-Frame"/><text:bookmark text:name="MathJax-Span-1916"/><text:bookmark text:name="MathJax-Span-1917"/><text:bookmark text:name="MathJax-Span-1918"/><text:span text:style-name="T2">Y</text:span> of lengths <text:bookmark text:name="MathJax-Element-166-Frame"/><text:bookmark text:name="MathJax-Span-1919"/><text:bookmark text:name="MathJax-Span-1920"/><text:bookmark text:name="MathJax-Span-1921"/><text:span text:style-name="T2">m</text:span> and <text:bookmark text:name="MathJax-Element-167-Frame"/><text:bookmark text:name="MathJax-Span-1922"/><text:bookmark text:name="MathJax-Span-1923"/><text:bookmark text:name="MathJax-Span-1924"/><text:span text:style-name="T2">n</text:span>, respectively, which of the following gives the tightest worst-case running time of Algorithm <text:span text:style-name="T5">GlobalAlignment</text:span> as given by the pseudo-code in Question 7?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>
          <table:table-cell table:style-name="表格11.A1" office:value-type="string">
            <text:p text:style-name="Table_20_Heading">Your Answer</text:p>
          </table:table-cell>
          <table:table-cell table:style-name="表格11.A1" office:value-type="string">
            <text:p text:style-name="P37"/>
          </table:table-cell>
          <table:table-cell table:style-name="表格11.A1" office:value-type="string">
            <text:p text:style-name="Table_20_Heading">Score</text:p>
          </table:table-cell>
          <table:table-cell table:style-name="表格11.A1" office:value-type="string">
            <text:p text:style-name="Table_20_Heading">Explanation</text:p>
          </table:table-cell>
        </table:table-row>
        <table:table-row>
          <table:table-cell table:style-name="表格11.A1" office:value-type="string">
            <text:p text:style-name="Table_20_Contents"><text:bookmark text:name="MathJax-Element-168-Frame"/><text:bookmark text:name="MathJax-Span-1925"/><text:bookmark text:name="MathJax-Span-1926"/><text:bookmark text:name="MathJax-Span-1927"/><text:span text:style-name="T2">O</text:span><text:bookmark text:name="MathJax-Span-1928"/><text:span text:style-name="T4">(</text:span><text:bookmark text:name="MathJax-Span-1929"/><text:span text:style-name="T2">m</text:span><text:bookmark text:name="MathJax-Span-1930"/><text:span text:style-name="T4">+</text:span><text:bookmark text:name="MathJax-Span-1931"/><text:span text:style-name="T2">n</text:span><text:bookmark text:name="MathJax-Span-1932"/><text:span text:style-name="T4">)</text:span></text:p>
          </table:table-cell>
          <table:table-cell table:style-name="表格11.A1" office:value-type="string">
            <text:p text:style-name="P12"/>
          </table:table-cell>
          <table:table-cell table:style-name="表格11.A1" office:value-type="string">
            <text:p text:style-name="P12"/>
          </table:table-cell>
          <table:table-cell table:style-name="表格11.A1" office:value-type="string">
            <text:p text:style-name="P12"/>
          </table:table-cell>
        </table:table-row>
        <table:table-row>
          <table:table-cell table:style-name="表格11.A1" office:value-type="string">
            <text:p text:style-name="Table_20_Contents"><text:bookmark text:name="MathJax-Element-169-Frame"/><text:bookmark text:name="MathJax-Span-1933"/><text:bookmark text:name="MathJax-Span-1934"/><text:bookmark text:name="MathJax-Span-1935"/><text:span text:style-name="T2">O</text:span><text:bookmark text:name="MathJax-Span-1936"/><text:span text:style-name="T4">(</text:span><text:bookmark text:name="MathJax-Span-1937"/><text:span text:style-name="T2">m</text:span><text:bookmark text:name="MathJax-Span-1938"/> <text:bookmark text:name="MathJax-Span-1939"/><text:span text:style-name="T2">n</text:span><text:bookmark text:name="MathJax-Span-1940"/><text:span text:style-name="T4">)</text:span></text:p>
          </table:table-cell>
          <table:table-cell table:style-name="表格11.A1" office:value-type="string">
            <text:p text:style-name="Table_20_Contents">Correct</text:p>
          </table:table-cell>
          <table:table-cell table:style-name="表格11.A1" office:value-type="string">
            <text:p text:style-name="Table_20_Contents">5.00</text:p>
          </table:table-cell>
          <table:table-cell table:style-name="表格11.A1" office:value-type="string">
            <text:p text:style-name="Table_20_Contents">Correct.</text:p>
          </table:table-cell>
        </table:table-row>
        <table:table-row>
          <table:table-cell table:style-name="表格11.A1" office:value-type="string">
            <text:p text:style-name="Table_20_Contents"><text:bookmark text:name="MathJax-Element-170-Frame"/><text:bookmark text:name="MathJax-Span-1941"/><text:bookmark text:name="MathJax-Span-1942"/><text:bookmark text:name="MathJax-Span-1943"/><text:span text:style-name="T2">O</text:span><text:bookmark text:name="MathJax-Span-1944"/><text:span text:style-name="T4">(</text:span><text:bookmark text:name="MathJax-Span-1945"/><text:bookmark text:name="MathJax-Span-1946"/><text:span text:style-name="T2">m</text:span><text:bookmark text:name="MathJax-Span-1947"/><text:span text:style-name="T4">2</text:span><text:bookmark text:name="MathJax-Span-1948"/><text:bookmark text:name="MathJax-Span-1949"/><text:span text:style-name="T2">n</text:span><text:bookmark text:name="MathJax-Span-1950"/><text:span text:style-name="T4">2</text:span><text:bookmark text:name="MathJax-Span-1951"/><text:span text:style-name="T4">)</text:span></text:p>
          </table:table-cell>
          <table:table-cell table:style-name="表格11.A1" office:value-type="string">
            <text:p text:style-name="P12"/>
          </table:table-cell>
          <table:table-cell table:style-name="表格11.A1" office:value-type="string">
            <text:p text:style-name="P12"/>
          </table:table-cell>
          <table:table-cell table:style-name="表格11.A1" office:value-type="string">
            <text:p text:style-name="P12"/>
          </table:table-cell>
        </table:table-row>
        <table:table-row>
          <table:table-cell table:style-name="表格11.A1" office:value-type="string">
            <text:p text:style-name="Table_20_Contents"><text:bookmark text:name="MathJax-Element-171-Frame"/><text:bookmark text:name="MathJax-Span-1952"/><text:bookmark text:name="MathJax-Span-1953"/><text:bookmark text:name="MathJax-Span-1954"/><text:span text:style-name="T2">O</text:span><text:bookmark text:name="MathJax-Span-1955"/><text:span text:style-name="T4">(</text:span><text:bookmark text:name="MathJax-Span-1956"/><text:bookmark text:name="MathJax-Span-1957"/><text:span text:style-name="T4">2</text:span><text:bookmark text:name="MathJax-Span-1958"/><text:bookmark text:name="MathJax-Span-1959"/><text:bookmark text:name="MathJax-Span-1960"/><text:span text:style-name="T2">m</text:span><text:bookmark text:name="MathJax-Span-1961"/><text:span text:style-name="T4">+</text:span><text:bookmark text:name="MathJax-Span-1962"/><text:span text:style-name="T2">n</text:span><text:bookmark text:name="MathJax-Span-1963"/><text:span text:style-name="T4">)</text:span></text:p>
          </table:table-cell>
          <table:table-cell table:style-name="表格11.A1" office:value-type="string">
            <text:p text:style-name="P12"/>
          </table:table-cell>
          <table:table-cell table:style-name="表格11.A1" office:value-type="string">
            <text:p text:style-name="P12"/>
          </table:table-cell>
          <table:table-cell table:style-name="表格11.A1" office:value-type="string">
            <text:p text:style-name="P12"/>
          </table:table-cell>
        </table:table-row>
        <table:table-row>
          <table:table-cell table:style-name="表格11.A1" office:value-type="string">
            <text:p text:style-name="Table_20_Contents">Total</text:p>
          </table:table-cell>
          <table:table-cell table:style-name="表格11.A1" office:value-type="string">
            <text:p text:style-name="P12"/>
          </table:table-cell>
          <table:table-cell table:style-name="表格11.A1" office:value-type="string">
            <text:p text:style-name="Table_20_Contents">5.00 / 5.00</text:p>
          </table:table-cell>
          <table:table-cell table:style-name="表格11.A1" office:value-type="string">
            <text:p text:style-name="P12"/>
          </table:table-cell>
        </table:table-row>
      </table:table>
      <text:h text:style-name="Heading_20_3" text:outline-level="3">Question 11</text:h>
      <text:p text:style-name="Text_20_body">Recall that given a string <text:bookmark text:name="MathJax-Element-172-Frame"/><text:bookmark text:name="MathJax-Span-1964"/><text:bookmark text:name="MathJax-Span-1965"/><text:bookmark text:name="MathJax-Span-1966"/><text:span text:style-name="T2">x</text:span>, the string <text:bookmark text:name="MathJax-Element-173-Frame"/><text:bookmark text:name="MathJax-Span-1967"/><text:bookmark text:name="MathJax-Span-1968"/><text:bookmark text:name="MathJax-Span-1969"/><text:span text:style-name="T2">v</text:span> is a <text:span text:style-name="T3">substring</text:span> of <text:bookmark text:name="MathJax-Element-174-Frame"/><text:bookmark text:name="MathJax-Span-1970"/><text:bookmark text:name="MathJax-Span-1971"/><text:bookmark text:name="MathJax-Span-1972"/><text:span text:style-name="T2">x</text:span> if there exist strings <text:bookmark text:name="MathJax-Element-175-Frame"/><text:bookmark text:name="MathJax-Span-1973"/><text:bookmark text:name="MathJax-Span-1974"/><text:bookmark text:name="MathJax-Span-1975"/><text:span text:style-name="T2">u</text:span> and <text:bookmark text:name="MathJax-Element-176-Frame"/><text:bookmark text:name="MathJax-Span-1976"/><text:bookmark text:name="MathJax-Span-1977"/><text:bookmark text:name="MathJax-Span-1978"/><text:span text:style-name="T2">w</text:span> such that <text:bookmark text:name="MathJax-Element-177-Frame"/><text:bookmark text:name="MathJax-Span-1979"/><text:bookmark text:name="MathJax-Span-1980"/><text:bookmark text:name="MathJax-Span-1981"/><text:span text:style-name="T2">x</text:span><text:bookmark text:name="MathJax-Span-1982"/><text:span text:style-name="T4">=</text:span><text:bookmark text:name="MathJax-Span-1983"/><text:span text:style-name="T2">u</text:span><text:bookmark text:name="MathJax-Span-1984"/><text:span text:style-name="T4">+</text:span><text:bookmark text:name="MathJax-Span-1985"/><text:span text:style-name="T2">v</text:span><text:bookmark text:name="MathJax-Span-1986"/><text:span text:style-name="T4">+</text:span><text:bookmark text:name="MathJax-Span-1987"/><text:span text:style-name="T2">w</text:span>. Given a string <text:bookmark text:name="MathJax-Element-178-Frame"/><text:bookmark text:name="MathJax-Span-1988"/><text:bookmark text:name="MathJax-Span-1989"/><text:bookmark text:name="MathJax-Span-1990"/><text:span text:style-name="T2">x</text:span> of length <text:bookmark text:name="MathJax-Element-179-Frame"/><text:bookmark text:name="MathJax-Span-1991"/><text:bookmark text:name="MathJax-Span-1992"/><text:bookmark text:name="MathJax-Span-1993"/><text:span text:style-name="T2">n</text:span>, how many substrings <text:bookmark text:name="MathJax-Element-180-Frame"/><text:bookmark text:name="MathJax-Span-1994"/><text:bookmark text:name="MathJax-Span-1995"/><text:bookmark text:name="MathJax-Span-1996"/><text:span text:style-name="T2">v</text:span> of <text:bookmark text:name="MathJax-Element-181-Frame"/><text:bookmark text:name="MathJax-Span-1997"/><text:bookmark text:name="MathJax-Span-1998"/><text:bookmark text:name="MathJax-Span-1999"/><text:span text:style-name="T2">x</text:span> are there? </text:p>
      <text:p text:style-name="Text_20_body">You may assume that each character of <text:bookmark text:name="MathJax-Element-182-Frame"/><text:bookmark text:name="MathJax-Span-2000"/><text:bookmark text:name="MathJax-Span-2001"/><text:bookmark text:name="MathJax-Span-2002"/><text:span text:style-name="T2">x</text:span> is distinct if necessary to clarify the problem. Enter your answer below as a mathematical expression in <text:bookmark text:name="MathJax-Element-183-Frame"/><text:bookmark text:name="MathJax-Span-2003"/><text:bookmark text:name="MathJax-Span-2004"/><text:bookmark text:name="MathJax-Span-2005"/><text:span text:style-name="T2">n</text:span>.</text:p>
      <text:p text:style-name="P6">Answer for Question 11</text:p>
      <text:p text:style-name="P11"><text:span text:style-name="Strong_20_Emphasis">You entered:</text:span> </text:p>
      <text:p text:style-name="P6">(n^2+n+2)/2</text:p>
      <text:p text:style-name="P6"><text:a xlink:type="simple" xlink:href="https://accounts.coursera.org/i/zendesk/courserahelp?return_to=https://learner.coursera.help/hc/articles/201212239-Math-Assignments" office:target-frame-name="_blank" xlink:show="new">Help</text:a> 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ext:soft-page-break/>
        <table:table-row>
          <table:table-cell table:style-name="表格12.A1" office:value-type="string">
            <text:p text:style-name="Table_20_Heading">Your Answer</text:p>
          </table:table-cell>
          <table:table-cell table:style-name="表格12.A1" office:value-type="string">
            <text:p text:style-name="P37"/>
          </table:table-cell>
          <table:table-cell table:style-name="表格12.A1" office:value-type="string">
            <text:p text:style-name="Table_20_Heading">Score</text:p>
          </table:table-cell>
          <table:table-cell table:style-name="表格12.A1" office:value-type="string">
            <text:p text:style-name="Table_20_Heading">Explanation</text:p>
          </table:table-cell>
        </table:table-row>
        <table:table-row>
          <table:table-cell table:style-name="表格12.A1" office:value-type="string">
            <text:p text:style-name="Table_20_Contents">(n^2+n+2)/2</text:p>
          </table:table-cell>
          <table:table-cell table:style-name="表格12.A1" office:value-type="string">
            <text:p text:style-name="Table_20_Contents">Correct</text:p>
          </table:table-cell>
          <table:table-cell table:style-name="表格12.A1" office:value-type="string">
            <text:p text:style-name="Table_20_Contents">5.00</text:p>
          </table:table-cell>
          <table:table-cell table:style-name="表格12.A1" office:value-type="string">
            <text:p text:style-name="Table_20_Contents">Correct. The expression is <text:bookmark text:name="MathJax-Element-184-Frame"/><text:bookmark text:name="MathJax-Span-2006"/><text:bookmark text:name="MathJax-Span-2007"/><text:bookmark text:name="MathJax-Span-2008"/><text:bookmark text:name="MathJax-Span-2009"/><text:span text:style-name="T4">1</text:span><text:bookmark text:name="MathJax-Span-2010"/><text:span text:style-name="T4">2</text:span><text:bookmark text:name="MathJax-Span-2011"/><text:span text:style-name="T4">(</text:span><text:bookmark text:name="MathJax-Span-2012"/><text:span text:style-name="T2">n</text:span><text:bookmark text:name="MathJax-Span-2013"/><text:span text:style-name="T4">+</text:span><text:bookmark text:name="MathJax-Span-2014"/><text:span text:style-name="T4">1</text:span><text:bookmark text:name="MathJax-Span-2015"/><text:span text:style-name="T4">)</text:span><text:bookmark text:name="MathJax-Span-2016"/><text:span text:style-name="T4">(</text:span><text:bookmark text:name="MathJax-Span-2017"/><text:span text:style-name="T2">n</text:span><text:bookmark text:name="MathJax-Span-2018"/><text:span text:style-name="T4">+</text:span><text:bookmark text:name="MathJax-Span-2019"/><text:span text:style-name="T4">2</text:span><text:bookmark text:name="MathJax-Span-2020"/><text:span text:style-name="T4">)</text:span><text:bookmark text:name="MathJax-Span-2021"/>−<text:bookmark text:name="MathJax-Span-2022"/><text:span text:style-name="T2">n</text:span>.</text:p>
          </table:table-cell>
        </table:table-row>
        <table:table-row>
          <table:table-cell table:style-name="表格12.A1" office:value-type="string">
            <text:p text:style-name="Table_20_Contents">Total</text:p>
          </table:table-cell>
          <table:table-cell table:style-name="表格12.A1" office:value-type="string">
            <text:p text:style-name="P12"/>
          </table:table-cell>
          <table:table-cell table:style-name="表格12.A1" office:value-type="string">
            <text:p text:style-name="Table_20_Contents">5.00 / 5.00</text:p>
          </table:table-cell>
          <table:table-cell table:style-name="表格12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If <text:bookmark text:name="MathJax-Element-185-Frame"/><text:bookmark text:name="MathJax-Span-2023"/><text:bookmark text:name="MathJax-Span-2024"/><text:bookmark text:name="MathJax-Span-2025"/><text:span text:style-name="T2">x</text:span><text:bookmark text:name="MathJax-Span-2026"/><text:span text:style-name="T4">=</text:span><text:bookmark text:name="MathJax-Span-2027"/><text:span text:style-name="T2">u</text:span><text:bookmark text:name="MathJax-Span-2028"/><text:span text:style-name="T4">+</text:span><text:bookmark text:name="MathJax-Span-2029"/><text:span text:style-name="T2">v</text:span><text:bookmark text:name="MathJax-Span-2030"/><text:span text:style-name="T4">+</text:span><text:bookmark text:name="MathJax-Span-2031"/><text:span text:style-name="T2">w</text:span>, let <text:bookmark text:name="MathJax-Element-186-Frame"/><text:bookmark text:name="MathJax-Span-2032"/><text:bookmark text:name="MathJax-Span-2033"/><text:bookmark text:name="MathJax-Span-2034"/><text:bookmark text:name="MathJax-Span-2035"/><text:bookmark text:name="MathJax-Span-2036"/><text:span text:style-name="T4">|</text:span><text:bookmark text:name="MathJax-Span-2037"/><text:span text:style-name="T2">u</text:span><text:bookmark text:name="MathJax-Span-2038"/><text:bookmark text:name="MathJax-Span-2039"/><text:bookmark text:name="MathJax-Span-2040"/><text:span text:style-name="T4">|</text:span><text:bookmark text:name="MathJax-Span-2041"/><text:span text:style-name="T4">=</text:span><text:bookmark text:name="MathJax-Span-2042"/><text:span text:style-name="T2">i</text:span>, <text:bookmark text:name="MathJax-Element-187-Frame"/><text:bookmark text:name="MathJax-Span-2043"/><text:bookmark text:name="MathJax-Span-2044"/><text:bookmark text:name="MathJax-Span-2045"/><text:bookmark text:name="MathJax-Span-2046"/><text:bookmark text:name="MathJax-Span-2047"/><text:span text:style-name="T4">|</text:span><text:bookmark text:name="MathJax-Span-2048"/><text:span text:style-name="T2">v</text:span><text:bookmark text:name="MathJax-Span-2049"/><text:bookmark text:name="MathJax-Span-2050"/><text:bookmark text:name="MathJax-Span-2051"/><text:span text:style-name="T4">|</text:span><text:bookmark text:name="MathJax-Span-2052"/><text:span text:style-name="T4">=</text:span><text:bookmark text:name="MathJax-Span-2053"/><text:span text:style-name="T2">j</text:span>, and <text:bookmark text:name="MathJax-Element-188-Frame"/><text:bookmark text:name="MathJax-Span-2054"/><text:bookmark text:name="MathJax-Span-2055"/><text:bookmark text:name="MathJax-Span-2056"/><text:bookmark text:name="MathJax-Span-2057"/><text:bookmark text:name="MathJax-Span-2058"/><text:span text:style-name="T4">|</text:span><text:bookmark text:name="MathJax-Span-2059"/><text:span text:style-name="T2">w</text:span><text:bookmark text:name="MathJax-Span-2060"/><text:bookmark text:name="MathJax-Span-2061"/><text:bookmark text:name="MathJax-Span-2062"/><text:span text:style-name="T4">|</text:span><text:bookmark text:name="MathJax-Span-2063"/><text:span text:style-name="T4">=</text:span><text:bookmark text:name="MathJax-Span-2064"/><text:span text:style-name="T2">k</text:span>. Now, construct an expression that counts the number of tuples of the form <text:bookmark text:name="MathJax-Element-189-Frame"/><text:bookmark text:name="MathJax-Span-2065"/><text:bookmark text:name="MathJax-Span-2066"/><text:bookmark text:name="MathJax-Span-2067"/><text:span text:style-name="T4">(</text:span><text:bookmark text:name="MathJax-Span-2068"/><text:span text:style-name="T2">i</text:span><text:bookmark text:name="MathJax-Span-2069"/><text:span text:style-name="T4">,</text:span><text:bookmark text:name="MathJax-Span-2070"/><text:span text:style-name="T2">j</text:span><text:bookmark text:name="MathJax-Span-2071"/><text:span text:style-name="T4">,</text:span><text:bookmark text:name="MathJax-Span-2072"/><text:span text:style-name="T2">k</text:span><text:bookmark text:name="MathJax-Span-2073"/><text:span text:style-name="T4">)</text:span> where <text:bookmark text:name="MathJax-Element-190-Frame"/><text:bookmark text:name="MathJax-Span-2074"/><text:bookmark text:name="MathJax-Span-2075"/><text:bookmark text:name="MathJax-Span-2076"/><text:span text:style-name="T2">n</text:span><text:bookmark text:name="MathJax-Span-2077"/><text:span text:style-name="T4">=</text:span><text:bookmark text:name="MathJax-Span-2078"/><text:span text:style-name="T2">i</text:span><text:bookmark text:name="MathJax-Span-2079"/><text:span text:style-name="T4">+</text:span><text:bookmark text:name="MathJax-Span-2080"/><text:span text:style-name="T2">j</text:span><text:bookmark text:name="MathJax-Span-2081"/><text:span text:style-name="T4">+</text:span><text:bookmark text:name="MathJax-Span-2082"/><text:span text:style-name="T2">k</text:span>. Then adjust this expression appropriately based on the observation that the tuples <text:bookmark text:name="MathJax-Element-191-Frame"/><text:bookmark text:name="MathJax-Span-2083"/><text:bookmark text:name="MathJax-Span-2084"/><text:bookmark text:name="MathJax-Span-2085"/><text:span text:style-name="T4">(</text:span><text:bookmark text:name="MathJax-Span-2086"/><text:span text:style-name="T2">i</text:span><text:bookmark text:name="MathJax-Span-2087"/><text:span text:style-name="T4">,</text:span><text:bookmark text:name="MathJax-Span-2088"/><text:span text:style-name="T4">0</text:span><text:bookmark text:name="MathJax-Span-2089"/><text:span text:style-name="T4">,</text:span><text:bookmark text:name="MathJax-Span-2090"/><text:span text:style-name="T2">k</text:span><text:bookmark text:name="MathJax-Span-2091"/><text:span text:style-name="T4">)</text:span> all correspond to the empty string.</text:p>
      <text:h text:style-name="Heading_20_3" text:outline-level="3">Question 12</text:h>
      <text:p text:style-name="Text_20_body">In Questions 12-15, we will make simple modifications to <text:span text:style-name="T5">ComputeGlobalAlignmentScores</text:span> and <text:span text:style-name="T5">ComputeAlignment</text:span> that yield an efficient algorithm for the Local Pairwise Alignment Problem. </text:p>
      <text:p text:style-name="Text_20_body">In this question, we will focus on modifying <text:span text:style-name="T5">ComputeGlobalAlignmentScores</text:span> to compute a matrix of local alignment scores. Our modification is as follows: Whenever Algorithm <text:span text:style-name="T5">ComputeGlobalAlignmentScores</text:span> (in Question 8) computes a value to assign to <text:bookmark text:name="MathJax-Element-192-Frame"/><text:bookmark text:name="MathJax-Span-2092"/><text:bookmark text:name="MathJax-Span-2093"/><text:bookmark text:name="MathJax-Span-2094"/><text:span text:style-name="T2">S</text:span><text:bookmark text:name="MathJax-Span-2095"/><text:span text:style-name="T4">[</text:span><text:bookmark text:name="MathJax-Span-2096"/><text:span text:style-name="T2">i</text:span><text:bookmark text:name="MathJax-Span-2097"/><text:span text:style-name="T4">,</text:span><text:bookmark text:name="MathJax-Span-2098"/><text:span text:style-name="T2">j</text:span><text:bookmark text:name="MathJax-Span-2099"/><text:span text:style-name="T4">]</text:span>, if the computed value is negative, the algorithm instead assigns <text:bookmark text:name="MathJax-Element-193-Frame"/><text:bookmark text:name="MathJax-Span-2100"/><text:bookmark text:name="MathJax-Span-2101"/><text:bookmark text:name="MathJax-Span-2102"/><text:span text:style-name="T4">0</text:span> to <text:bookmark text:name="MathJax-Element-194-Frame"/><text:bookmark text:name="MathJax-Span-2103"/><text:bookmark text:name="MathJax-Span-2104"/><text:bookmark text:name="MathJax-Span-2105"/><text:span text:style-name="T2">S</text:span><text:bookmark text:name="MathJax-Span-2106"/><text:span text:style-name="T4">[</text:span><text:bookmark text:name="MathJax-Span-2107"/><text:span text:style-name="T2">i</text:span><text:bookmark text:name="MathJax-Span-2108"/><text:span text:style-name="T4">,</text:span><text:bookmark text:name="MathJax-Span-2109"/><text:span text:style-name="T2">j</text:span><text:bookmark text:name="MathJax-Span-2110"/><text:span text:style-name="T4">]</text:span>. The result of this computation is the <text:span text:style-name="T3">local alignment matrix</text:span> for the two sequences. No other modification is done. </text:p>
      <text:p text:style-name="Text_20_body">As an example, consider two strings <text:bookmark text:name="MathJax-Element-195-Frame"/><text:bookmark text:name="MathJax-Span-2111"/><text:bookmark text:name="MathJax-Span-2112"/><text:bookmark text:name="MathJax-Span-2113"/><text:span text:style-name="T2">X</text:span><text:bookmark text:name="MathJax-Span-2114"/><text:span text:style-name="T4">=</text:span><text:bookmark text:name="MathJax-Span-2115"/><text:span text:style-name="T2">A</text:span><text:bookmark text:name="MathJax-Span-2116"/><text:span text:style-name="T2">A</text:span> and <text:bookmark text:name="MathJax-Element-196-Frame"/><text:bookmark text:name="MathJax-Span-2117"/><text:bookmark text:name="MathJax-Span-2118"/><text:bookmark text:name="MathJax-Span-2119"/><text:span text:style-name="T2">Y</text:span><text:bookmark text:name="MathJax-Span-2120"/><text:span text:style-name="T4">=</text:span><text:bookmark text:name="MathJax-Span-2121"/><text:span text:style-name="T2">T</text:span><text:bookmark text:name="MathJax-Span-2122"/><text:span text:style-name="T2">A</text:span><text:bookmark text:name="MathJax-Span-2123"/><text:span text:style-name="T2">A</text:span><text:bookmark text:name="MathJax-Span-2124"/><text:span text:style-name="T2">T</text:span> <text:bookmark text:name="MathJax-Element-197-Frame"/><text:bookmark text:name="MathJax-Span-2125"/><text:bookmark text:name="MathJax-Span-2126"/><text:bookmark text:name="MathJax-Span-2127"/>  over the alphabet <text:bookmark text:name="MathJax-Element-198-Frame"/><text:bookmark text:name="MathJax-Span-2128"/><text:bookmark text:name="MathJax-Span-2129"/><text:bookmark text:name="MathJax-Span-2130"/><text:span text:style-name="T4">Σ</text:span><text:bookmark text:name="MathJax-Span-2131"/><text:span text:style-name="T4">=</text:span><text:bookmark text:name="MathJax-Span-2132"/><text:span text:style-name="T4">{</text:span><text:bookmark text:name="MathJax-Span-2133"/><text:span text:style-name="T2">A</text:span><text:bookmark text:name="MathJax-Span-2134"/><text:span text:style-name="T4">,</text:span><text:bookmark text:name="MathJax-Span-2135"/><text:span text:style-name="T2">C</text:span><text:bookmark text:name="MathJax-Span-2136"/><text:span text:style-name="T4">,</text:span><text:bookmark text:name="MathJax-Span-2137"/><text:span text:style-name="T2">T</text:span><text:bookmark text:name="MathJax-Span-2138"/><text:span text:style-name="T4">,</text:span><text:bookmark text:name="MathJax-Span-2139"/><text:span text:style-name="T2">G</text:span><text:bookmark text:name="MathJax-Span-2140"/><text:span text:style-name="T4">}</text:span> <text:bookmark text:name="MathJax-Element-199-Frame"/><text:bookmark text:name="MathJax-Span-2141"/><text:bookmark text:name="MathJax-Span-2142"/><text:bookmark text:name="MathJax-Span-2143"/> <text:bookmark text:name="MathJax-Span-2144"/>  and the scoring matrix <text:bookmark text:name="MathJax-Element-200-Frame"/><text:bookmark text:name="MathJax-Span-2145"/><text:bookmark text:name="MathJax-Span-2146"/><text:bookmark text:name="MathJax-Span-2147"/><text:span text:style-name="T2">M</text:span> given by: </text:p>
      <text:list xml:id="list3681585246832258418" text:style-name="L17">
        <text:list-item>
          <text:p text:style-name="P10"><text:bookmark text:name="MathJax-Element-201-Frame"/><text:bookmark text:name="MathJax-Span-2148"/><text:bookmark text:name="MathJax-Span-2149"/><text:bookmark text:name="MathJax-Span-2150"/><text:bookmark text:name="MathJax-Span-2151"/><text:span text:style-name="T2">M</text:span><text:bookmark text:name="MathJax-Span-2152"/><text:bookmark text:name="MathJax-Span-2153"/><text:bookmark text:name="MathJax-Span-2154"/><text:span text:style-name="T2">σ</text:span><text:bookmark text:name="MathJax-Span-2155"/><text:span text:style-name="T4">,</text:span><text:bookmark text:name="MathJax-Span-2156"/><text:span text:style-name="T2">σ</text:span><text:bookmark text:name="MathJax-Span-2157"/><text:span text:style-name="T4">=</text:span><text:bookmark text:name="MathJax-Span-2158"/><text:span text:style-name="T4">10</text:span> for every <text:bookmark text:name="MathJax-Element-202-Frame"/><text:bookmark text:name="MathJax-Span-2159"/><text:bookmark text:name="MathJax-Span-2160"/><text:bookmark text:name="MathJax-Span-2161"/><text:span text:style-name="T2">σ</text:span><text:bookmark text:name="MathJax-Span-2162"/>∈<text:bookmark text:name="MathJax-Span-2163"/><text:span text:style-name="T4">Σ</text:span>. </text:p>
        </text:list-item>
        <text:list-item>
          <text:p text:style-name="P10"><text:bookmark text:name="MathJax-Element-203-Frame"/><text:bookmark text:name="MathJax-Span-2164"/><text:bookmark text:name="MathJax-Span-2165"/><text:bookmark text:name="MathJax-Span-2166"/><text:bookmark text:name="MathJax-Span-2167"/><text:span text:style-name="T2">M</text:span><text:bookmark text:name="MathJax-Span-2168"/><text:bookmark text:name="MathJax-Span-2169"/><text:bookmark text:name="MathJax-Span-2170"/><text:span text:style-name="T2">σ</text:span><text:bookmark text:name="MathJax-Span-2171"/><text:span text:style-name="T4">,</text:span><text:bookmark text:name="MathJax-Span-2172"/><text:bookmark text:name="MathJax-Span-2173"/><text:span text:style-name="T2">σ</text:span><text:bookmark text:name="MathJax-Span-2174"/>′<text:bookmark text:name="MathJax-Span-2175"/><text:span text:style-name="T4">=</text:span><text:bookmark text:name="MathJax-Span-2176"/><text:span text:style-name="T4">4</text:span> for every <text:bookmark text:name="MathJax-Element-204-Frame"/><text:bookmark text:name="MathJax-Span-2177"/><text:bookmark text:name="MathJax-Span-2178"/><text:bookmark text:name="MathJax-Span-2179"/><text:span text:style-name="T2">σ</text:span><text:bookmark text:name="MathJax-Span-2180"/><text:span text:style-name="T4">,</text:span><text:bookmark text:name="MathJax-Span-2181"/><text:bookmark text:name="MathJax-Span-2182"/><text:span text:style-name="T2">σ</text:span><text:bookmark text:name="MathJax-Span-2183"/>′<text:bookmark text:name="MathJax-Span-2184"/>∈<text:bookmark text:name="MathJax-Span-2185"/><text:span text:style-name="T4">Σ</text:span> and <text:bookmark text:name="MathJax-Element-205-Frame"/><text:bookmark text:name="MathJax-Span-2186"/><text:bookmark text:name="MathJax-Span-2187"/><text:bookmark text:name="MathJax-Span-2188"/><text:span text:style-name="T2">σ</text:span><text:bookmark text:name="MathJax-Span-2189"/>≠<text:bookmark text:name="MathJax-Span-2190"/><text:bookmark text:name="MathJax-Span-2191"/><text:span text:style-name="T2">σ</text:span><text:bookmark text:name="MathJax-Span-2192"/>′. </text:p>
        </text:list-item>
        <text:list-item>
          <text:p text:style-name="P5"><text:bookmark text:name="MathJax-Element-206-Frame"/><text:bookmark text:name="MathJax-Span-2193"/><text:bookmark text:name="MathJax-Span-2194"/><text:bookmark text:name="MathJax-Span-2195"/><text:bookmark text:name="MathJax-Span-2196"/><text:span text:style-name="T2">M</text:span><text:bookmark text:name="MathJax-Span-2197"/><text:bookmark text:name="MathJax-Span-2198"/><text:bookmark text:name="MathJax-Span-2199"/><text:span text:style-name="T2">σ</text:span><text:bookmark text:name="MathJax-Span-2200"/><text:span text:style-name="T4">,</text:span><text:bookmark text:name="MathJax-Span-2201"/>−<text:bookmark text:name="MathJax-Span-2202"/><text:span text:style-name="T4">=</text:span><text:bookmark text:name="MathJax-Span-2203"/><text:bookmark text:name="MathJax-Span-2204"/><text:span text:style-name="T2">M</text:span><text:bookmark text:name="MathJax-Span-2205"/><text:bookmark text:name="MathJax-Span-2206"/><text:bookmark text:name="MathJax-Span-2207"/>−<text:bookmark text:name="MathJax-Span-2208"/><text:span text:style-name="T4">,</text:span><text:bookmark text:name="MathJax-Span-2209"/><text:span text:style-name="T2">σ</text:span><text:bookmark text:name="MathJax-Span-2210"/><text:span text:style-name="T4">=</text:span><text:bookmark text:name="MathJax-Span-2211"/>−<text:bookmark text:name="MathJax-Span-2212"/><text:span text:style-name="T4">6</text:span> for every <text:bookmark text:name="MathJax-Element-207-Frame"/><text:bookmark text:name="MathJax-Span-2213"/><text:bookmark text:name="MathJax-Span-2214"/><text:bookmark text:name="MathJax-Span-2215"/><text:span text:style-name="T2">σ</text:span><text:bookmark text:name="MathJax-Span-2216"/>∈<text:bookmark text:name="MathJax-Span-2217"/><text:span text:style-name="T4">Σ</text:span>. </text:p>
        </text:list-item>
      </text:list>
      <text:p text:style-name="Text_20_body">Given the two sequences <text:bookmark text:name="MathJax-Element-208-Frame"/><text:bookmark text:name="MathJax-Span-2218"/><text:bookmark text:name="MathJax-Span-2219"/><text:bookmark text:name="MathJax-Span-2220"/><text:span text:style-name="T2">X</text:span> and <text:bookmark text:name="MathJax-Element-209-Frame"/><text:bookmark text:name="MathJax-Span-2221"/><text:bookmark text:name="MathJax-Span-2222"/><text:bookmark text:name="MathJax-Span-2223"/><text:span text:style-name="T2">Y</text:span> and the scoring matrix <text:bookmark text:name="MathJax-Element-210-Frame"/><text:bookmark text:name="MathJax-Span-2224"/><text:bookmark text:name="MathJax-Span-2225"/><text:bookmark text:name="MathJax-Span-2226"/><text:span text:style-name="T2">M</text:span>, what values would the modified algorithm assign to the entries <text:bookmark text:name="MathJax-Element-211-Frame"/><text:bookmark text:name="MathJax-Span-2227"/><text:bookmark text:name="MathJax-Span-2228"/><text:bookmark text:name="MathJax-Span-2229"/><text:span text:style-name="T2">S</text:span><text:bookmark text:name="MathJax-Span-2230"/><text:span text:style-name="T4">[</text:span><text:bookmark text:name="MathJax-Span-2231"/><text:span text:style-name="T4">0</text:span><text:bookmark text:name="MathJax-Span-2232"/><text:span text:style-name="T4">,</text:span><text:bookmark text:name="MathJax-Span-2233"/><text:span text:style-name="T4">2</text:span><text:bookmark text:name="MathJax-Span-2234"/><text:span text:style-name="T4">]</text:span>, <text:bookmark text:name="MathJax-Element-212-Frame"/><text:bookmark text:name="MathJax-Span-2235"/><text:bookmark text:name="MathJax-Span-2236"/><text:bookmark text:name="MathJax-Span-2237"/><text:span text:style-name="T2">S</text:span><text:bookmark text:name="MathJax-Span-2238"/><text:span text:style-name="T4">[</text:span><text:bookmark text:name="MathJax-Span-2239"/><text:span text:style-name="T4">2</text:span><text:bookmark text:name="MathJax-Span-2240"/><text:span text:style-name="T4">,</text:span><text:bookmark text:name="MathJax-Span-2241"/><text:span text:style-name="T4">0</text:span><text:bookmark text:name="MathJax-Span-2242"/><text:span text:style-name="T4">]</text:span> and <text:bookmark text:name="MathJax-Element-213-Frame"/><text:bookmark text:name="MathJax-Span-2243"/><text:bookmark text:name="MathJax-Span-2244"/><text:bookmark text:name="MathJax-Span-2245"/><text:span text:style-name="T2">S</text:span><text:bookmark text:name="MathJax-Span-2246"/><text:span text:style-name="T4">[</text:span><text:bookmark text:name="MathJax-Span-2247"/><text:span text:style-name="T4">2</text:span><text:bookmark text:name="MathJax-Span-2248"/><text:span text:style-name="T4">,</text:span><text:bookmark text:name="MathJax-Span-2249"/><text:span text:style-name="T4">2</text:span><text:bookmark text:name="MathJax-Span-2250"/><text:span text:style-name="T4">]</text:span> of the local alignment matrix <text:bookmark text:name="MathJax-Element-214-Frame"/><text:bookmark text:name="MathJax-Span-2251"/><text:bookmark text:name="MathJax-Span-2252"/><text:bookmark text:name="MathJax-Span-2253"/><text:span text:style-name="T2">S</text:span>? </text:p>
      <text:p text:style-name="Text_20_body">Enter your answer below as three numbers separated by spaces. </text:p>
      <text:p text:style-name="P6">Answer for Question 12</text:p>
      <text:p text:style-name="P11"><text:span text:style-name="Strong_20_Emphasis">You entered:</text:span> </text:p>
      <text:p text:style-name="P6">0 0 14 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row>
          <table:table-cell table:style-name="表格13.A1" office:value-type="string">
            <text:p text:style-name="Table_20_Heading">Your Answer</text:p>
          </table:table-cell>
          <table:table-cell table:style-name="表格13.A1" office:value-type="string">
            <text:p text:style-name="P37"/>
          </table:table-cell>
          <table:table-cell table:style-name="表格13.A1" office:value-type="string">
            <text:p text:style-name="Table_20_Heading">Score</text:p>
          </table:table-cell>
          <table:table-cell table:style-name="表格13.A1" office:value-type="string">
            <text:p text:style-name="Table_20_Heading">Explanation</text:p>
          </table:table-cell>
        </table:table-row>
        <table:table-row>
          <table:table-cell table:style-name="表格13.A1" office:value-type="string">
            <text:p text:style-name="Table_20_Contents">0</text:p>
          </table:table-cell>
          <table:table-cell table:style-name="表格13.A1" office:value-type="string">
            <text:p text:style-name="Table_20_Contents">Correct</text:p>
          </table:table-cell>
          <table:table-cell table:style-name="表格13.A1" office:value-type="string">
            <text:p text:style-name="Table_20_Contents">1.67</text:p>
          </table:table-cell>
          <table:table-cell table:style-name="表格13.A1" office:value-type="string">
            <text:p text:style-name="Table_20_Contents">Correct. The scores in row zero and column zero are all zero.</text:p>
          </table:table-cell>
        </table:table-row>
        <table:table-row>
          <table:table-cell table:style-name="表格13.A1" office:value-type="string">
            <text:p text:style-name="Table_20_Contents">0</text:p>
          </table:table-cell>
          <table:table-cell table:style-name="表格13.A1" office:value-type="string">
            <text:p text:style-name="Table_20_Contents">Correct</text:p>
          </table:table-cell>
          <table:table-cell table:style-name="表格13.A1" office:value-type="string">
            <text:p text:style-name="Table_20_Contents">1.67</text:p>
          </table:table-cell>
          <table:table-cell table:style-name="表格13.A1" office:value-type="string">
            <text:p text:style-name="Table_20_Contents">Correct. The scores in row zero and column zero are all zero.</text:p>
          </table:table-cell>
        </table:table-row>
        <table:table-row>
          <table:table-cell table:style-name="表格13.A1" office:value-type="string">
            <text:p text:style-name="Table_20_Contents">14</text:p>
          </table:table-cell>
          <table:table-cell table:style-name="表格13.A1" office:value-type="string">
            <text:p text:style-name="Table_20_Contents">Correct</text:p>
          </table:table-cell>
          <table:table-cell table:style-name="表格13.A1" office:value-type="string">
            <text:p text:style-name="Table_20_Contents">1.67</text:p>
          </table:table-cell>
          <table:table-cell table:style-name="表格13.A1" office:value-type="string">
            <text:p text:style-name="Table_20_Contents">Correct. The score at <text:bookmark text:name="MathJax-Element-215-Frame"/><text:bookmark text:name="MathJax-Span-2254"/><text:bookmark text:name="MathJax-Span-2255"/><text:bookmark text:name="MathJax-Span-2256"/><text:span text:style-name="T2">S</text:span><text:bookmark text:name="MathJax-Span-2257"/><text:span text:style-name="T4">[</text:span><text:bookmark text:name="MathJax-Span-2258"/><text:span text:style-name="T4">2</text:span><text:bookmark text:name="MathJax-Span-2259"/><text:span text:style-name="T4">,</text:span><text:bookmark text:name="MathJax-Span-2260"/><text:span text:style-name="T4">2</text:span><text:bookmark text:name="MathJax-Span-2261"/><text:span text:style-name="T4">]</text:span> is <text:bookmark text:name="MathJax-Element-216-Frame"/><text:bookmark text:name="MathJax-Span-2262"/><text:bookmark text:name="MathJax-Span-2263"/><text:bookmark text:name="MathJax-Span-2264"/><text:span text:style-name="T4">4</text:span><text:bookmark text:name="MathJax-Span-2265"/><text:span text:style-name="T4">+</text:span><text:bookmark text:name="MathJax-Span-2266"/><text:span text:style-name="T4">10</text:span>.</text:p>
          </table:table-cell>
        </table:table-row>
        <table:table-row>
          <table:table-cell table:style-name="表格13.A1" office:value-type="string">
            <text:p text:style-name="Table_20_Contents">Total</text:p>
          </table:table-cell>
          <table:table-cell table:style-name="表格13.A1" office:value-type="string">
            <text:p text:style-name="P12"/>
          </table:table-cell>
          <table:table-cell table:style-name="表格13.A1" office:value-type="string">
            <text:p text:style-name="Table_20_Contents">5.00 / 5.00</text:p>
          </table:table-cell>
          <table:table-cell table:style-name="表格13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Remember that the entries in the DP table <text:bookmark text:name="MathJax-Element-217-Frame"/><text:bookmark text:name="MathJax-Span-2267"/><text:bookmark text:name="MathJax-Span-2268"/><text:bookmark text:name="MathJax-Span-2269"/><text:span text:style-name="T2">S</text:span> can never be negative.</text:p>
      <text:h text:style-name="Heading_20_3" text:outline-level="3">Question 13</text:h>
      <text:p text:style-name="Text_20_body">During the computation of a global alignment, the traceback in the global alignment matrix <text:bookmark text:name="MathJax-Element-218-Frame"/><text:bookmark text:name="MathJax-Span-2270"/><text:bookmark text:name="MathJax-Span-2271"/><text:bookmark text:name="MathJax-Span-2272"/><text:span text:style-name="T2">S</text:span> starts at the bottom right corner of the matrix (<text:bookmark text:name="MathJax-Element-219-Frame"/><text:bookmark text:name="MathJax-Span-2273"/><text:bookmark text:name="MathJax-Span-2274"/><text:bookmark text:name="MathJax-Span-2275"/><text:span text:style-name="T2">S</text:span><text:bookmark text:name="MathJax-Span-2276"/><text:span text:style-name="T4">[</text:span><text:bookmark text:name="MathJax-Span-2277"/><text:span text:style-name="T2">m</text:span><text:bookmark text:name="MathJax-Span-2278"/><text:span text:style-name="T4">,</text:span><text:bookmark text:name="MathJax-Span-2279"/><text:span text:style-name="T2">n</text:span><text:bookmark text:name="MathJax-Span-2280"/><text:span text:style-name="T4">]</text:span>) and traces to the upper left corner (<text:bookmark text:name="MathJax-Element-220-Frame"/><text:bookmark text:name="MathJax-Span-2281"/><text:bookmark text:name="MathJax-Span-2282"/><text:bookmark text:name="MathJax-Span-2283"/><text:span text:style-name="T2">S</text:span><text:bookmark text:name="MathJax-Span-2284"/><text:span text:style-name="T4">[</text:span><text:bookmark text:name="MathJax-Span-2285"/><text:span text:style-name="T4">0</text:span><text:bookmark text:name="MathJax-Span-2286"/><text:span text:style-name="T4">,</text:span><text:bookmark text:name="MathJax-Span-2287"/><text:span text:style-name="T4">0</text:span><text:bookmark text:name="MathJax-Span-2288"/><text:span text:style-name="T4">]</text:span>). Given the local alignment matrix <text:bookmark text:name="MathJax-Element-221-Frame"/><text:bookmark text:name="MathJax-Span-2289"/><text:bookmark text:name="MathJax-Span-2290"/><text:bookmark text:name="MathJax-Span-2291"/><text:span text:style-name="T2">S</text:span> computed in Question 12, Algorithm <text:span text:style-name="T5">ComputeAlignment</text:span> (in Question 9) can be modified to generate a local alignment of two sequences as follows: </text:p>
      <text:p text:style-name="Text_20_body">Start the traceback from the entry in <text:bookmark text:name="MathJax-Element-222-Frame"/><text:bookmark text:name="MathJax-Span-2292"/><text:bookmark text:name="MathJax-Span-2293"/><text:bookmark text:name="MathJax-Span-2294"/><text:span text:style-name="T2">S</text:span> that has the maximum value over the entire matrix and trace backwards using exactly the same technique as in <text:span text:style-name="T5">ComputeAlignment</text:span>. Stop the traceback when <text:soft-page-break/>the first entry with value <text:bookmark text:name="MathJax-Element-223-Frame"/><text:bookmark text:name="MathJax-Span-2295"/><text:bookmark text:name="MathJax-Span-2296"/><text:bookmark text:name="MathJax-Span-2297"/><text:span text:style-name="T4">0</text:span> is encountered. If the local alignment matrix has more than one entry that has the maximum value, any entry with maximum value may be used as the starting entry. </text:p>
      <text:p text:style-name="Text_20_body">As an concrete example of this process, what is the maximum value in an entry in the local alignment matrix <text:bookmark text:name="MathJax-Element-224-Frame"/><text:bookmark text:name="MathJax-Span-2298"/><text:bookmark text:name="MathJax-Span-2299"/><text:bookmark text:name="MathJax-Span-2300"/><text:span text:style-name="T2">S</text:span> that you computed in Question 12? Enter your answer below as a single number. </text:p>
      <text:p text:style-name="P6">Answer for Question 13</text:p>
      <text:p text:style-name="P11"><text:span text:style-name="Strong_20_Emphasis">You entered:</text:span> </text:p>
      <text:p text:style-name="P6">20 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row>
          <table:table-cell table:style-name="表格14.A1" office:value-type="string">
            <text:p text:style-name="Table_20_Heading">Your Answer</text:p>
          </table:table-cell>
          <table:table-cell table:style-name="表格14.A1" office:value-type="string">
            <text:p text:style-name="P37"/>
          </table:table-cell>
          <table:table-cell table:style-name="表格14.A1" office:value-type="string">
            <text:p text:style-name="Table_20_Heading">Score</text:p>
          </table:table-cell>
          <table:table-cell table:style-name="表格14.A1" office:value-type="string">
            <text:p text:style-name="Table_20_Heading">Explanation</text:p>
          </table:table-cell>
        </table:table-row>
        <table:table-row>
          <table:table-cell table:style-name="表格14.A1" office:value-type="string">
            <text:p text:style-name="Table_20_Contents">20</text:p>
          </table:table-cell>
          <table:table-cell table:style-name="表格14.A1" office:value-type="string">
            <text:p text:style-name="Table_20_Contents">Correct</text:p>
          </table:table-cell>
          <table:table-cell table:style-name="表格14.A1" office:value-type="string">
            <text:p text:style-name="Table_20_Contents">5.00</text:p>
          </table:table-cell>
          <table:table-cell table:style-name="表格14.A1" office:value-type="string">
            <text:p text:style-name="Table_20_Contents">Correct.</text:p>
          </table:table-cell>
        </table:table-row>
        <table:table-row>
          <table:table-cell table:style-name="表格14.A1" office:value-type="string">
            <text:p text:style-name="Table_20_Contents">Total</text:p>
          </table:table-cell>
          <table:table-cell table:style-name="表格14.A1" office:value-type="string">
            <text:p text:style-name="P12"/>
          </table:table-cell>
          <table:table-cell table:style-name="表格14.A1" office:value-type="string">
            <text:p text:style-name="Table_20_Contents">5.00 / 5.00</text:p>
          </table:table-cell>
          <table:table-cell table:style-name="表格14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Remember that the entries in the local alignment matrix have a minimum value of zero.</text:p>
      <text:h text:style-name="Heading_20_3" text:outline-level="3">Question 14</text:h>
      <text:p text:style-name="Text_20_body">At what entry does the modified <text:span text:style-name="T5">ComputeAlignment</text:span> (in Question 13) start the traceback and at what entry does it end the traceback? </text:p>
      <text:p text:style-name="Text_20_body">If the traceback starts at entry <text:bookmark text:name="MathJax-Element-225-Frame"/><text:bookmark text:name="MathJax-Span-2301"/><text:bookmark text:name="MathJax-Span-2302"/><text:bookmark text:name="MathJax-Span-2303"/><text:span text:style-name="T2">S</text:span><text:bookmark text:name="MathJax-Span-2304"/><text:span text:style-name="T4">[</text:span><text:bookmark text:name="MathJax-Span-2305"/><text:span text:style-name="T2">i</text:span><text:bookmark text:name="MathJax-Span-2306"/><text:span text:style-name="T4">,</text:span><text:bookmark text:name="MathJax-Span-2307"/><text:span text:style-name="T2">j</text:span><text:bookmark text:name="MathJax-Span-2308"/><text:span text:style-name="T4">]</text:span> and ends at entry <text:bookmark text:name="MathJax-Element-226-Frame"/><text:bookmark text:name="MathJax-Span-2309"/><text:bookmark text:name="MathJax-Span-2310"/><text:bookmark text:name="MathJax-Span-2311"/><text:span text:style-name="T2">S</text:span><text:bookmark text:name="MathJax-Span-2312"/><text:span text:style-name="T4">[</text:span><text:bookmark text:name="MathJax-Span-2313"/><text:span text:style-name="T2">k</text:span><text:bookmark text:name="MathJax-Span-2314"/><text:span text:style-name="T4">,</text:span><text:bookmark text:name="MathJax-Span-2315"/><text:span text:style-name="T2">l</text:span><text:bookmark text:name="MathJax-Span-2316"/><text:span text:style-name="T4">]</text:span>, what are the values for the starting entry <text:bookmark text:name="MathJax-Element-227-Frame"/><text:bookmark text:name="MathJax-Span-2317"/><text:bookmark text:name="MathJax-Span-2318"/><text:bookmark text:name="MathJax-Span-2319"/><text:span text:style-name="T4">(</text:span><text:bookmark text:name="MathJax-Span-2320"/><text:span text:style-name="T2">i</text:span><text:bookmark text:name="MathJax-Span-2321"/><text:span text:style-name="T4">,</text:span><text:bookmark text:name="MathJax-Span-2322"/><text:span text:style-name="T2">j</text:span><text:bookmark text:name="MathJax-Span-2323"/><text:span text:style-name="T4">)</text:span> and ending entry <text:bookmark text:name="MathJax-Element-228-Frame"/><text:bookmark text:name="MathJax-Span-2324"/><text:bookmark text:name="MathJax-Span-2325"/><text:bookmark text:name="MathJax-Span-2326"/><text:span text:style-name="T4">(</text:span><text:bookmark text:name="MathJax-Span-2327"/><text:span text:style-name="T2">k</text:span><text:bookmark text:name="MathJax-Span-2328"/><text:span text:style-name="T4">,</text:span><text:bookmark text:name="MathJax-Span-2329"/><text:span text:style-name="T2">l</text:span><text:bookmark text:name="MathJax-Span-2330"/><text:span text:style-name="T4">)</text:span>. Enter your answer below as four individual numbers <text:bookmark text:name="MathJax-Element-229-Frame"/><text:bookmark text:name="MathJax-Span-2331"/><text:bookmark text:name="MathJax-Span-2332"/><text:bookmark text:name="MathJax-Span-2333"/><text:span text:style-name="T2">i</text:span>, <text:bookmark text:name="MathJax-Element-230-Frame"/><text:bookmark text:name="MathJax-Span-2334"/><text:bookmark text:name="MathJax-Span-2335"/><text:bookmark text:name="MathJax-Span-2336"/><text:span text:style-name="T2">j</text:span>, <text:bookmark text:name="MathJax-Element-231-Frame"/><text:bookmark text:name="MathJax-Span-2337"/><text:bookmark text:name="MathJax-Span-2338"/><text:bookmark text:name="MathJax-Span-2339"/><text:span text:style-name="T2">k</text:span>, <text:bookmark text:name="MathJax-Element-232-Frame"/><text:bookmark text:name="MathJax-Span-2340"/><text:bookmark text:name="MathJax-Span-2341"/><text:bookmark text:name="MathJax-Span-2342"/><text:span text:style-name="T2">l</text:span>, separated by spaces. For example, if the traceback starts at entry <text:bookmark text:name="MathJax-Element-233-Frame"/><text:bookmark text:name="MathJax-Span-2343"/><text:bookmark text:name="MathJax-Span-2344"/><text:bookmark text:name="MathJax-Span-2345"/><text:span text:style-name="T2">S</text:span><text:bookmark text:name="MathJax-Span-2346"/><text:span text:style-name="T4">[</text:span><text:bookmark text:name="MathJax-Span-2347"/><text:span text:style-name="T4">15</text:span><text:bookmark text:name="MathJax-Span-2348"/><text:span text:style-name="T4">,</text:span><text:bookmark text:name="MathJax-Span-2349"/><text:span text:style-name="T4">20</text:span><text:bookmark text:name="MathJax-Span-2350"/><text:span text:style-name="T4">]</text:span> and ends at entry <text:bookmark text:name="MathJax-Element-234-Frame"/><text:bookmark text:name="MathJax-Span-2351"/><text:bookmark text:name="MathJax-Span-2352"/><text:bookmark text:name="MathJax-Span-2353"/><text:span text:style-name="T2">S</text:span><text:bookmark text:name="MathJax-Span-2354"/><text:span text:style-name="T4">[</text:span><text:bookmark text:name="MathJax-Span-2355"/><text:span text:style-name="T4">2</text:span><text:bookmark text:name="MathJax-Span-2356"/><text:span text:style-name="T4">,</text:span><text:bookmark text:name="MathJax-Span-2357"/><text:span text:style-name="T4">4</text:span><text:bookmark text:name="MathJax-Span-2358"/><text:span text:style-name="T4">]</text:span>, you should enter 15 20 2 4 below.</text:p>
      <text:p text:style-name="P6">Answer for Question 14</text:p>
      <text:p text:style-name="P11"><text:span text:style-name="Strong_20_Emphasis">You entered:</text:span> </text:p>
      <text:p text:style-name="P6">2 3 0 1 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row>
          <table:table-cell table:style-name="表格15.A1" office:value-type="string">
            <text:p text:style-name="Table_20_Heading">Your Answer</text:p>
          </table:table-cell>
          <table:table-cell table:style-name="表格15.A1" office:value-type="string">
            <text:p text:style-name="P37"/>
          </table:table-cell>
          <table:table-cell table:style-name="表格15.A1" office:value-type="string">
            <text:p text:style-name="Table_20_Heading">Score</text:p>
          </table:table-cell>
          <table:table-cell table:style-name="表格15.A1" office:value-type="string">
            <text:p text:style-name="Table_20_Heading">Explanation</text:p>
          </table:table-cell>
        </table:table-row>
        <table:table-row>
          <table:table-cell table:style-name="表格15.A1" office:value-type="string">
            <text:p text:style-name="Table_20_Contents">2</text:p>
          </table:table-cell>
          <table:table-cell table:style-name="表格15.A1" office:value-type="string">
            <text:p text:style-name="Table_20_Contents">Correct</text:p>
          </table:table-cell>
          <table:table-cell table:style-name="表格15.A1" office:value-type="string">
            <text:p text:style-name="Table_20_Contents">1.25</text:p>
          </table:table-cell>
          <table:table-cell table:style-name="表格15.A1" office:value-type="string">
            <text:p text:style-name="P12"/>
          </table:table-cell>
        </table:table-row>
        <table:table-row>
          <table:table-cell table:style-name="表格15.A1" office:value-type="string">
            <text:p text:style-name="Table_20_Contents">3</text:p>
          </table:table-cell>
          <table:table-cell table:style-name="表格15.A1" office:value-type="string">
            <text:p text:style-name="Table_20_Contents">Correct</text:p>
          </table:table-cell>
          <table:table-cell table:style-name="表格15.A1" office:value-type="string">
            <text:p text:style-name="Table_20_Contents">1.25</text:p>
          </table:table-cell>
          <table:table-cell table:style-name="表格15.A1" office:value-type="string">
            <text:p text:style-name="P12"/>
          </table:table-cell>
        </table:table-row>
        <table:table-row>
          <table:table-cell table:style-name="表格15.A1" office:value-type="string">
            <text:p text:style-name="Table_20_Contents">0</text:p>
          </table:table-cell>
          <table:table-cell table:style-name="表格15.A1" office:value-type="string">
            <text:p text:style-name="Table_20_Contents">Correct</text:p>
          </table:table-cell>
          <table:table-cell table:style-name="表格15.A1" office:value-type="string">
            <text:p text:style-name="Table_20_Contents">1.25</text:p>
          </table:table-cell>
          <table:table-cell table:style-name="表格15.A1" office:value-type="string">
            <text:p text:style-name="P12"/>
          </table:table-cell>
        </table:table-row>
        <table:table-row>
          <table:table-cell table:style-name="表格15.A1" office:value-type="string">
            <text:p text:style-name="Table_20_Contents">1</text:p>
          </table:table-cell>
          <table:table-cell table:style-name="表格15.A1" office:value-type="string">
            <text:p text:style-name="Table_20_Contents">Correct</text:p>
          </table:table-cell>
          <table:table-cell table:style-name="表格15.A1" office:value-type="string">
            <text:p text:style-name="Table_20_Contents">1.25</text:p>
          </table:table-cell>
          <table:table-cell table:style-name="表格15.A1" office:value-type="string">
            <text:p text:style-name="P12"/>
          </table:table-cell>
        </table:table-row>
        <table:table-row>
          <table:table-cell table:style-name="表格15.A1" office:value-type="string">
            <text:p text:style-name="Table_20_Contents">Total</text:p>
          </table:table-cell>
          <table:table-cell table:style-name="表格15.A1" office:value-type="string">
            <text:p text:style-name="P12"/>
          </table:table-cell>
          <table:table-cell table:style-name="表格15.A1" office:value-type="string">
            <text:p text:style-name="Table_20_Contents">5.00 / 5.00</text:p>
          </table:table-cell>
          <table:table-cell table:style-name="表格15.A1" office:value-type="string">
            <text:p text:style-name="P12"/>
          </table:table-cell>
        </table:table-row>
      </table:table>
      <text:p text:style-name="Text_20_body"><text:span text:style-name="T5">Question Explanation<text:line-break/><text:line-break/></text:span>Remember that the entries of the sequence <text:bookmark text:name="MathJax-Element-235-Frame"/><text:bookmark text:name="MathJax-Span-2359"/><text:bookmark text:name="MathJax-Span-2360"/><text:bookmark text:name="MathJax-Span-2361"/><text:span text:style-name="T2">X</text:span> correspond to the rows of the local alignment matrix <text:bookmark text:name="MathJax-Element-236-Frame"/><text:bookmark text:name="MathJax-Span-2362"/><text:bookmark text:name="MathJax-Span-2363"/><text:bookmark text:name="MathJax-Span-2364"/><text:span text:style-name="T2">S</text:span> and the entries of the sequence <text:bookmark text:name="MathJax-Element-237-Frame"/><text:bookmark text:name="MathJax-Span-2365"/><text:bookmark text:name="MathJax-Span-2366"/><text:bookmark text:name="MathJax-Span-2367"/><text:span text:style-name="T2">Y</text:span> correspond to the columns of the local alignment matrix <text:bookmark text:name="MathJax-Element-238-Frame"/><text:bookmark text:name="MathJax-Span-2368"/><text:bookmark text:name="MathJax-Span-2369"/><text:bookmark text:name="MathJax-Span-2370"/><text:span text:style-name="T2">S</text:span>.</text:p>
      <text:h text:style-name="Heading_20_3" text:outline-level="3">Question 15</text:h>
      <text:p text:style-name="P6">Using the modified <text:span text:style-name="T5">ComputeGlobalAlignmentScores</text:span> and <text:span text:style-name="T5">ComputeAlignment</text:span> algorithms in Questions 12 and 13, what is the local alignment they compute on the sequences <text:bookmark text:name="MathJax-Element-239-Frame"/><text:bookmark text:name="MathJax-Span-2371"/><text:bookmark text:name="MathJax-Span-2372"/><text:bookmark text:name="MathJax-Span-2373"/><text:span text:style-name="T2">X</text:span> and <text:bookmark text:name="MathJax-Element-240-Frame"/><text:bookmark text:name="MathJax-Span-2374"/><text:bookmark text:name="MathJax-Span-2375"/><text:bookmark text:name="MathJax-Span-2376"/><text:span text:style-name="T2">Y</text:span> using the scoring matrix in Question 12?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row>
          <table:table-cell table:style-name="表格16.A1" office:value-type="string">
            <text:p text:style-name="Table_20_Heading">Your Answer</text:p>
          </table:table-cell>
          <table:table-cell table:style-name="表格16.A1" office:value-type="string">
            <text:p text:style-name="P37"/>
          </table:table-cell>
          <table:table-cell table:style-name="表格16.A1" office:value-type="string">
            <text:p text:style-name="Table_20_Heading">Score</text:p>
          </table:table-cell>
          <table:table-cell table:style-name="表格16.A1" office:value-type="string">
            <text:p text:style-name="Table_20_Heading">Explanation</text:p>
          </table:table-cell>
        </table:table-row>
        <table:table-row>
          <table:table-cell table:style-name="表格16.A1" office:value-type="string">
            <text:p text:style-name="Table_20_Contents"><text:bookmark text:name="MathJax-Element-241-Frame"/><text:bookmark text:name="MathJax-Span-2377"/><text:bookmark text:name="MathJax-Span-2378"/><text:bookmark text:name="MathJax-Span-2379"/><text:bookmark text:name="MathJax-Span-2380"/><text:span text:style-name="T2">X</text:span><text:bookmark text:name="MathJax-Span-2381"/>′<text:bookmark text:name="MathJax-Span-2382"/><text:span text:style-name="T4">=</text:span><text:bookmark text:name="MathJax-Span-2383"/>−<text:bookmark text:name="MathJax-Span-2384"/><text:span text:style-name="T2">A</text:span><text:bookmark text:name="MathJax-Span-2385"/><text:span text:style-name="T2">A</text:span><text:bookmark text:name="MathJax-Span-2386"/>− and <text:bookmark text:name="MathJax-Element-242-Frame"/><text:bookmark text:name="MathJax-Span-2387"/><text:bookmark text:name="MathJax-Span-2388"/><text:bookmark text:name="MathJax-Span-2389"/><text:bookmark text:name="MathJax-Span-2390"/><text:span text:style-name="T2">Y</text:span><text:bookmark text:name="MathJax-Span-2391"/>′<text:bookmark text:name="MathJax-Span-2392"/><text:span text:style-name="T4">=</text:span><text:bookmark text:name="MathJax-Span-2393"/><text:span text:style-name="T2">T</text:span><text:bookmark text:name="MathJax-Span-2394"/><text:span text:style-name="T2">A</text:span><text:bookmark text:name="MathJax-Span-2395"/><text:span text:style-name="T2">A</text:span><text:bookmark text:name="MathJax-Span-2396"/><text:span text:style-name="T2">T</text:span></text:p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P12"/>
          </table:table-cell>
        </table:table-row>
        <table:table-row>
          <table:table-cell table:style-name="表格16.A1" office:value-type="string">
            <text:p text:style-name="Table_20_Contents"><text:bookmark text:name="MathJax-Element-243-Frame"/><text:bookmark text:name="MathJax-Span-2397"/><text:bookmark text:name="MathJax-Span-2398"/><text:bookmark text:name="MathJax-Span-2399"/><text:bookmark text:name="MathJax-Span-2400"/><text:span text:style-name="T2">X</text:span><text:bookmark text:name="MathJax-Span-2401"/>′<text:bookmark text:name="MathJax-Span-2402"/><text:span text:style-name="T4">=</text:span><text:bookmark text:name="MathJax-Span-2403"/><text:span text:style-name="T2">A</text:span><text:bookmark text:name="MathJax-Span-2404"/><text:span text:style-name="T2">A</text:span><text:bookmark text:name="MathJax-Span-2405"/>− and <text:bookmark text:name="MathJax-Element-244-Frame"/><text:bookmark text:name="MathJax-Span-2406"/><text:bookmark text:name="MathJax-Span-2407"/><text:bookmark text:name="MathJax-Span-2408"/><text:bookmark text:name="MathJax-Span-2409"/><text:span text:style-name="T2">Y</text:span><text:bookmark text:name="MathJax-Span-2410"/>′<text:bookmark text:name="MathJax-Span-2411"/><text:span text:style-name="T4">=</text:span><text:bookmark text:name="MathJax-Span-2412"/><text:span text:style-name="T2">A</text:span><text:bookmark text:name="MathJax-Span-2413"/><text:span text:style-name="T2">A</text:span><text:bookmark text:name="MathJax-Span-2414"/><text:span text:style-name="T2">T</text:span></text:p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P12"/>
          </table:table-cell>
        </table:table-row>
        <table:table-row>
          <table:table-cell table:style-name="表格16.A1" office:value-type="string">
            <text:p text:style-name="Table_20_Contents"><text:bookmark text:name="MathJax-Element-245-Frame"/><text:bookmark text:name="MathJax-Span-2415"/><text:bookmark text:name="MathJax-Span-2416"/><text:bookmark text:name="MathJax-Span-2417"/><text:bookmark text:name="MathJax-Span-2418"/><text:span text:style-name="T2">X</text:span><text:bookmark text:name="MathJax-Span-2419"/>′<text:bookmark text:name="MathJax-Span-2420"/><text:span text:style-name="T4">=</text:span><text:bookmark text:name="MathJax-Span-2421"/><text:span text:style-name="T2">A</text:span><text:bookmark text:name="MathJax-Span-2422"/><text:span text:style-name="T2">A</text:span> and <text:bookmark text:name="MathJax-Element-246-Frame"/><text:bookmark text:name="MathJax-Span-2423"/><text:bookmark text:name="MathJax-Span-2424"/><text:bookmark text:name="MathJax-Span-2425"/><text:bookmark text:name="MathJax-Span-2426"/><text:span text:style-name="T2">Y</text:span><text:bookmark text:name="MathJax-Span-2427"/>′<text:bookmark text:name="MathJax-Span-2428"/><text:span text:style-name="T4">=</text:span><text:bookmark text:name="MathJax-Span-2429"/><text:span text:style-name="T2">A</text:span><text:bookmark text:name="MathJax-Span-2430"/><text:span text:style-name="T2">A</text:span></text:p>
          </table:table-cell>
          <table:table-cell table:style-name="表格16.A1" office:value-type="string">
            <text:p text:style-name="Table_20_Contents">Correct</text:p>
          </table:table-cell>
          <table:table-cell table:style-name="表格16.A1" office:value-type="string">
            <text:p text:style-name="Table_20_Contents">5.00</text:p>
          </table:table-cell>
          <table:table-cell table:style-name="表格16.A1" office:value-type="string">
            <text:p text:style-name="Table_20_Contents">Correct.</text:p>
          </table:table-cell>
        </table:table-row>
        <table:table-row>
          <table:table-cell table:style-name="表格16.A1" office:value-type="string">
            <text:p text:style-name="Table_20_Contents"><text:bookmark text:name="MathJax-Element-247-Frame"/><text:bookmark text:name="MathJax-Span-2431"/><text:bookmark text:name="MathJax-Span-2432"/><text:bookmark text:name="MathJax-Span-2433"/><text:bookmark text:name="MathJax-Span-2434"/><text:span text:style-name="T2">X</text:span><text:bookmark text:name="MathJax-Span-2435"/>′<text:bookmark text:name="MathJax-Span-2436"/><text:span text:style-name="T4">=</text:span><text:bookmark text:name="MathJax-Span-2437"/>−<text:bookmark text:name="MathJax-Span-2438"/><text:span text:style-name="T2">A</text:span><text:bookmark text:name="MathJax-Span-2439"/><text:span text:style-name="T2">A</text:span> and <text:bookmark text:name="MathJax-Element-248-Frame"/><text:bookmark text:name="MathJax-Span-2440"/><text:bookmark text:name="MathJax-Span-2441"/><text:bookmark text:name="MathJax-Span-2442"/><text:bookmark text:name="MathJax-Span-2443"/><text:span text:style-name="T2">Y</text:span><text:bookmark text:name="MathJax-Span-2444"/>′<text:bookmark text:name="MathJax-Span-2445"/><text:span text:style-name="T4">=</text:span><text:bookmark text:name="MathJax-Span-2446"/><text:span text:style-name="T2">T</text:span><text:bookmark text:name="MathJax-Span-2447"/><text:span text:style-name="T2">A</text:span><text:bookmark text:name="MathJax-Span-2448"/><text:span text:style-name="T2">A</text:span></text:p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P12"/>
          </table:table-cell>
        </table:table-row>
        <table:table-row>
          <table:table-cell table:style-name="表格16.A1" office:value-type="string">
            <text:p text:style-name="Table_20_Contents"><text:bookmark text:name="MathJax-Element-249-Frame"/><text:bookmark text:name="MathJax-Span-2449"/><text:bookmark text:name="MathJax-Span-2450"/><text:bookmark text:name="MathJax-Span-2451"/><text:bookmark text:name="MathJax-Span-2452"/><text:span text:style-name="T2">X</text:span><text:bookmark text:name="MathJax-Span-2453"/>′<text:bookmark text:name="MathJax-Span-2454"/><text:span text:style-name="T4">=</text:span><text:bookmark text:name="MathJax-Span-2455"/><text:span text:style-name="T2">A</text:span> and <text:bookmark text:name="MathJax-Element-250-Frame"/><text:bookmark text:name="MathJax-Span-2456"/><text:bookmark text:name="MathJax-Span-2457"/><text:bookmark text:name="MathJax-Span-2458"/><text:bookmark text:name="MathJax-Span-2459"/><text:span text:style-name="T2">Y</text:span><text:bookmark text:name="MathJax-Span-2460"/>′<text:bookmark text:name="MathJax-Span-2461"/><text:span text:style-name="T4">=</text:span><text:bookmark text:name="MathJax-Span-2462"/><text:span text:style-name="T2">A</text:span></text:p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P12"/>
          </table:table-cell>
        </table:table-row>
        <text:soft-page-break/>
        <table:table-row>
          <table:table-cell table:style-name="表格16.A1" office:value-type="string">
            <text:p text:style-name="Table_20_Contents">Total</text:p>
          </table:table-cell>
          <table:table-cell table:style-name="表格16.A1" office:value-type="string">
            <text:p text:style-name="P12"/>
          </table:table-cell>
          <table:table-cell table:style-name="表格16.A1" office:value-type="string">
            <text:p text:style-name="Table_20_Contents">5.00 / 5.00</text:p>
          </table:table-cell>
          <table:table-cell table:style-name="表格16.A1" office:value-type="string">
            <text:p text:style-name="P12"/>
          </table:table-cell>
        </table:table-row>
      </table:table>
      <text:h text:style-name="Heading_20_3" text:outline-level="3">Question 16</text:h>
      <text:p text:style-name="P6">Given two strings <text:bookmark text:name="MathJax-Element-251-Frame"/><text:bookmark text:name="MathJax-Span-2463"/><text:bookmark text:name="MathJax-Span-2464"/><text:bookmark text:name="MathJax-Span-2465"/><text:span text:style-name="T2">X</text:span> and <text:bookmark text:name="MathJax-Element-252-Frame"/><text:bookmark text:name="MathJax-Span-2466"/><text:bookmark text:name="MathJax-Span-2467"/><text:bookmark text:name="MathJax-Span-2468"/><text:span text:style-name="T2">Y</text:span> of lengths <text:bookmark text:name="MathJax-Element-253-Frame"/><text:bookmark text:name="MathJax-Span-2469"/><text:bookmark text:name="MathJax-Span-2470"/><text:bookmark text:name="MathJax-Span-2471"/><text:span text:style-name="T2">m</text:span> and <text:bookmark text:name="MathJax-Element-254-Frame"/><text:bookmark text:name="MathJax-Span-2472"/><text:bookmark text:name="MathJax-Span-2473"/><text:bookmark text:name="MathJax-Span-2474"/><text:span text:style-name="T2">n</text:span>, respectively, which of the following gives the tightest worst-case running time of computing a local alignment of the two strings using the modified algorithms in Questions 12 and 13?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Table_20_Heading">Your Answer</text:p>
          </table:table-cell>
          <table:table-cell table:style-name="表格17.A1" office:value-type="string">
            <text:p text:style-name="P37"/>
          </table:table-cell>
          <table:table-cell table:style-name="表格17.A1" office:value-type="string">
            <text:p text:style-name="Table_20_Heading">Score</text:p>
          </table:table-cell>
          <table:table-cell table:style-name="表格17.A1" office:value-type="string">
            <text:p text:style-name="Table_20_Heading">Explanation</text:p>
          </table:table-cell>
        </table:table-row>
        <table:table-row>
          <table:table-cell table:style-name="表格17.A1" office:value-type="string">
            <text:p text:style-name="Table_20_Contents"><text:bookmark text:name="MathJax-Element-255-Frame"/><text:bookmark text:name="MathJax-Span-2475"/><text:bookmark text:name="MathJax-Span-2476"/><text:bookmark text:name="MathJax-Span-2477"/><text:span text:style-name="T2">O</text:span><text:bookmark text:name="MathJax-Span-2478"/><text:span text:style-name="T4">(</text:span><text:bookmark text:name="MathJax-Span-2479"/><text:bookmark text:name="MathJax-Span-2480"/><text:span text:style-name="T2">m</text:span><text:bookmark text:name="MathJax-Span-2481"/><text:span text:style-name="T4">2</text:span><text:bookmark text:name="MathJax-Span-2482"/><text:bookmark text:name="MathJax-Span-2483"/><text:span text:style-name="T2">n</text:span><text:bookmark text:name="MathJax-Span-2484"/><text:span text:style-name="T4">2</text:span><text:bookmark text:name="MathJax-Span-2485"/><text:span text:style-name="T4">)</text:span></text:p>
          </table:table-cell>
          <table:table-cell table:style-name="表格17.A1" office:value-type="string">
            <text:p text:style-name="P12"/>
          </table:table-cell>
          <table:table-cell table:style-name="表格17.A1" office:value-type="string">
            <text:p text:style-name="P12"/>
          </table:table-cell>
          <table:table-cell table:style-name="表格17.A1" office:value-type="string">
            <text:p text:style-name="P12"/>
          </table:table-cell>
        </table:table-row>
        <table:table-row>
          <table:table-cell table:style-name="表格17.A1" office:value-type="string">
            <text:p text:style-name="Table_20_Contents"><text:bookmark text:name="MathJax-Element-256-Frame"/><text:bookmark text:name="MathJax-Span-2486"/><text:bookmark text:name="MathJax-Span-2487"/><text:bookmark text:name="MathJax-Span-2488"/><text:span text:style-name="T2">O</text:span><text:bookmark text:name="MathJax-Span-2489"/><text:span text:style-name="T4">(</text:span><text:bookmark text:name="MathJax-Span-2490"/><text:bookmark text:name="MathJax-Span-2491"/><text:span text:style-name="T4">2</text:span><text:bookmark text:name="MathJax-Span-2492"/><text:bookmark text:name="MathJax-Span-2493"/><text:bookmark text:name="MathJax-Span-2494"/><text:span text:style-name="T2">m</text:span><text:bookmark text:name="MathJax-Span-2495"/><text:span text:style-name="T4">+</text:span><text:bookmark text:name="MathJax-Span-2496"/><text:span text:style-name="T2">n</text:span><text:bookmark text:name="MathJax-Span-2497"/><text:span text:style-name="T4">)</text:span></text:p>
          </table:table-cell>
          <table:table-cell table:style-name="表格17.A1" office:value-type="string">
            <text:p text:style-name="P12"/>
          </table:table-cell>
          <table:table-cell table:style-name="表格17.A1" office:value-type="string">
            <text:p text:style-name="P12"/>
          </table:table-cell>
          <table:table-cell table:style-name="表格17.A1" office:value-type="string">
            <text:p text:style-name="P12"/>
          </table:table-cell>
        </table:table-row>
        <table:table-row>
          <table:table-cell table:style-name="表格17.A1" office:value-type="string">
            <text:p text:style-name="Table_20_Contents"><text:bookmark text:name="MathJax-Element-257-Frame"/><text:bookmark text:name="MathJax-Span-2498"/><text:bookmark text:name="MathJax-Span-2499"/><text:bookmark text:name="MathJax-Span-2500"/><text:span text:style-name="T2">O</text:span><text:bookmark text:name="MathJax-Span-2501"/><text:span text:style-name="T4">(</text:span><text:bookmark text:name="MathJax-Span-2502"/><text:span text:style-name="T2">m</text:span><text:bookmark text:name="MathJax-Span-2503"/> <text:bookmark text:name="MathJax-Span-2504"/><text:span text:style-name="T2">n</text:span><text:bookmark text:name="MathJax-Span-2505"/><text:span text:style-name="T4">)</text:span></text:p>
          </table:table-cell>
          <table:table-cell table:style-name="表格17.A1" office:value-type="string">
            <text:p text:style-name="Table_20_Contents">Correct</text:p>
          </table:table-cell>
          <table:table-cell table:style-name="表格17.A1" office:value-type="string">
            <text:p text:style-name="Table_20_Contents">5.00</text:p>
          </table:table-cell>
          <table:table-cell table:style-name="表格17.A1" office:value-type="string">
            <text:p text:style-name="Table_20_Contents">Correct. The worst case running time is proportional to the size of the alignment matrix.</text:p>
          </table:table-cell>
        </table:table-row>
        <table:table-row>
          <table:table-cell table:style-name="表格17.A1" office:value-type="string">
            <text:p text:style-name="Table_20_Contents"><text:bookmark text:name="MathJax-Element-258-Frame"/><text:bookmark text:name="MathJax-Span-2506"/><text:bookmark text:name="MathJax-Span-2507"/><text:bookmark text:name="MathJax-Span-2508"/><text:span text:style-name="T2">O</text:span><text:bookmark text:name="MathJax-Span-2509"/><text:span text:style-name="T4">(</text:span><text:bookmark text:name="MathJax-Span-2510"/><text:span text:style-name="T2">m</text:span><text:bookmark text:name="MathJax-Span-2511"/><text:span text:style-name="T4">+</text:span><text:bookmark text:name="MathJax-Span-2512"/><text:span text:style-name="T2">n</text:span><text:bookmark text:name="MathJax-Span-2513"/><text:span text:style-name="T4">)</text:span></text:p>
          </table:table-cell>
          <table:table-cell table:style-name="表格17.A1" office:value-type="string">
            <text:p text:style-name="P12"/>
          </table:table-cell>
          <table:table-cell table:style-name="表格17.A1" office:value-type="string">
            <text:p text:style-name="P12"/>
          </table:table-cell>
          <table:table-cell table:style-name="表格17.A1" office:value-type="string">
            <text:p text:style-name="P12"/>
          </table:table-cell>
        </table:table-row>
        <table:table-row>
          <table:table-cell table:style-name="表格17.A1" office:value-type="string">
            <text:p text:style-name="Table_20_Contents">Total</text:p>
          </table:table-cell>
          <table:table-cell table:style-name="表格17.A1" office:value-type="string">
            <text:p text:style-name="P12"/>
          </table:table-cell>
          <table:table-cell table:style-name="表格17.A1" office:value-type="string">
            <text:p text:style-name="Table_20_Contents">5.00 / 5.00</text:p>
          </table:table-cell>
          <table:table-cell table:style-name="表格17.A1" office:value-type="string">
            <text:p text:style-name="P12"/>
          </table:table-cell>
        </table:table-row>
      </table:table>
      <text:h text:style-name="Heading_20_3" text:outline-level="3">Question 17</text:h>
      <text:p text:style-name="Text_20_body">Is this statement true or false? </text:p>
      <text:p text:style-name="Text_20_body">If all entries in a scoring matrix <text:bookmark text:name="MathJax-Element-259-Frame"/><text:bookmark text:name="MathJax-Span-2514"/><text:bookmark text:name="MathJax-Span-2515"/><text:bookmark text:name="MathJax-Span-2516"/><text:span text:style-name="T2">M</text:span> are non-negative, then the score of an optimal local alignment and an optimal global alignment of two sequences <text:bookmark text:name="MathJax-Element-260-Frame"/><text:bookmark text:name="MathJax-Span-2517"/><text:bookmark text:name="MathJax-Span-2518"/><text:bookmark text:name="MathJax-Span-2519"/><text:span text:style-name="T2">X</text:span> and <text:bookmark text:name="MathJax-Element-261-Frame"/><text:bookmark text:name="MathJax-Span-2520"/><text:bookmark text:name="MathJax-Span-2521"/><text:bookmark text:name="MathJax-Span-2522"/><text:span text:style-name="T2">Y</text:span> using <text:bookmark text:name="MathJax-Element-262-Frame"/><text:bookmark text:name="MathJax-Span-2523"/><text:bookmark text:name="MathJax-Span-2524"/><text:bookmark text:name="MathJax-Span-2525"/><text:span text:style-name="T2">M</text:span> are identical. </text:p>
      <table:table table:name="表格18" table:style-name="表格18">
        <table:table-column table:style-name="表格18.A"/>
        <table:table-column table:style-name="表格18.B"/>
        <table:table-column table:style-name="表格18.C"/>
        <table:table-column table:style-name="表格18.D"/>
        <table:table-row>
          <table:table-cell table:style-name="表格18.A1" office:value-type="string">
            <text:p text:style-name="Table_20_Heading">Your Answer</text:p>
          </table:table-cell>
          <table:table-cell table:style-name="表格18.A1" office:value-type="string">
            <text:p text:style-name="P37"/>
          </table:table-cell>
          <table:table-cell table:style-name="表格18.A1" office:value-type="string">
            <text:p text:style-name="Table_20_Heading">Score</text:p>
          </table:table-cell>
          <table:table-cell table:style-name="表格18.A1" office:value-type="string">
            <text:p text:style-name="Table_20_Heading">Explanation</text:p>
          </table:table-cell>
        </table:table-row>
        <table:table-row>
          <table:table-cell table:style-name="表格18.A1" office:value-type="string">
            <text:p text:style-name="Table_20_Contents">True</text:p>
          </table:table-cell>
          <table:table-cell table:style-name="表格18.A1" office:value-type="string">
            <text:p text:style-name="Table_20_Contents">Correct</text:p>
          </table:table-cell>
          <table:table-cell table:style-name="表格18.A1" office:value-type="string">
            <text:p text:style-name="Table_20_Contents">5.00</text:p>
          </table:table-cell>
          <table:table-cell table:style-name="表格18.A1" office:value-type="string">
            <text:p text:style-name="Table_20_Contents">Correct. The largest value in the local alignment matrix will lie in <text:bookmark text:name="MathJax-Element-263-Frame"/><text:bookmark text:name="MathJax-Span-2526"/><text:bookmark text:name="MathJax-Span-2527"/><text:bookmark text:name="MathJax-Span-2528"/><text:span text:style-name="T2">S</text:span><text:bookmark text:name="MathJax-Span-2529"/><text:span text:style-name="T4">[</text:span><text:bookmark text:name="MathJax-Span-2530"/><text:span text:style-name="T2">m</text:span><text:bookmark text:name="MathJax-Span-2531"/><text:span text:style-name="T4">,</text:span><text:bookmark text:name="MathJax-Span-2532"/><text:span text:style-name="T2">n</text:span><text:bookmark text:name="MathJax-Span-2533"/><text:span text:style-name="T4">]</text:span> while the smallest value (zero) will lie in <text:bookmark text:name="MathJax-Element-264-Frame"/><text:bookmark text:name="MathJax-Span-2534"/><text:bookmark text:name="MathJax-Span-2535"/><text:bookmark text:name="MathJax-Span-2536"/><text:span text:style-name="T2">S</text:span><text:bookmark text:name="MathJax-Span-2537"/><text:span text:style-name="T4">[</text:span><text:bookmark text:name="MathJax-Span-2538"/><text:span text:style-name="T4">0</text:span><text:bookmark text:name="MathJax-Span-2539"/><text:span text:style-name="T4">,</text:span><text:bookmark text:name="MathJax-Span-2540"/><text:span text:style-name="T4">0</text:span><text:bookmark text:name="MathJax-Span-2541"/><text:span text:style-name="T4">]</text:span>.</text:p>
          </table:table-cell>
        </table:table-row>
        <table:table-row>
          <table:table-cell table:style-name="表格18.A1" office:value-type="string">
            <text:p text:style-name="Table_20_Contents">False</text:p>
          </table:table-cell>
          <table:table-cell table:style-name="表格18.A1" office:value-type="string">
            <text:p text:style-name="P12"/>
          </table:table-cell>
          <table:table-cell table:style-name="表格18.A1" office:value-type="string">
            <text:p text:style-name="P12"/>
          </table:table-cell>
          <table:table-cell table:style-name="表格18.A1" office:value-type="string">
            <text:p text:style-name="P12"/>
          </table:table-cell>
        </table:table-row>
        <table:table-row>
          <table:table-cell table:style-name="表格18.A1" office:value-type="string">
            <text:p text:style-name="Table_20_Contents">Total</text:p>
          </table:table-cell>
          <table:table-cell table:style-name="表格18.A1" office:value-type="string">
            <text:p text:style-name="P12"/>
          </table:table-cell>
          <table:table-cell table:style-name="表格18.A1" office:value-type="string">
            <text:p text:style-name="Table_20_Contents">5.00 / 5.00</text:p>
          </table:table-cell>
          <table:table-cell table:style-name="表格18.A1" office:value-type="string">
            <text:p text:style-name="P12"/>
          </table:table-cell>
        </table:table-row>
      </table:table>
      <text:p text:style-name="P6"><text:span text:style-name="T5">Question Explanation<text:line-break/><text:line-break/></text:span>Try again.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thJax Main" svg:font-family="'MathJax Main'"/>
    <style:font-face style:name="MathJax Math" svg:font-family="'MathJax Math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05:13:42.55</meta:creation-date>
    <meta:document-statistic meta:table-count="18" meta:image-count="3" meta:object-count="0" meta:page-count="10" meta:paragraph-count="377" meta:word-count="2345" meta:character-count="13816"/>
    <dc:date>2015-07-29T05:14:17.57</dc:date>
    <meta:editing-duration>PT37S</meta:editing-duration>
    <meta:editing-cycles>1</meta:editing-cycles>
    <meta:generator>OpenOffice.org/3.4.1$Win32 OpenOffice.org_project/341m1$Build-9593</meta:generator>
  </office:meta>
</office:document-meta>
</file>